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aco" svg:font-family="Monaco, Menlo, 'ubuntu mono', Consolas, source-code-pro, monospace, 'courier new'"/>
    <style:font-face style:name="sf pro text" svg:font-family="'sf pro text', apple-system, BlinkMacSystemFont, Roboto, 'segoe ui', Helvetica, Arial, sans-serif, 'apple color emoji', 'segoe ui emoji', 'segoe ui symbol'"/>
    <style:font-face style:name="sfmono-regular" svg:font-family="sfmono-regular, Consolas, 'liberation mono', Menlo,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eb398" officeooo:paragraph-rsid="000eb398"/>
    </style:style>
    <style:style style:name="P2" style:family="paragraph" style:parent-style-name="Standard">
      <style:text-properties fo:font-variant="normal" fo:text-transform="none" fo:color="#3c3b37" style:font-name="sf pro text" fo:font-size="27pt" fo:letter-spacing="normal" fo:font-style="normal" fo:font-weight="normal" officeooo:rsid="000eb398" officeooo:paragraph-rsid="000eb398"/>
    </style:style>
    <style:style style:name="P3" style:family="paragraph" style:parent-style-name="Standard">
      <style:text-properties fo:font-variant="normal" fo:text-transform="none" fo:color="#3c3b37" style:font-name="sf pro text" fo:font-size="27pt" fo:letter-spacing="normal" fo:font-style="normal" fo:font-weight="normal" officeooo:paragraph-rsid="000f5330"/>
    </style:style>
    <style:style style:name="P4" style:family="paragraph" style:parent-style-name="Standard">
      <style:text-properties fo:font-variant="normal" fo:text-transform="none" fo:color="#3c3b37" style:font-name="sf pro text" fo:font-size="27pt" fo:letter-spacing="normal" fo:font-style="normal" fo:font-weight="normal" officeooo:paragraph-rsid="000f9dd3"/>
    </style:style>
    <style:style style:name="P5" style:family="paragraph" style:parent-style-name="Standard">
      <style:text-properties fo:font-variant="normal" fo:text-transform="none" fo:color="#3c3b37" style:font-name="sf pro text" fo:font-size="27pt" fo:letter-spacing="normal" fo:font-style="normal" fo:font-weight="normal" officeooo:paragraph-rsid="0011f9e6"/>
    </style:style>
    <style:style style:name="P6" style:family="paragraph" style:parent-style-name="Standard">
      <style:text-properties fo:font-variant="normal" fo:text-transform="none" fo:color="#3c3b37" style:font-name="sf pro text" fo:font-size="13pt" fo:letter-spacing="normal" fo:font-style="normal" fo:font-weight="normal" officeooo:paragraph-rsid="0012edb7"/>
    </style:style>
    <style:style style:name="P7" style:family="paragraph" style:parent-style-name="Standard">
      <style:text-properties fo:font-variant="normal" fo:text-transform="none" fo:color="#3c3b37" style:text-line-through-style="none" style:text-line-through-type="none" style:font-name="sf pro text" fo:font-size="13pt" fo:letter-spacing="normal" fo:font-style="normal" style:text-underline-style="none" fo:font-weight="normal" officeooo:rsid="0012178e" officeooo:paragraph-rsid="0012edb7" style:text-blinking="false" fo:background-color="#ffffff" style:font-size-asian="13pt" style:font-weight-asian="normal" style:font-size-complex="13pt" style:font-weight-complex="normal" loext:padding="0cm" loext:border="none"/>
    </style:style>
    <style:style style:name="P8"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rsid="0012178e" officeooo:paragraph-rsid="0012edb7" style:text-blinking="false" fo:background-color="#ffffff" style:font-weight-asian="normal" style:font-weight-complex="normal" loext:padding="0cm" loext:border="none"/>
    </style:style>
    <style:style style:name="P9" style:family="paragraph" style:parent-style-name="Standard">
      <style:text-properties fo:font-size="27pt" fo:font-weight="normal" officeooo:paragraph-rsid="0012edb7"/>
    </style:style>
    <style:style style:name="P10" style:family="paragraph" style:parent-style-name="Standard">
      <style:text-properties officeooo:paragraph-rsid="0012edb7"/>
    </style:style>
    <style:style style:name="P11" style:family="paragraph" style:parent-style-name="Standard">
      <style:text-properties officeooo:paragraph-rsid="001b96b1"/>
    </style:style>
    <style:style style:name="P12" style:family="paragraph" style:parent-style-name="Standard">
      <style:text-properties officeooo:paragraph-rsid="001c4ba3"/>
    </style:style>
    <style:style style:name="P13" style:family="paragraph" style:parent-style-name="Standard">
      <style:text-properties officeooo:paragraph-rsid="001f4b7e"/>
    </style:style>
    <style:style style:name="P14" style:family="paragraph" style:parent-style-name="Standard">
      <style:text-properties officeooo:paragraph-rsid="00278a74"/>
    </style:style>
    <style:style style:name="P15" style:family="paragraph" style:parent-style-name="Standard">
      <style:text-properties officeooo:paragraph-rsid="00297abe"/>
    </style:style>
    <style:style style:name="P16" style:family="paragraph" style:parent-style-name="Standard">
      <style:text-properties officeooo:paragraph-rsid="002a8316"/>
    </style:style>
    <style:style style:name="P17" style:family="paragraph" style:parent-style-name="Standard">
      <style:text-properties officeooo:paragraph-rsid="002bb5a9"/>
    </style:style>
    <style:style style:name="P18" style:family="paragraph" style:parent-style-name="Standard">
      <style:text-properties officeooo:paragraph-rsid="002fe368"/>
    </style:style>
    <style:style style:name="P19" style:family="paragraph" style:parent-style-name="Standard">
      <style:text-properties officeooo:paragraph-rsid="0030faca"/>
    </style:style>
    <style:style style:name="P20" style:family="paragraph" style:parent-style-name="Standard">
      <style:text-properties officeooo:paragraph-rsid="0043f75d"/>
    </style:style>
    <style:style style:name="P21" style:family="paragraph" style:parent-style-name="Text_20_body">
      <style:paragraph-properties fo:margin-left="0cm" fo:margin-right="0cm" fo:margin-top="0cm" fo:margin-bottom="0cm" loext:contextual-spacing="false" fo:text-indent="0cm" style:auto-text-indent="false" fo:padding="0cm" fo:border="none"/>
    </style:style>
    <style:style style:name="P22"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23"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c3b37" style:font-name="sf pro text" fo:font-size="27pt" fo:letter-spacing="normal" fo:font-style="normal" fo:font-weight="normal" officeooo:paragraph-rsid="000eb398"/>
    </style:style>
    <style:style style:name="P24" style:family="paragraph" style:parent-style-name="Text_20_body">
      <style:text-properties fo:font-variant="normal" fo:text-transform="none" fo:color="#3c3b37" style:font-name="sf pro text" fo:font-size="27pt" fo:letter-spacing="normal" fo:font-style="normal" fo:font-weight="normal" officeooo:rsid="000eb398" officeooo:paragraph-rsid="000eb398"/>
    </style:style>
    <style:style style:name="P25" style:family="paragraph" style:parent-style-name="Text_20_body">
      <style:text-properties fo:font-variant="normal" fo:text-transform="none" fo:color="#3c3b37" style:font-name="sf pro text" fo:font-size="27pt" fo:letter-spacing="normal" fo:font-style="normal" fo:font-weight="normal" officeooo:paragraph-rsid="000eb398"/>
    </style:style>
    <style:style style:name="P26" style:family="paragraph" style:parent-style-name="Text_20_body">
      <style:text-properties officeooo:paragraph-rsid="001b96b1"/>
    </style:style>
    <style:style style:name="P27" style:family="paragraph" style:parent-style-name="Text_20_body">
      <style:text-properties officeooo:paragraph-rsid="00278a74"/>
    </style:style>
    <style:style style:name="P28" style:family="paragraph" style:parent-style-name="Text_20_body">
      <style:text-properties officeooo:paragraph-rsid="002a8316"/>
    </style:style>
    <style:style style:name="P29" style:family="paragraph" style:parent-style-name="Text_20_body">
      <style:text-properties officeooo:paragraph-rsid="0030faca"/>
    </style:style>
    <style:style style:name="P30" style:family="paragraph" style:parent-style-name="Standard">
      <style:paragraph-properties fo:margin-left="0cm" fo:margin-right="0cm" fo:margin-top="0cm" fo:margin-bottom="0cm" loext:contextual-spacing="false" fo:orphans="2" fo:widows="2" fo:text-indent="0cm" style:auto-text-indent="false" fo:padding="0cm" fo:border="none"/>
      <style:text-properties fo:font-variant="normal" fo:text-transform="none" fo:color="#3c3b37" style:font-name="Liberation Serif" fo:font-size="12pt" fo:letter-spacing="normal" fo:font-style="normal" fo:font-weight="normal" style:font-size-asian="12pt" style:font-size-complex="12pt" loext:padding="0cm" loext:border="none"/>
    </style:style>
    <style:style style:name="P31" style:family="paragraph" style:parent-style-name="Standard">
      <style:paragraph-properties fo:margin-left="0cm" fo:margin-right="0cm" fo:margin-top="0cm" fo:margin-bottom="0cm" loext:contextual-spacing="false" fo:orphans="2" fo:widows="2" fo:text-indent="0cm" style:auto-text-indent="false" fo:padding="0cm" fo:border="none"/>
      <style:text-properties fo:font-variant="normal" fo:text-transform="none" fo:color="#3c3b37" style:font-name="Liberation Serif" fo:font-size="12pt" fo:letter-spacing="normal" fo:font-style="normal" fo:font-weight="normal" officeooo:paragraph-rsid="004668f6" style:font-size-asian="12pt" style:font-size-complex="12pt" loext:padding="0cm" loext:border="none"/>
    </style:style>
    <style:style style:name="P32" style:family="paragraph" style:parent-style-name="Standard">
      <style:paragraph-properties fo:margin-left="0cm" fo:margin-right="0cm" fo:margin-top="0cm" fo:margin-bottom="0cm" loext:contextual-spacing="false" fo:orphans="2" fo:widows="2" fo:text-indent="0cm" style:auto-text-indent="false" fo:padding="0cm" fo:border="none"/>
      <style:text-properties fo:font-variant="normal" fo:text-transform="none" fo:color="#3c3b37" style:font-name="Liberation Serif" fo:font-size="12pt" fo:letter-spacing="normal" fo:font-style="normal" fo:font-weight="bold" style:font-size-asian="12pt" style:font-weight-asian="bold" style:font-size-complex="12pt" style:font-weight-complex="bold" loext:padding="0cm" loext:border="none"/>
    </style:style>
    <style:style style:name="P33" style:family="paragraph" style:parent-style-name="Standard">
      <style:paragraph-properties fo:margin-left="0cm" fo:margin-right="0cm" fo:margin-top="0cm" fo:margin-bottom="0cm" loext:contextual-spacing="false" fo:orphans="2" fo:widows="2" fo:text-indent="0cm" style:auto-text-indent="false"/>
      <style:text-properties style:font-name="Liberation Serif" fo:font-size="12pt" style:font-size-asian="12pt" style:font-size-complex="12pt" loext:padding="0cm" loext:border="none"/>
    </style:style>
    <style:style style:name="P34" style:family="paragraph" style:parent-style-name="Standard">
      <style:text-properties fo:font-variant="normal" fo:text-transform="none" fo:color="#3c3b37" style:font-name="Liberation Serif" fo:font-size="12pt" fo:letter-spacing="normal" fo:font-style="normal" fo:font-weight="normal" officeooo:rsid="000eb398" officeooo:paragraph-rsid="000eb398" style:font-size-asian="12pt" style:font-size-complex="12pt"/>
    </style:style>
    <style:style style:name="P35" style:family="paragraph" style:parent-style-name="Standard">
      <style:text-properties fo:font-variant="normal" fo:text-transform="none" fo:color="#3c3b37" style:font-name="Liberation Serif" fo:font-size="12pt" fo:letter-spacing="normal" fo:font-style="normal" fo:font-weight="normal" officeooo:paragraph-rsid="000eb398" style:font-size-asian="12pt" style:font-size-complex="12pt"/>
    </style:style>
    <style:style style:name="P36" style:family="paragraph" style:parent-style-name="Standard">
      <style:text-properties fo:font-variant="normal" fo:text-transform="none" fo:color="#3c3b37" style:font-name="Liberation Serif" fo:font-size="12pt" fo:letter-spacing="normal" fo:font-style="normal" fo:font-weight="normal" officeooo:paragraph-rsid="0011f9e6" style:font-size-asian="12pt" style:font-size-complex="12pt"/>
    </style:style>
    <style:style style:name="P37" style:family="paragraph" style:parent-style-name="Standard">
      <style:text-properties fo:font-variant="normal" fo:text-transform="none" fo:color="#3c3b37" style:font-name="Liberation Serif" fo:font-size="12pt" fo:letter-spacing="normal" fo:font-style="normal" fo:font-weight="normal" officeooo:paragraph-rsid="0012edb7" style:font-size-asian="12pt" style:font-size-complex="12pt"/>
    </style:style>
    <style:style style:name="P38" style:family="paragraph" style:parent-style-name="Standard">
      <style:text-properties fo:font-variant="normal" fo:text-transform="none" fo:color="#3c3b37" style:font-name="Liberation Serif" fo:font-size="12pt" fo:letter-spacing="normal" fo:font-style="normal" fo:font-weight="bold" officeooo:rsid="000eb398" officeooo:paragraph-rsid="000eb398" style:font-size-asian="12pt" style:font-weight-asian="bold" style:font-size-complex="12pt" style:font-weight-complex="bold"/>
    </style:style>
    <style:style style:name="P39" style:family="paragraph" style:parent-style-name="Standard">
      <style:text-properties fo:font-variant="normal" fo:text-transform="none" fo:color="#3c3b37" style:font-name="Liberation Serif" fo:font-size="12pt" fo:letter-spacing="normal" fo:font-style="normal" fo:font-weight="bold" officeooo:paragraph-rsid="0030faca" style:font-size-asian="12pt" style:font-weight-asian="bold" style:font-size-complex="12pt" style:font-weight-complex="bold" loext:padding="0cm" loext:border="none"/>
    </style:style>
    <style:style style:name="P40" style:family="paragraph" style:parent-style-name="Standard">
      <style:text-properties fo:font-variant="normal" fo:text-transform="none" fo:color="#3c3b37" style:text-line-through-style="none" style:text-line-through-type="none" style:font-name="Liberation Serif" fo:font-size="12pt" fo:letter-spacing="normal" fo:font-style="normal" style:text-underline-style="none" fo:font-weight="normal" officeooo:paragraph-rsid="000eb398" style:text-blinking="false" fo:background-color="#ffffff" style:font-size-asian="12pt" style:font-size-complex="12pt" loext:padding="0cm" loext:border="none"/>
    </style:style>
    <style:style style:name="P41" style:family="paragraph" style:parent-style-name="Standard">
      <style:text-properties fo:font-variant="normal" fo:text-transform="none" fo:color="#3c3b37" style:text-line-through-style="none" style:text-line-through-type="none" style:font-name="Liberation Serif" fo:font-size="12pt" fo:letter-spacing="normal" fo:font-style="normal" style:text-underline-style="none" fo:font-weight="normal" officeooo:paragraph-rsid="000f5330" style:text-blinking="false" fo:background-color="#ffffff" style:font-size-asian="12pt" style:font-size-complex="12pt" loext:padding="0cm" loext:border="none"/>
    </style:style>
    <style:style style:name="P42" style:family="paragraph" style:parent-style-name="Standard">
      <style:text-properties fo:font-variant="normal" fo:text-transform="none" fo:color="#3c3b37" style:text-line-through-style="none" style:text-line-through-type="none" style:font-name="Liberation Serif" fo:font-size="12pt" fo:letter-spacing="normal" fo:font-style="normal" style:text-underline-style="none" fo:font-weight="normal" officeooo:rsid="0012178e" officeooo:paragraph-rsid="0012edb7" style:text-blinking="false" fo:background-color="#ffffff" style:font-size-asian="12pt" style:font-weight-asian="normal" style:font-size-complex="12pt" style:font-weight-complex="normal" loext:padding="0cm" loext:border="none"/>
    </style:style>
    <style:style style:name="P43" style:family="paragraph" style:parent-style-name="Standard">
      <style:text-properties fo:font-variant="normal" fo:text-transform="none" fo:color="#007791" style:text-line-through-style="none" style:text-line-through-type="none" style:font-name="Liberation Serif" fo:font-size="12pt" fo:letter-spacing="normal" fo:font-style="normal" style:text-underline-style="none" fo:font-weight="normal" officeooo:rsid="000eb398" officeooo:paragraph-rsid="000eb398" style:text-blinking="false" fo:background-color="#ffffff" style:font-size-asian="12pt" style:font-size-complex="12pt" loext:padding="0cm" loext:border="none"/>
    </style:style>
    <style:style style:name="P44" style:family="paragraph" style:parent-style-name="Standard">
      <style:text-properties fo:font-variant="normal" fo:text-transform="none" fo:color="#007791" style:text-line-through-style="none" style:text-line-through-type="none" style:font-name="Liberation Serif" fo:font-size="12pt" fo:letter-spacing="normal" fo:font-style="normal" style:text-underline-style="none" fo:font-weight="normal" officeooo:paragraph-rsid="000f5330" style:text-blinking="false" fo:background-color="#ffffff" style:font-size-asian="12pt" style:font-size-complex="12pt" loext:padding="0cm" loext:border="none"/>
    </style:style>
    <style:style style:name="P45" style:family="paragraph" style:parent-style-name="Standard">
      <style:text-properties fo:font-variant="normal" fo:text-transform="none" fo:color="#000000" style:text-line-through-style="none" style:text-line-through-type="none" style:font-name="Liberation Serif" fo:font-size="12pt" fo:letter-spacing="normal" fo:font-style="normal" style:text-underline-style="none" fo:font-weight="normal" officeooo:paragraph-rsid="000f5330" style:text-blinking="false" fo:background-color="#ffffff" style:font-size-asian="12pt" style:font-weight-asian="normal" style:font-size-complex="12pt" style:font-weight-complex="normal" loext:padding="0cm" loext:border="none"/>
    </style:style>
    <style:style style:name="P46" style:family="paragraph" style:parent-style-name="Standard">
      <style:text-properties fo:font-variant="normal" fo:text-transform="none" fo:color="#000000" style:text-line-through-style="none" style:text-line-through-type="none" style:font-name="Liberation Serif" fo:font-size="12pt" fo:letter-spacing="normal" fo:font-style="normal" style:text-underline-style="none" fo:font-weight="normal" officeooo:paragraph-rsid="000f9dd3" style:text-blinking="false" fo:background-color="#ffffff" style:font-size-asian="12pt" style:font-weight-asian="normal" style:font-size-complex="12pt" style:font-weight-complex="normal" loext:padding="0cm" loext:border="none"/>
    </style:style>
    <style:style style:name="P47" style:family="paragraph" style:parent-style-name="Standard">
      <style:text-properties fo:font-variant="normal" fo:text-transform="none" fo:color="#000000" style:text-line-through-style="none" style:text-line-through-type="none" style:font-name="Liberation Serif" fo:font-size="12pt" fo:letter-spacing="normal" fo:font-style="normal" style:text-underline-style="none" fo:font-weight="normal" officeooo:paragraph-rsid="000fb994" style:text-blinking="false" fo:background-color="#ffffff" style:font-size-asian="12pt" style:font-weight-asian="normal" style:font-size-complex="12pt" style:font-weight-complex="normal" loext:padding="0cm" loext:border="none"/>
    </style:style>
    <style:style style:name="P48" style:family="paragraph" style:parent-style-name="Standard">
      <style:text-properties fo:font-variant="normal" fo:text-transform="none" fo:color="#000000" style:text-line-through-style="none" style:text-line-through-type="none" style:font-name="Liberation Serif" fo:font-size="12pt" fo:letter-spacing="normal" fo:font-style="normal" style:text-underline-style="none" fo:font-weight="normal" officeooo:paragraph-rsid="0010dd5b" style:text-blinking="false" fo:background-color="#ffffff" style:font-size-asian="12pt" style:font-weight-asian="normal" style:font-size-complex="12pt" style:font-weight-complex="normal" loext:padding="0cm" loext:border="none"/>
    </style:style>
    <style:style style:name="P49" style:family="paragraph" style:parent-style-name="Standard">
      <style:text-properties fo:font-variant="normal" fo:text-transform="none" fo:color="#000000" style:text-line-through-style="none" style:text-line-through-type="none" style:font-name="Liberation Serif" fo:font-size="12pt" fo:letter-spacing="normal" fo:font-style="normal" style:text-underline-style="none" fo:font-weight="normal" officeooo:paragraph-rsid="0011f9e6" style:text-blinking="false" fo:background-color="#ffffff" style:font-size-asian="12pt" style:font-weight-asian="normal" style:font-size-complex="12pt" style:font-weight-complex="normal" loext:padding="0cm" loext:border="none"/>
    </style:style>
    <style:style style:name="P50" style:family="paragraph" style:parent-style-name="Standard">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2178e" officeooo:paragraph-rsid="0011f9e6" style:text-blinking="false" fo:background-color="#ffffff" style:font-size-asian="12pt" style:font-weight-asian="normal" style:font-size-complex="12pt" style:font-weight-complex="normal" loext:padding="0cm" loext:border="none"/>
    </style:style>
    <style:style style:name="P51" style:family="paragraph" style:parent-style-name="Standard">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2178e" officeooo:paragraph-rsid="0012178e" style:text-blinking="false" fo:background-color="#ffffff" style:font-size-asian="12pt" style:font-weight-asian="normal" style:font-size-complex="12pt" style:font-weight-complex="normal" loext:padding="0cm" loext:border="none"/>
    </style:style>
    <style:style style:name="P52" style:family="paragraph" style:parent-style-name="Standard">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2178e" officeooo:paragraph-rsid="0012edb7" style:text-blinking="false" fo:background-color="#ffffff" style:font-size-asian="12pt" style:font-weight-asian="normal" style:font-size-complex="12pt" style:font-weight-complex="normal" loext:padding="0cm" loext:border="none"/>
    </style:style>
    <style:style style:name="P53" style:family="paragraph" style:parent-style-name="Standard">
      <style:text-properties style:font-name="Liberation Serif" fo:font-size="12pt" officeooo:rsid="000eb398" officeooo:paragraph-rsid="000eb398" style:font-size-asian="12pt" style:font-size-complex="12pt"/>
    </style:style>
    <style:style style:name="P54" style:family="paragraph" style:parent-style-name="Standard">
      <style:text-properties style:font-name="Liberation Serif" fo:font-size="12pt" officeooo:paragraph-rsid="0030faca" style:font-size-asian="12pt" style:font-size-complex="12pt"/>
    </style:style>
    <style:style style:name="P55" style:family="paragraph" style:parent-style-name="Standard">
      <style:text-properties style:font-name="Liberation Serif" fo:font-size="12pt" fo:font-weight="normal" officeooo:paragraph-rsid="0030faca" style:font-size-asian="12pt" style:font-weight-asian="normal" style:font-size-complex="12pt" style:font-weight-complex="normal"/>
    </style:style>
    <style:style style:name="P56" style:family="paragraph" style:parent-style-name="Standard">
      <style:text-properties officeooo:paragraph-rsid="0030faca"/>
    </style:style>
    <style:style style:name="P57"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paragraph-rsid="000fb994" style:text-blinking="false" fo:background-color="#ffffff" style:font-size-asian="12pt" style:font-weight-asian="normal" style:font-size-complex="12pt" style:font-weight-complex="normal" loext:padding="0cm" loext:border="none"/>
    </style:style>
    <style:style style:name="P58"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paragraph-rsid="000f5330" style:text-blinking="false" fo:background-color="#ffffff" style:font-size-asian="12pt" style:font-weight-asian="normal" style:font-size-complex="12pt" style:font-weight-complex="normal" loext:padding="0cm" loext:border="none"/>
    </style:style>
    <style:style style:name="P59"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2178e" officeooo:paragraph-rsid="0011f9e6" style:text-blinking="false" fo:background-color="#ffffff" style:font-size-asian="12pt" style:font-weight-asian="normal" style:font-size-complex="12pt" style:font-weight-complex="normal" loext:padding="0cm" loext:border="none"/>
    </style:style>
    <style:style style:name="P60"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2178e" officeooo:paragraph-rsid="0012178e" style:text-blinking="false" fo:background-color="#ffffff" style:font-size-asian="12pt" style:font-weight-asian="normal" style:font-size-complex="12pt" style:font-weight-complex="normal" loext:padding="0cm" loext:border="none"/>
    </style:style>
    <style:style style:name="P61"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62"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style>
    <style:style style:name="P63"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style>
    <style:style style:name="P64"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c3b37" style:font-name="Liberation Serif" fo:font-size="12pt" fo:letter-spacing="normal" fo:font-style="normal" fo:font-weight="normal" officeooo:paragraph-rsid="000eb398" style:font-size-asian="12pt" style:font-size-complex="12pt"/>
    </style:style>
    <style:style style:name="P65"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c3b37" style:font-name="Liberation Serif" fo:font-size="12pt" fo:letter-spacing="normal" fo:font-style="normal" fo:font-weight="normal" style:font-size-asian="12pt" style:font-size-complex="12pt" loext:padding="0cm" loext:border="none"/>
    </style:style>
    <style:style style:name="P66"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c3b37" style:font-name="Liberation Serif" fo:font-size="12pt" fo:letter-spacing="normal" fo:font-style="normal" fo:font-weight="normal" officeooo:paragraph-rsid="004668f6" style:font-size-asian="12pt" style:font-size-complex="12pt" loext:padding="0cm" loext:border="none"/>
    </style:style>
    <style:style style:name="P67"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c3b37" style:text-line-through-style="none" style:text-line-through-type="none" style:font-name="Liberation Serif" fo:font-size="12pt" fo:letter-spacing="normal" fo:font-style="normal" style:text-underline-style="none" fo:font-weight="normal" officeooo:paragraph-rsid="000eb398" style:text-blinking="false" fo:background-color="#ffffff" style:font-size-asian="12pt" style:font-size-complex="12pt" loext:padding="0cm" loext:border="none"/>
    </style:style>
    <style:style style:name="P68"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7791" style:text-line-through-style="none" style:text-line-through-type="none" style:font-name="Liberation Serif" fo:font-size="12pt" fo:letter-spacing="normal" fo:font-style="normal" style:text-underline-style="none" fo:font-weight="normal" officeooo:paragraph-rsid="000eb398" style:text-blinking="false" fo:background-color="#ffffff" style:font-size-asian="12pt" style:font-size-complex="12pt" loext:padding="0cm" loext:border="none"/>
    </style:style>
    <style:style style:name="P69" style:family="paragraph" style:parent-style-name="Text_20_body">
      <style:paragraph-properties fo:margin-left="0cm" fo:margin-right="0cm" fo:margin-top="0cm" fo:margin-bottom="0.529cm" loext:contextual-spacing="false" fo:orphans="2" fo:widows="2" fo:text-indent="0cm" style:auto-text-indent="false" fo:padding="0cm" fo:border="none"/>
      <style:text-properties fo:font-variant="normal" fo:text-transform="none" fo:color="#3c3b37" style:font-name="Liberation Serif" fo:font-size="12pt" fo:letter-spacing="normal" fo:font-style="normal" fo:font-weight="normal" style:font-size-asian="12pt" style:font-size-complex="12pt"/>
    </style:style>
    <style:style style:name="P70" style:family="paragraph" style:parent-style-name="Text_20_body">
      <style:paragraph-properties fo:margin-left="0cm" fo:margin-right="0cm" fo:margin-top="0cm" fo:margin-bottom="0.529cm" loext:contextual-spacing="false" fo:orphans="2" fo:widows="2" fo:text-indent="0cm" style:auto-text-indent="false" fo:padding="0cm" fo:border="none"/>
      <style:text-properties fo:font-variant="normal" fo:text-transform="none" fo:color="#3c3b37" style:font-name="Liberation Serif" fo:font-size="12pt" fo:letter-spacing="normal" fo:font-style="normal" fo:font-weight="normal" style:font-size-asian="12pt" style:font-size-complex="12pt" loext:padding="0cm" loext:border="none"/>
    </style:style>
    <style:style style:name="P71" style:family="paragraph" style:parent-style-name="Text_20_body">
      <style:paragraph-properties fo:margin-left="0cm" fo:margin-right="0cm" fo:margin-top="0cm" fo:margin-bottom="0.529cm" loext:contextual-spacing="false" fo:orphans="2" fo:widows="2" fo:text-indent="0cm" style:auto-text-indent="false" fo:padding="0cm" fo:border="none"/>
      <style:text-properties style:font-name="Liberation Serif" fo:font-size="12pt" style:font-size-asian="12pt" style:font-size-complex="12pt"/>
    </style:style>
    <style:style style:name="P72" style:family="paragraph" style:parent-style-name="Text_20_body">
      <style:paragraph-properties fo:margin-left="0cm" fo:margin-right="0cm" fo:margin-top="0cm" fo:margin-bottom="0.529cm" loext:contextual-spacing="false" fo:text-indent="0cm" style:auto-text-indent="false" fo:padding="0cm" fo:border="none"/>
      <style:text-properties style:font-name="Liberation Serif" fo:font-size="12pt" fo:font-weight="normal" style:font-size-asian="12pt" style:font-size-complex="12pt" loext:padding="0cm" loext:border="none"/>
    </style:style>
    <style:style style:name="P73" style:family="paragraph" style:parent-style-name="Text_20_body" style:list-style-name="L1">
      <style:paragraph-properties fo:margin-left="0.265cm" fo:margin-right="0cm" fo:margin-top="0cm" fo:margin-bottom="0cm" loext:contextual-spacing="false" fo:orphans="2" fo:widows="2" fo:text-indent="0cm" style:auto-text-indent="false" fo:padding="0cm" fo:border="none"/>
    </style:style>
    <style:style style:name="P74" style:family="paragraph" style:parent-style-name="Text_20_body" style:list-style-name="L2">
      <style:paragraph-properties fo:margin-left="0.265cm" fo:margin-right="0cm" fo:margin-top="0cm" fo:margin-bottom="0cm" loext:contextual-spacing="false" fo:orphans="2" fo:widows="2" fo:text-indent="0cm" style:auto-text-indent="false" fo:padding="0cm" fo:border="none"/>
    </style:style>
    <style:style style:name="P75" style:family="paragraph" style:parent-style-name="Preformatted_20_Text">
      <style:paragraph-properties fo:margin-left="0cm" fo:margin-right="0cm" fo:margin-top="0cm" fo:margin-bottom="0cm" loext:contextual-spacing="false" fo:line-height="143%" fo:orphans="2" fo:widows="2" fo:text-indent="0cm" style:auto-text-indent="false" fo:padding="0cm" fo:border="none"/>
      <style:text-properties fo:font-variant="normal" fo:text-transform="none" fo:color="#505763" style:font-name="Liberation Serif" fo:font-size="12pt" fo:letter-spacing="normal" fo:font-style="normal" fo:font-weight="normal" style:font-size-asian="12pt" style:font-size-complex="12pt" loext:padding="0cm" loext:border="none"/>
    </style:style>
    <style:style style:name="P76" style:family="paragraph" style:parent-style-name="Preformatted_20_Text">
      <style:paragraph-properties fo:margin-left="0cm" fo:margin-right="0cm" fo:margin-top="0cm" fo:margin-bottom="0cm" loext:contextual-spacing="false" fo:line-height="143%" fo:orphans="2" fo:widows="2" fo:text-indent="0cm" style:auto-text-indent="false" fo:padding="0cm" fo:border="none"/>
      <style:text-properties fo:font-variant="normal" fo:text-transform="none" fo:color="#505763" style:font-name="Liberation Serif" fo:font-size="12pt" fo:letter-spacing="normal" style:font-size-asian="12pt" style:font-size-complex="12pt" loext:padding="0cm" loext:border="none"/>
    </style:style>
    <style:style style:name="T1" style:family="text">
      <style:text-properties fo:font-variant="normal" fo:text-transform="none" fo:color="#007791" style:text-line-through-style="none" style:text-line-through-type="none" style:font-name="sf pro text" fo:font-size="13.5pt" fo:letter-spacing="normal" fo:font-style="normal" style:text-underline-style="none" fo:font-weight="normal" style:text-blinking="false" fo:background-color="transparent" loext:char-shading-value="0" loext:padding="0cm" loext:border="none"/>
    </style:style>
    <style:style style:name="T2" style:family="text">
      <style:text-properties fo:font-variant="normal" fo:text-transform="none" fo:color="#007791" style:text-line-through-style="none" style:text-line-through-type="none" style:font-name="sf pro text" fo:font-size="13.5pt" fo:letter-spacing="normal" fo:font-style="normal" style:text-underline-style="none" fo:font-weight="normal" style:text-blinking="false" fo:background-color="transparent" loext:char-shading-value="0" style:font-weight-asian="normal" style:font-weight-complex="normal" loext:padding="0cm" loext:border="none"/>
    </style:style>
    <style:style style:name="T3" style:family="text">
      <style:text-properties fo:font-variant="normal" fo:text-transform="none" fo:color="#007791" style:text-line-through-style="none" style:text-line-through-type="none" style:font-name="sf pro text" fo:font-size="13.5pt" fo:letter-spacing="normal" fo:font-style="normal" style:text-underline-style="none" fo:font-weight="bold" style:text-blinking="false" fo:background-color="transparent" loext:char-shading-value="0" loext:padding="0cm" loext:border="none"/>
    </style:style>
    <style:style style:name="T4" style:family="text">
      <style:text-properties fo:font-variant="normal" fo:text-transform="none" fo:color="#007791" style:text-line-through-style="none" style:text-line-through-type="none" style:font-name="sf pro text" fo:font-size="13.5pt" fo:letter-spacing="normal" fo:font-style="normal" style:text-underline-style="none" fo:font-weight="bold" style:text-blinking="false" fo:background-color="transparent" loext:char-shading-value="0" style:font-weight-asian="bold" style:font-weight-complex="bold" loext:padding="0cm" loext:border="none"/>
    </style:style>
    <style:style style:name="T5" style:family="text">
      <style:text-properties fo:font-variant="normal" fo:text-transform="none" fo:color="#007791" style:text-line-through-style="none" style:text-line-through-type="none" style:font-name="sf pro text" fo:font-size="13.5pt" fo:letter-spacing="normal" fo:font-style="normal" style:text-underline-style="none" style:text-blinking="false" fo:background-color="transparent" loext:char-shading-value="0" loext:padding="0cm" loext:border="none"/>
    </style:style>
    <style:style style:name="T6" style:family="text">
      <style:text-properties fo:font-variant="normal" fo:text-transform="none" fo:color="#007791" style:text-line-through-style="none" style:text-line-through-type="none" fo:font-size="13.5pt" fo:letter-spacing="normal" fo:font-style="normal" style:text-underline-style="none" fo:font-weight="normal" style:text-blinking="false" fo:background-color="transparent" loext:char-shading-value="0" loext:padding="0cm" loext:border="none"/>
    </style:style>
    <style:style style:name="T7" style:family="text">
      <style:text-properties fo:font-variant="normal" fo:text-transform="none" fo:color="#007791" style:text-line-through-style="none" style:text-line-through-type="none" fo:font-size="13.5pt" fo:letter-spacing="normal" fo:font-style="normal" style:text-underline-style="none" fo:font-weight="normal" style:text-blinking="false" fo:background-color="transparent" loext:char-shading-value="0" style:font-weight-asian="normal" style:font-weight-complex="normal" loext:padding="0cm" loext:border="none"/>
    </style:style>
    <style:style style:name="T8" style:family="text">
      <style:text-properties fo:font-variant="normal" fo:text-transform="none" fo:color="#007791" style:text-line-through-style="none" style:text-line-through-type="none" fo:font-size="13.5pt" fo:letter-spacing="normal" fo:font-style="normal" style:text-underline-style="none" fo:font-weight="bold" style:text-blinking="false" fo:background-color="transparent" loext:char-shading-value="0" loext:padding="0cm" loext:border="none"/>
    </style:style>
    <style:style style:name="T9" style:family="text">
      <style:text-properties fo:font-variant="normal" fo:text-transform="none" fo:color="#007791" style:text-line-through-style="none" style:text-line-through-type="none" style:font-name="Liberation Serif" fo:font-size="13.5pt" fo:letter-spacing="normal" fo:font-style="normal" style:text-underline-style="none" fo:font-weight="normal" style:text-blinking="false" fo:background-color="transparent" loext:char-shading-value="0" loext:padding="0cm" loext:border="none"/>
    </style:style>
    <style:style style:name="T10" style:family="text">
      <style:text-properties fo:font-variant="normal" fo:text-transform="none" fo:color="#007791" style:text-line-through-style="none" style:text-line-through-type="none" style:font-name="Liberation Serif" fo:font-size="13.5pt" fo:letter-spacing="normal" fo:font-style="normal" style:text-underline-style="none" fo:font-weight="normal" style:text-blinking="false" fo:background-color="transparent" loext:char-shading-value="0" style:font-weight-asian="normal" style:font-weight-complex="normal" loext:padding="0cm" loext:border="none"/>
    </style:style>
    <style:style style:name="T11" style:family="text">
      <style:text-properties fo:font-variant="normal" fo:text-transform="none" fo:color="#007791" style:text-line-through-style="none" style:text-line-through-type="none" style:font-name="Liberation Serif" fo:font-size="13.5pt" fo:letter-spacing="normal" fo:font-style="normal" style:text-underline-style="none" fo:font-weight="bold" style:text-blinking="false" fo:background-color="transparent" loext:char-shading-value="0" loext:padding="0cm" loext:border="none"/>
    </style:style>
    <style:style style:name="T12" style:family="text">
      <style:text-properties fo:font-variant="normal" fo:text-transform="none" fo:color="#007791" style:text-line-through-style="none" style:text-line-through-type="none" style:font-name="Liberation Serif" fo:letter-spacing="normal" fo:font-style="normal" style:text-underline-style="none" fo:font-weight="normal" style:text-blinking="false" fo:background-color="transparent" loext:char-shading-value="0" loext:padding="0cm" loext:border="none"/>
    </style:style>
    <style:style style:name="T13" style:family="text">
      <style:text-properties fo:font-variant="normal" fo:text-transform="none" fo:color="#007791" style:text-line-through-style="none" style:text-line-through-type="none" style:font-name="Liberation Serif" fo:letter-spacing="normal" fo:font-style="normal" style:text-underline-style="none" fo:font-weight="normal" style:text-blinking="false" fo:background-color="transparent" loext:char-shading-value="0" style:font-weight-asian="normal" style:font-weight-complex="normal" loext:padding="0cm" loext:border="none"/>
    </style:style>
    <style:style style:name="T14" style:family="text">
      <style:text-properties fo:font-variant="normal" fo:text-transform="none" fo:color="#007791" style:text-line-through-style="none" style:text-line-through-type="none" style:font-name="Liberation Serif" fo:letter-spacing="normal" fo:font-style="normal" style:text-underline-style="none" fo:font-weight="bold" style:text-blinking="false" fo:background-color="transparent" loext:char-shading-value="0" loext:padding="0cm" loext:border="none"/>
    </style:style>
    <style:style style:name="T15" style:family="text">
      <style:text-properties fo:font-variant="normal" fo:text-transform="none" fo:color="#007791" style:text-line-through-style="none" style:text-line-through-type="none" style:font-name="Liberation Serif" fo:font-size="12pt" fo:letter-spacing="normal" fo:font-style="normal" style:text-underline-style="none" fo:font-weight="normal" style:text-blinking="false" fo:background-color="transparent" loext:char-shading-value="0" style:font-size-asian="12pt" style:font-size-complex="12pt" loext:padding="0cm" loext:border="none"/>
    </style:style>
    <style:style style:name="T16" style:family="text">
      <style:text-properties fo:font-variant="normal" fo:text-transform="none" fo:color="#007791" style:text-line-through-style="none" style:text-line-through-type="none" style:font-name="Liberation Serif" fo:font-size="12pt" fo:letter-spacing="normal" fo:font-style="normal" style:text-underline-style="none" fo:font-weight="normal" officeooo:rsid="001b96b1" style:text-blinking="false" fo:background-color="transparent" loext:char-shading-value="0" style:font-size-asian="12pt" style:font-size-complex="12pt" loext:padding="0cm" loext:border="none"/>
    </style:style>
    <style:style style:name="T17" style:family="text">
      <style:text-properties fo:font-variant="normal" fo:text-transform="none" fo:color="#007791" style:text-line-through-style="none" style:text-line-through-type="none" style:font-name="Liberation Serif" fo:font-size="12pt" fo:letter-spacing="normal" fo:font-style="normal" style:text-underline-style="none" fo:font-weight="normal" officeooo:rsid="00278a74" style:text-blinking="false" fo:background-color="transparent" loext:char-shading-value="0" style:font-size-asian="12pt" style:font-size-complex="12pt" loext:padding="0cm" loext:border="none"/>
    </style:style>
    <style:style style:name="T18" style:family="text">
      <style:text-properties fo:font-variant="normal" fo:text-transform="none" fo:color="#007791" style:text-line-through-style="none" style:text-line-through-type="none" style:font-name="Liberation Serif" fo:font-size="12pt" fo:letter-spacing="normal" fo:font-style="normal" style:text-underline-style="none" fo:font-weight="normal" officeooo:rsid="002a8316" style:text-blinking="false" fo:background-color="transparent" loext:char-shading-value="0" style:font-size-asian="12pt" style:font-size-complex="12pt" loext:padding="0cm" loext:border="none"/>
    </style:style>
    <style:style style:name="T19" style:family="text">
      <style:text-properties fo:font-variant="normal" fo:text-transform="none" fo:color="#007791" style:text-line-through-style="none" style:text-line-through-type="none" style:font-name="Liberation Serif" fo:font-size="12pt" fo:letter-spacing="normal" fo:font-style="normal" style:text-underline-style="none" fo:font-weight="normal" style:text-blinking="false" fo:background-color="transparent" loext:char-shading-value="0" style:font-size-asian="12pt" style:font-weight-asian="normal" style:font-size-complex="12pt" style:font-weight-complex="normal" loext:padding="0cm" loext:border="none"/>
    </style:style>
    <style:style style:name="T20" style:family="text">
      <style:text-properties fo:font-variant="normal" fo:text-transform="none" fo:color="#007791" style:text-line-through-style="none" style:text-line-through-type="none" style:font-name="Liberation Serif" fo:font-size="12pt" fo:letter-spacing="normal" fo:font-style="normal" style:text-underline-style="none" fo:font-weight="normal" officeooo:rsid="0012178e" style:text-blinking="false" fo:background-color="#ffffff" loext:char-shading-value="0" style:font-size-asian="12pt" style:font-size-complex="12pt" loext:padding="0cm" loext:border="none"/>
    </style:style>
    <style:style style:name="T21" style:family="text">
      <style:text-properties fo:font-variant="normal" fo:text-transform="none" fo:color="#007791" style:text-line-through-style="none" style:text-line-through-type="none" style:font-name="Liberation Serif" fo:font-size="12pt" fo:letter-spacing="normal" fo:font-style="normal" style:text-underline-style="none" fo:font-weight="normal" officeooo:rsid="00297abe" style:text-blinking="false" fo:background-color="#ffffff" loext:char-shading-value="0" style:font-size-asian="12pt" style:font-size-complex="12pt" loext:padding="0cm" loext:border="none"/>
    </style:style>
    <style:style style:name="T22" style:family="text">
      <style:text-properties fo:font-variant="normal" fo:text-transform="none" fo:color="#007791" style:text-line-through-style="none" style:text-line-through-type="none" style:font-name="Liberation Serif" fo:font-size="12pt" fo:letter-spacing="normal" fo:font-style="normal" style:text-underline-style="none" fo:font-weight="bold" style:text-blinking="false" fo:background-color="transparent" loext:char-shading-value="0" style:font-size-asian="12pt" style:font-size-complex="12pt" loext:padding="0cm" loext:border="none"/>
    </style:style>
    <style:style style:name="T23" style:family="text">
      <style:text-properties fo:font-variant="normal" fo:text-transform="none" fo:color="#007791" style:text-line-through-style="none" style:text-line-through-type="none" style:font-name="Liberation Serif" fo:font-size="12pt" fo:letter-spacing="normal" fo:font-style="normal" style:text-underline-style="none" fo:font-weight="bold" officeooo:rsid="0030faca" style:text-blinking="false" fo:background-color="transparent" loext:char-shading-value="0" style:font-size-asian="12pt" style:font-size-complex="12pt" loext:padding="0cm" loext:border="none"/>
    </style:style>
    <style:style style:name="T24" style:family="text">
      <style:text-properties fo:font-variant="normal" fo:text-transform="none" fo:color="#007791" style:text-line-through-style="none" style:text-line-through-type="none" style:font-name="Liberation Serif" fo:font-size="12pt" fo:letter-spacing="normal" fo:font-style="normal" style:text-underline-style="none" fo:font-weight="bold" officeooo:rsid="0012178e" style:text-blinking="false" fo:background-color="#ffffff" loext:char-shading-value="0" style:font-size-asian="12pt" style:font-size-complex="12pt" loext:padding="0cm" loext:border="none"/>
    </style:style>
    <style:style style:name="T25" style:family="text">
      <style:text-properties fo:font-variant="normal" fo:text-transform="none" fo:color="#007791" style:text-line-through-style="none" style:text-line-through-type="none" fo:font-size="12pt" fo:letter-spacing="normal" fo:font-style="normal" style:text-underline-style="none" fo:font-weight="normal" style:text-blinking="false" fo:background-color="transparent" loext:char-shading-value="0" style:font-size-asian="12pt" style:font-weight-asian="normal" style:font-size-complex="12pt" style:font-weight-complex="normal" loext:padding="0cm" loext:border="none"/>
    </style:style>
    <style:style style:name="T26" style:family="text">
      <style:text-properties fo:font-variant="normal" fo:text-transform="none" fo:color="#007791" style:text-line-through-style="none" style:text-line-through-type="none" fo:letter-spacing="normal" fo:font-style="normal" style:text-underline-style="none" fo:font-weight="normal" style:text-blinking="false" fo:background-color="transparent" loext:char-shading-value="0" style:font-weight-asian="normal" style:font-weight-complex="normal" loext:padding="0cm" loext:border="none"/>
    </style:style>
    <style:style style:name="T27" style:family="text">
      <style:text-properties fo:font-variant="normal" fo:text-transform="none" fo:color="#007791" style:text-line-through-style="none" style:text-line-through-type="none" fo:letter-spacing="normal" fo:font-style="normal" style:text-underline-style="none" style:text-blinking="false" fo:background-color="transparent" loext:char-shading-value="0" loext:padding="0cm" loext:border="none"/>
    </style:style>
    <style:style style:name="T28"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318914" style:text-blinking="false" fo:background-color="#ffffff" loext:char-shading-value="0" style:font-size-asian="12pt" style:font-size-complex="12pt" loext:padding="0cm" loext:border="none"/>
    </style:style>
    <style:style style:name="T29" style:family="text">
      <style:text-properties fo:font-variant="normal" fo:text-transform="none" fo:color="#3c3b37" style:text-line-through-style="none" style:text-line-through-type="none" fo:font-size="27pt" fo:letter-spacing="normal" fo:font-style="normal" style:text-underline-style="none" fo:font-weight="normal" officeooo:rsid="00318914" style:text-blinking="false" fo:background-color="#ffffff" loext:char-shading-value="0" style:font-size-asian="12pt" style:font-size-complex="12pt" loext:padding="0cm" loext:border="none"/>
    </style:style>
    <style:style style:name="T30" style:family="text">
      <style:text-properties fo:font-variant="normal" fo:text-transform="none" fo:color="#3c3b37" style:text-line-through-style="none" style:text-line-through-type="none" style:font-name="Liberation Serif" fo:font-size="27pt" fo:letter-spacing="normal" fo:font-style="normal" style:text-underline-style="none" fo:font-weight="normal" officeooo:rsid="00318914" style:text-blinking="false" fo:background-color="#ffffff" loext:char-shading-value="0" style:font-size-asian="12pt" style:font-size-complex="12pt" loext:padding="0cm" loext:border="none"/>
    </style:style>
    <style:style style:name="T31" style:family="text">
      <style:text-properties fo:font-variant="normal" fo:text-transform="none" fo:color="#3c3b37" style:text-line-through-style="none" style:text-line-through-type="none" style:font-name="Liberation Serif" fo:letter-spacing="normal" fo:font-style="normal" style:text-underline-style="none" fo:font-weight="bold" officeooo:rsid="00318914" style:text-blinking="false" fo:background-color="#ffffff" loext:char-shading-value="0" loext:padding="0cm" loext:border="none"/>
    </style:style>
    <style:style style:name="T32" style:family="text">
      <style:text-properties fo:font-variant="normal" fo:text-transform="none" fo:color="#3c3b37" style:text-line-through-style="none" style:text-line-through-type="none" style:font-name="Liberation Serif" fo:letter-spacing="normal" fo:font-style="normal" style:text-underline-style="none" fo:font-weight="normal" officeooo:rsid="00318914" style:text-blinking="false" fo:background-color="#ffffff" loext:char-shading-value="0" loext:padding="0cm" loext:border="none"/>
    </style:style>
    <style:style style:name="T33" style:family="text">
      <style:text-properties fo:font-variant="normal" fo:text-transform="none" fo:color="#3c3b37" style:text-line-through-style="none" style:text-line-through-type="none" style:font-name="Liberation Serif" fo:font-size="12pt" fo:letter-spacing="normal" fo:font-style="normal" style:text-underline-style="none" officeooo:rsid="0012178e" style:text-blinking="false" fo:background-color="#ffffff" loext:char-shading-value="0" style:font-size-asian="12pt" style:font-weight-asian="normal" style:font-size-complex="12pt" style:font-weight-complex="normal" loext:padding="0cm" loext:border="none"/>
    </style:style>
    <style:style style:name="T34" style:family="text">
      <style:text-properties fo:font-variant="normal" fo:text-transform="none" fo:color="#3c3b37" style:text-line-through-style="none" style:text-line-through-type="none" style:font-name="Liberation Serif" fo:font-size="12pt" fo:letter-spacing="normal" fo:font-style="normal" style:text-underline-style="none" officeooo:rsid="00318914" style:text-blinking="false" fo:background-color="#ffffff" loext:char-shading-value="0" style:font-size-asian="12pt" style:font-size-complex="12pt" loext:padding="0cm" loext:border="none"/>
    </style:style>
    <style:style style:name="T35" style:family="text">
      <style:text-properties fo:font-variant="normal" fo:text-transform="none" fo:color="#3c3b37" style:text-line-through-style="none" style:text-line-through-type="none" style:font-name="Liberation Serif" fo:font-size="12pt" fo:letter-spacing="normal" fo:font-style="normal" style:text-underline-style="none" fo:font-weight="bold" officeooo:rsid="0012178e" style:text-blinking="false" fo:background-color="#ffffff" loext:char-shading-value="0" style:font-size-asian="12pt" style:font-size-complex="12pt" loext:padding="0cm" loext:border="none"/>
    </style:style>
    <style:style style:name="T36" style:family="text">
      <style:text-properties fo:font-variant="normal" fo:text-transform="none" fo:color="#3c3b37" style:text-line-through-style="none" style:text-line-through-type="none" style:font-name="Liberation Serif" fo:font-size="12pt" fo:letter-spacing="normal" fo:font-style="normal" style:text-underline-style="none" fo:font-weight="bold" officeooo:rsid="001b96b1" style:text-blinking="false" fo:background-color="#ffffff" loext:char-shading-value="0" style:font-size-asian="12pt" style:font-size-complex="12pt" loext:padding="0cm" loext:border="none"/>
    </style:style>
    <style:style style:name="T37" style:family="text">
      <style:text-properties fo:font-variant="normal" fo:text-transform="none" fo:color="#3c3b37" style:text-line-through-style="none" style:text-line-through-type="none" style:font-name="Liberation Serif" fo:font-size="12pt" fo:letter-spacing="normal" fo:font-style="normal" style:text-underline-style="none" fo:font-weight="bold" officeooo:rsid="001c4ba3" style:text-blinking="false" fo:background-color="#ffffff" loext:char-shading-value="0" style:font-size-asian="12pt" style:font-size-complex="12pt" loext:padding="0cm" loext:border="none"/>
    </style:style>
    <style:style style:name="T38" style:family="text">
      <style:text-properties fo:font-variant="normal" fo:text-transform="none" fo:color="#3c3b37" style:text-line-through-style="none" style:text-line-through-type="none" style:font-name="Liberation Serif" fo:font-size="12pt" fo:letter-spacing="normal" fo:font-style="normal" style:text-underline-style="none" fo:font-weight="bold" officeooo:rsid="001e3233" style:text-blinking="false" fo:background-color="#ffffff" loext:char-shading-value="0" style:font-size-asian="12pt" style:font-size-complex="12pt" loext:padding="0cm" loext:border="none"/>
    </style:style>
    <style:style style:name="T39" style:family="text">
      <style:text-properties fo:font-variant="normal" fo:text-transform="none" fo:color="#3c3b37" style:text-line-through-style="none" style:text-line-through-type="none" style:font-name="Liberation Serif" fo:font-size="12pt" fo:letter-spacing="normal" fo:font-style="normal" style:text-underline-style="none" fo:font-weight="bold" officeooo:rsid="001f4b7e" style:text-blinking="false" fo:background-color="#ffffff" loext:char-shading-value="0" style:font-size-asian="12pt" style:font-size-complex="12pt" loext:padding="0cm" loext:border="none"/>
    </style:style>
    <style:style style:name="T40" style:family="text">
      <style:text-properties fo:font-variant="normal" fo:text-transform="none" fo:color="#3c3b37" style:text-line-through-style="none" style:text-line-through-type="none" style:font-name="Liberation Serif" fo:font-size="12pt" fo:letter-spacing="normal" fo:font-style="normal" style:text-underline-style="none" fo:font-weight="bold" officeooo:rsid="002765d7" style:text-blinking="false" fo:background-color="#ffffff" loext:char-shading-value="0" style:font-size-asian="12pt" style:font-size-complex="12pt" loext:padding="0cm" loext:border="none"/>
    </style:style>
    <style:style style:name="T41" style:family="text">
      <style:text-properties fo:font-variant="normal" fo:text-transform="none" fo:color="#3c3b37" style:text-line-through-style="none" style:text-line-through-type="none" style:font-name="Liberation Serif" fo:font-size="12pt" fo:letter-spacing="normal" fo:font-style="normal" style:text-underline-style="none" fo:font-weight="bold" officeooo:rsid="00278a74" style:text-blinking="false" fo:background-color="#ffffff" loext:char-shading-value="0" style:font-size-asian="12pt" style:font-size-complex="12pt" loext:padding="0cm" loext:border="none"/>
    </style:style>
    <style:style style:name="T42" style:family="text">
      <style:text-properties fo:font-variant="normal" fo:text-transform="none" fo:color="#3c3b37" style:text-line-through-style="none" style:text-line-through-type="none" style:font-name="Liberation Serif" fo:font-size="12pt" fo:letter-spacing="normal" fo:font-style="normal" style:text-underline-style="none" fo:font-weight="bold" officeooo:rsid="00297abe" style:text-blinking="false" fo:background-color="#ffffff" loext:char-shading-value="0" style:font-size-asian="12pt" style:font-size-complex="12pt" loext:padding="0cm" loext:border="none"/>
    </style:style>
    <style:style style:name="T43" style:family="text">
      <style:text-properties fo:font-variant="normal" fo:text-transform="none" fo:color="#3c3b37" style:text-line-through-style="none" style:text-line-through-type="none" style:font-name="Liberation Serif" fo:font-size="12pt" fo:letter-spacing="normal" fo:font-style="normal" style:text-underline-style="none" fo:font-weight="bold" officeooo:rsid="002a8316" style:text-blinking="false" fo:background-color="#ffffff" loext:char-shading-value="0" style:font-size-asian="12pt" style:font-size-complex="12pt" loext:padding="0cm" loext:border="none"/>
    </style:style>
    <style:style style:name="T44" style:family="text">
      <style:text-properties fo:font-variant="normal" fo:text-transform="none" fo:color="#3c3b37" style:text-line-through-style="none" style:text-line-through-type="none" style:font-name="Liberation Serif" fo:font-size="12pt" fo:letter-spacing="normal" fo:font-style="normal" style:text-underline-style="none" fo:font-weight="bold" officeooo:rsid="002bb5a9" style:text-blinking="false" fo:background-color="#ffffff" loext:char-shading-value="0" style:font-size-asian="12pt" style:font-size-complex="12pt" loext:padding="0cm" loext:border="none"/>
    </style:style>
    <style:style style:name="T45" style:family="text">
      <style:text-properties fo:font-variant="normal" fo:text-transform="none" fo:color="#3c3b37" style:text-line-through-style="none" style:text-line-through-type="none" style:font-name="Liberation Serif" fo:font-size="12pt" fo:letter-spacing="normal" fo:font-style="normal" style:text-underline-style="none" fo:font-weight="bold" officeooo:rsid="002fe368" style:text-blinking="false" fo:background-color="#ffffff" loext:char-shading-value="0" style:font-size-asian="12pt" style:font-size-complex="12pt" loext:padding="0cm" loext:border="none"/>
    </style:style>
    <style:style style:name="T46" style:family="text">
      <style:text-properties fo:font-variant="normal" fo:text-transform="none" fo:color="#3c3b37" style:text-line-through-style="none" style:text-line-through-type="none" style:font-name="Liberation Serif" fo:font-size="12pt" fo:letter-spacing="normal" fo:font-style="normal" style:text-underline-style="none" fo:font-weight="bold" officeooo:rsid="0030faca" style:text-blinking="false" fo:background-color="#ffffff" loext:char-shading-value="0" style:font-size-asian="12pt" style:font-size-complex="12pt" loext:padding="0cm" loext:border="none"/>
    </style:style>
    <style:style style:name="T47" style:family="text">
      <style:text-properties fo:font-variant="normal" fo:text-transform="none" fo:color="#3c3b37" style:text-line-through-style="none" style:text-line-through-type="none" style:font-name="Liberation Serif" fo:font-size="12pt" fo:letter-spacing="normal" fo:font-style="normal" style:text-underline-style="none" fo:font-weight="bold" officeooo:rsid="00318914" style:text-blinking="false" fo:background-color="#ffffff" loext:char-shading-value="0" style:font-size-asian="12pt" style:font-size-complex="12pt" loext:padding="0cm" loext:border="none"/>
    </style:style>
    <style:style style:name="T48" style:family="text">
      <style:text-properties fo:font-variant="normal" fo:text-transform="none" fo:color="#3c3b37" style:text-line-through-style="none" style:text-line-through-type="none" style:font-name="Liberation Serif" fo:font-size="12pt" fo:letter-spacing="normal" fo:font-style="normal" style:text-underline-style="none" fo:font-weight="bold" officeooo:rsid="0043f75d" style:text-blinking="false" fo:background-color="#ffffff" loext:char-shading-value="0" style:font-size-asian="12pt" style:font-size-complex="12pt" loext:padding="0cm" loext:border="none"/>
    </style:style>
    <style:style style:name="T49" style:family="text">
      <style:text-properties fo:font-variant="normal" fo:text-transform="none" fo:color="#3c3b37" style:text-line-through-style="none" style:text-line-through-type="none" style:font-name="Liberation Serif" fo:font-size="12pt" fo:letter-spacing="normal" fo:font-style="normal" style:text-underline-style="none" fo:font-weight="bold" officeooo:rsid="002765d7" style:text-blinking="false" fo:background-color="#ffffff" loext:char-shading-value="0" style:font-size-asian="12pt" style:font-weight-asian="bold" style:font-size-complex="12pt" style:font-weight-complex="bold" loext:padding="0cm" loext:border="none"/>
    </style:style>
    <style:style style:name="T50" style:family="text">
      <style:text-properties fo:font-variant="normal" fo:text-transform="none" fo:color="#3c3b37" style:text-line-through-style="none" style:text-line-through-type="none" style:font-name="Liberation Serif" fo:font-size="12pt" fo:letter-spacing="normal" fo:font-style="normal" style:text-underline-style="none" fo:font-weight="bold" officeooo:rsid="00318914" style:text-blinking="false" fo:background-color="#ffffff" loext:char-shading-value="0" style:font-size-asian="12pt" style:font-weight-asian="bold" style:font-size-complex="12pt" style:font-weight-complex="bold" loext:padding="0cm" loext:border="none"/>
    </style:style>
    <style:style style:name="T51" style:family="text">
      <style:text-properties fo:font-variant="normal" fo:text-transform="none" fo:color="#3c3b37" style:text-line-through-style="none" style:text-line-through-type="none" style:font-name="Liberation Serif" fo:font-size="12pt" fo:letter-spacing="normal" fo:font-style="normal" style:text-underline-style="none" fo:font-weight="normal" officeooo:rsid="001b96b1" style:text-blinking="false" fo:background-color="#ffffff" loext:char-shading-value="0" style:font-size-asian="12pt" style:font-size-complex="12pt" loext:padding="0cm" loext:border="none"/>
    </style:style>
    <style:style style:name="T52" style:family="text">
      <style:text-properties fo:font-variant="normal" fo:text-transform="none" fo:color="#3c3b37" style:text-line-through-style="none" style:text-line-through-type="none" style:font-name="Liberation Serif" fo:font-size="12pt" fo:letter-spacing="normal" fo:font-style="normal" style:text-underline-style="none" fo:font-weight="normal" officeooo:rsid="001f4b7e" style:text-blinking="false" fo:background-color="#ffffff" loext:char-shading-value="0" style:font-size-asian="12pt" style:font-size-complex="12pt" loext:padding="0cm" loext:border="none"/>
    </style:style>
    <style:style style:name="T53" style:family="text">
      <style:text-properties fo:font-variant="normal" fo:text-transform="none" fo:color="#3c3b37" style:text-line-through-style="none" style:text-line-through-type="none" style:font-name="Liberation Serif" fo:font-size="12pt" fo:letter-spacing="normal" fo:font-style="normal" style:text-underline-style="none" fo:font-weight="normal" officeooo:rsid="002765d7" style:text-blinking="false" fo:background-color="#ffffff" loext:char-shading-value="0" style:font-size-asian="12pt" style:font-size-complex="12pt" loext:padding="0cm" loext:border="none"/>
    </style:style>
    <style:style style:name="T54" style:family="text">
      <style:text-properties fo:font-variant="normal" fo:text-transform="none" fo:color="#3c3b37" style:text-line-through-style="none" style:text-line-through-type="none" style:font-name="Liberation Serif" fo:font-size="12pt" fo:letter-spacing="normal" fo:font-style="normal" style:text-underline-style="none" fo:font-weight="normal" officeooo:rsid="00278a74" style:text-blinking="false" fo:background-color="#ffffff" loext:char-shading-value="0" style:font-size-asian="12pt" style:font-size-complex="12pt" loext:padding="0cm" loext:border="none"/>
    </style:style>
    <style:style style:name="T55" style:family="text">
      <style:text-properties fo:font-variant="normal" fo:text-transform="none" fo:color="#3c3b37" style:text-line-through-style="none" style:text-line-through-type="none" style:font-name="Liberation Serif" fo:font-size="12pt" fo:letter-spacing="normal" fo:font-style="normal" style:text-underline-style="none" fo:font-weight="normal" officeooo:rsid="00297abe" style:text-blinking="false" fo:background-color="#ffffff" loext:char-shading-value="0" style:font-size-asian="12pt" style:font-size-complex="12pt" loext:padding="0cm" loext:border="none"/>
    </style:style>
    <style:style style:name="T56" style:family="text">
      <style:text-properties fo:font-variant="normal" fo:text-transform="none" fo:color="#3c3b37" style:text-line-through-style="none" style:text-line-through-type="none" style:font-name="Liberation Serif" fo:font-size="12pt" fo:letter-spacing="normal" fo:font-style="normal" style:text-underline-style="none" fo:font-weight="normal" officeooo:rsid="002a8316" style:text-blinking="false" fo:background-color="#ffffff" loext:char-shading-value="0" style:font-size-asian="12pt" style:font-size-complex="12pt" loext:padding="0cm" loext:border="none"/>
    </style:style>
    <style:style style:name="T57" style:family="text">
      <style:text-properties fo:font-variant="normal" fo:text-transform="none" fo:color="#3c3b37" style:text-line-through-style="none" style:text-line-through-type="none" style:font-name="Liberation Serif" fo:font-size="12pt" fo:letter-spacing="normal" fo:font-style="normal" style:text-underline-style="none" fo:font-weight="normal" officeooo:rsid="002bb5a9" style:text-blinking="false" fo:background-color="#ffffff" loext:char-shading-value="0" style:font-size-asian="12pt" style:font-size-complex="12pt" loext:padding="0cm" loext:border="none"/>
    </style:style>
    <style:style style:name="T58" style:family="text">
      <style:text-properties fo:font-variant="normal" fo:text-transform="none" fo:color="#3c3b37" style:text-line-through-style="none" style:text-line-through-type="none" style:font-name="Liberation Serif" fo:font-size="12pt" fo:letter-spacing="normal" fo:font-style="normal" style:text-underline-style="none" fo:font-weight="normal" officeooo:rsid="0030faca" style:text-blinking="false" fo:background-color="#ffffff" loext:char-shading-value="0" style:font-size-asian="12pt" style:font-size-complex="12pt" loext:padding="0cm" loext:border="none"/>
    </style:style>
    <style:style style:name="T59" style:family="text">
      <style:text-properties fo:font-variant="normal" fo:text-transform="none" fo:color="#3c3b37" style:text-line-through-style="none" style:text-line-through-type="none" style:font-name="Liberation Serif" fo:font-size="12pt" fo:letter-spacing="normal" fo:font-style="normal" style:text-underline-style="none" fo:font-weight="normal" officeooo:rsid="00318914" style:text-blinking="false" fo:background-color="#ffffff" loext:char-shading-value="0" style:font-size-asian="12pt" style:font-size-complex="12pt" loext:padding="0cm" loext:border="none"/>
    </style:style>
    <style:style style:name="T60" style:family="text">
      <style:text-properties fo:font-variant="normal" fo:text-transform="none" fo:color="#3c3b37" style:text-line-through-style="none" style:text-line-through-type="none" fo:font-size="12pt" fo:letter-spacing="normal" fo:font-style="normal" style:text-underline-style="none" fo:font-weight="bold" officeooo:rsid="00318914" style:text-blinking="false" fo:background-color="#ffffff" loext:char-shading-value="0" style:font-size-asian="12pt" style:font-size-complex="12pt" loext:padding="0cm" loext:border="none"/>
    </style:style>
    <style:style style:name="T61" style:family="text">
      <style:text-properties fo:font-variant="normal" fo:text-transform="none" fo:color="#3c3b37" style:text-line-through-style="none" style:text-line-through-type="none" fo:letter-spacing="normal" fo:font-style="normal" style:text-underline-style="none" fo:font-weight="bold" officeooo:rsid="00318914" style:text-blinking="false" fo:background-color="#ffffff" loext:char-shading-value="0" loext:padding="0cm" loext:border="none"/>
    </style:style>
    <style:style style:name="T62" style:family="text">
      <style:text-properties fo:font-variant="normal" fo:text-transform="none" fo:color="#3c3b37" style:text-line-through-style="none" style:text-line-through-type="none" fo:letter-spacing="normal" fo:font-style="normal" style:text-underline-style="none" officeooo:rsid="00318914" style:text-blinking="false" fo:background-color="#ffffff" loext:char-shading-value="0" loext:padding="0cm" loext:border="none"/>
    </style:style>
    <style:style style:name="T63" style:family="text">
      <style:text-properties fo:font-variant="normal" fo:text-transform="none" fo:color="#3c3b37" style:font-name="sf pro text" fo:font-size="13.5pt" fo:letter-spacing="normal" fo:font-style="normal" fo:font-weight="bold" loext:padding="0cm" loext:border="none"/>
    </style:style>
    <style:style style:name="T64" style:family="text">
      <style:text-properties fo:font-variant="normal" fo:text-transform="none" fo:color="#3c3b37" style:font-name="sf pro text" fo:font-size="13.5pt" fo:letter-spacing="normal" fo:font-style="normal" fo:font-weight="bold" style:font-weight-asian="bold" style:font-weight-complex="bold" loext:padding="0cm" loext:border="none"/>
    </style:style>
    <style:style style:name="T65" style:family="text">
      <style:text-properties fo:font-variant="normal" fo:text-transform="none" fo:color="#3c3b37" style:font-name="sf pro text" fo:font-size="13.5pt" fo:letter-spacing="normal" fo:font-style="normal" fo:font-weight="normal" loext:padding="0cm" loext:border="none"/>
    </style:style>
    <style:style style:name="T66" style:family="text">
      <style:text-properties fo:font-variant="normal" fo:text-transform="none" fo:color="#3c3b37" style:font-name="sf pro text" fo:font-size="13.5pt" fo:letter-spacing="normal" fo:font-style="normal" fo:font-weight="normal" style:font-weight-asian="normal" style:font-weight-complex="normal" loext:padding="0cm" loext:border="none"/>
    </style:style>
    <style:style style:name="T67" style:family="text">
      <style:text-properties fo:font-variant="normal" fo:text-transform="none" fo:color="#3c3b37" style:font-name="sf pro text" fo:font-size="13.5pt" fo:letter-spacing="normal" fo:font-style="normal" loext:padding="0cm" loext:border="none"/>
    </style:style>
    <style:style style:name="T68" style:family="text">
      <style:text-properties fo:font-variant="normal" fo:text-transform="none" fo:color="#3c3b37" fo:font-size="13.5pt" fo:letter-spacing="normal" fo:font-style="normal" fo:font-weight="bold" loext:padding="0cm" loext:border="none"/>
    </style:style>
    <style:style style:name="T69" style:family="text">
      <style:text-properties fo:font-variant="normal" fo:text-transform="none" fo:color="#3c3b37" fo:font-size="13.5pt" fo:letter-spacing="normal" fo:font-style="normal" fo:font-weight="normal" loext:padding="0cm" loext:border="none"/>
    </style:style>
    <style:style style:name="T70" style:family="text">
      <style:text-properties fo:font-variant="normal" fo:text-transform="none" fo:color="#3c3b37" fo:font-size="13.5pt" fo:letter-spacing="normal" fo:font-style="normal" fo:font-weight="normal" style:font-weight-asian="normal" style:font-weight-complex="normal" loext:padding="0cm" loext:border="none"/>
    </style:style>
    <style:style style:name="T71" style:family="text">
      <style:text-properties fo:font-variant="normal" fo:text-transform="none" fo:color="#3c3b37" style:font-name="Liberation Serif" fo:font-size="13.5pt" fo:letter-spacing="normal" fo:font-style="normal" fo:font-weight="bold" loext:padding="0cm" loext:border="none"/>
    </style:style>
    <style:style style:name="T72" style:family="text">
      <style:text-properties fo:font-variant="normal" fo:text-transform="none" fo:color="#3c3b37" style:font-name="Liberation Serif" fo:font-size="13.5pt" fo:letter-spacing="normal" fo:font-style="normal" fo:font-weight="normal" loext:padding="0cm" loext:border="none"/>
    </style:style>
    <style:style style:name="T73" style:family="text">
      <style:text-properties fo:font-variant="normal" fo:text-transform="none" fo:color="#3c3b37" style:font-name="Liberation Serif" fo:font-size="13.5pt" fo:letter-spacing="normal" fo:font-style="normal" fo:font-weight="normal" style:font-weight-asian="normal" style:font-weight-complex="normal" loext:padding="0cm" loext:border="none"/>
    </style:style>
    <style:style style:name="T74" style:family="text">
      <style:text-properties fo:font-variant="normal" fo:text-transform="none" fo:color="#3c3b37" style:font-name="Liberation Serif" fo:letter-spacing="normal" fo:font-style="normal" fo:font-weight="bold" loext:padding="0cm" loext:border="none"/>
    </style:style>
    <style:style style:name="T75" style:family="text">
      <style:text-properties fo:font-variant="normal" fo:text-transform="none" fo:color="#3c3b37" style:font-name="Liberation Serif" fo:letter-spacing="normal" fo:font-style="normal" fo:font-weight="normal" loext:padding="0cm" loext:border="none"/>
    </style:style>
    <style:style style:name="T76" style:family="text">
      <style:text-properties fo:font-variant="normal" fo:text-transform="none" fo:color="#3c3b37" style:font-name="Liberation Serif" fo:letter-spacing="normal" fo:font-style="normal" fo:font-weight="normal" style:font-weight-asian="normal" style:font-weight-complex="normal" loext:padding="0cm" loext:border="none"/>
    </style:style>
    <style:style style:name="T77" style:family="text">
      <style:text-properties fo:font-variant="normal" fo:text-transform="none" fo:color="#3c3b37" style:font-name="Liberation Serif" fo:font-size="12pt" fo:letter-spacing="normal" fo:font-style="normal" fo:font-weight="bold" style:font-size-asian="12pt" style:font-size-complex="12pt" loext:padding="0cm" loext:border="none"/>
    </style:style>
    <style:style style:name="T78" style:family="text">
      <style:text-properties fo:font-variant="normal" fo:text-transform="none" fo:color="#3c3b37" style:font-name="Liberation Serif" fo:font-size="12pt" fo:letter-spacing="normal" fo:font-style="normal" fo:font-weight="normal" style:font-size-asian="12pt" style:font-size-complex="12pt"/>
    </style:style>
    <style:style style:name="T79" style:family="text">
      <style:text-properties fo:font-variant="normal" fo:text-transform="none" fo:color="#3c3b37" style:font-name="Liberation Serif" fo:font-size="12pt" fo:letter-spacing="normal" fo:font-style="normal" fo:font-weight="normal" style:font-size-asian="12pt" style:font-size-complex="12pt" loext:padding="0cm" loext:border="none"/>
    </style:style>
    <style:style style:name="T80" style:family="text">
      <style:text-properties fo:font-variant="normal" fo:text-transform="none" fo:color="#3c3b37" style:font-name="Liberation Serif" fo:font-size="12pt" fo:letter-spacing="normal" fo:font-style="normal" fo:font-weight="normal" style:font-size-asian="12pt" style:font-weight-asian="normal" style:font-size-complex="12pt" style:font-weight-complex="normal" loext:padding="0cm" loext:border="none"/>
    </style:style>
    <style:style style:name="T81" style:family="text">
      <style:text-properties fo:font-variant="normal" fo:text-transform="none" fo:color="#b35a1b" style:font-name="sfmono-regular" fo:font-size="12pt" fo:letter-spacing="normal" fo:font-style="normal" fo:font-weight="normal" fo:background-color="#ffffff" loext:char-shading-value="0" loext:padding-left="0.106cm" loext:padding-right="0.106cm" loext:padding-top="0.053cm" loext:padding-bottom="0.053cm" loext:border="0.06pt solid #dedfe0"/>
    </style:style>
    <style:style style:name="T82" style:family="text">
      <style:text-properties fo:font-variant="normal" fo:text-transform="none" fo:color="#b35a1b" fo:font-size="12pt" fo:letter-spacing="normal" fo:font-style="normal" fo:font-weight="normal" fo:background-color="#ffffff" loext:char-shading-value="0" loext:padding-left="0.106cm" loext:padding-right="0.106cm" loext:padding-top="0.053cm" loext:padding-bottom="0.053cm" loext:border="0.06pt solid #dedfe0"/>
    </style:style>
    <style:style style:name="T83" style:family="text">
      <style:text-properties fo:font-variant="normal" fo:text-transform="none" fo:color="#b35a1b" style:font-name="Liberation Serif" fo:font-size="12pt" fo:letter-spacing="normal" fo:font-style="normal" fo:font-weight="normal" fo:background-color="#ffffff" loext:char-shading-value="0" loext:padding-left="0.106cm" loext:padding-right="0.106cm" loext:padding-top="0.053cm" loext:padding-bottom="0.053cm" loext:border="0.06pt solid #dedfe0"/>
    </style:style>
    <style:style style:name="T84" style:family="text">
      <style:text-properties fo:font-variant="normal" fo:text-transform="none" fo:color="#b35a1b" style:font-name="Liberation Serif" fo:font-size="12pt" fo:letter-spacing="normal" fo:font-style="normal" fo:font-weight="normal" fo:background-color="#ffffff" loext:char-shading-value="0" style:font-size-asian="12pt" style:font-size-complex="12pt" loext:padding-left="0.106cm" loext:padding-right="0.106cm" loext:padding-top="0.053cm" loext:padding-bottom="0.053cm" loext:border="0.06pt solid #dedfe0"/>
    </style:style>
    <style:style style:name="T85" style:family="text">
      <style:text-properties fo:font-variant="normal" fo:text-transform="none" fo:color="#b35a1b" style:font-name="Liberation Serif" fo:font-size="12pt" fo:letter-spacing="normal" fo:font-style="normal" fo:font-weight="bold" fo:background-color="#ffffff" loext:char-shading-value="0" style:font-size-asian="12pt" style:font-size-complex="12pt" loext:padding="0cm" loext:border="none"/>
    </style:style>
    <style:style style:name="T86" style:family="text">
      <style:text-properties fo:font-variant="normal" fo:text-transform="none" fo:color="#b35a1b" style:font-name="Liberation Serif" fo:letter-spacing="normal" fo:font-style="normal" fo:font-weight="normal" fo:background-color="#ffffff" loext:char-shading-value="0" loext:padding-left="0.106cm" loext:padding-right="0.106cm" loext:padding-top="0.053cm" loext:padding-bottom="0.053cm" loext:border="0.06pt solid #dedfe0"/>
    </style:style>
    <style:style style:name="T87" style:family="text">
      <style:text-properties fo:font-variant="normal" fo:text-transform="none" fo:color="#000000" style:text-line-through-style="none" style:text-line-through-type="none" style:font-name="Liberation Serif" fo:font-size="12pt" fo:letter-spacing="normal" fo:font-style="normal" style:text-underline-style="none" officeooo:rsid="0012178e" style:text-blinking="false" fo:background-color="#ffffff" loext:char-shading-value="0" style:font-size-asian="12pt" style:font-weight-asian="normal" style:font-size-complex="12pt" style:font-weight-complex="normal" loext:padding="0cm" loext:border="none"/>
    </style:style>
    <style:style style:name="T88" style:family="text">
      <style:text-properties fo:color="#007791" style:text-line-through-style="none" style:text-line-through-type="none" style:font-name="Liberation Serif" fo:font-size="12pt" style:text-underline-style="none" style:text-blinking="false" fo:background-color="#ffffff" loext:char-shading-value="0" style:font-size-asian="12pt" style:font-size-complex="12pt" loext:padding="0cm" loext:border="none"/>
    </style:style>
    <style:style style:name="T89" style:family="text">
      <style:text-properties fo:color="#007791" style:text-line-through-style="none" style:text-line-through-type="none" style:font-name="Liberation Serif" fo:font-size="12pt" style:text-underline-style="none" style:text-blinking="false" fo:background-color="#ffffff" loext:char-shading-value="0" style:font-size-asian="12pt" style:font-weight-asian="normal" style:font-size-complex="12pt" style:font-weight-complex="normal" loext:padding="0cm" loext:border="none"/>
    </style:style>
    <style:style style:name="T90" style:family="text">
      <style:text-properties fo:color="#007791" style:text-line-through-style="none" style:text-line-through-type="none" style:font-name="Liberation Serif" fo:font-size="12pt" style:text-underline-style="none" style:text-blinking="false" fo:background-color="transparent" loext:char-shading-value="0" style:font-size-asian="12pt" style:font-weight-asian="normal" style:font-size-complex="12pt" style:font-weight-complex="normal"/>
    </style:style>
    <style:style style:name="T91" style:family="text">
      <style:text-properties fo:color="#007791" style:text-line-through-style="none" style:text-line-through-type="none" style:font-name="Liberation Serif" fo:font-size="12pt" style:text-underline-style="none" fo:font-weight="bold" style:text-blinking="false" fo:background-color="#ffffff" loext:char-shading-value="0" style:font-size-asian="12pt" style:font-size-complex="12pt" loext:padding="0cm" loext:border="none"/>
    </style:style>
    <style:style style:name="T92" style:family="text">
      <style:text-properties fo:color="#007791" style:text-line-through-style="none" style:text-line-through-type="none" style:font-name="Liberation Serif" fo:font-size="12pt" style:text-underline-style="none" fo:font-weight="bold" officeooo:rsid="0012178e" style:text-blinking="false" fo:background-color="#ffffff" loext:char-shading-value="0" style:font-size-asian="12pt" style:font-size-complex="12pt" loext:padding="0cm" loext:border="none"/>
    </style:style>
    <style:style style:name="T93" style:family="text">
      <style:text-properties fo:color="#007791" style:text-line-through-style="none" style:text-line-through-type="none" style:font-name="Liberation Serif" fo:font-size="12pt" style:text-underline-style="none" fo:font-weight="bold" style:text-blinking="false" fo:background-color="transparent" loext:char-shading-value="0" style:font-size-asian="12pt" style:font-size-complex="12pt" loext:padding="0cm" loext:border="none"/>
    </style:style>
    <style:style style:name="T94" style:family="text">
      <style:text-properties fo:color="#007791" style:text-line-through-style="none" style:text-line-through-type="none" style:font-name="Liberation Serif" fo:font-size="12pt" style:text-underline-style="none" fo:font-weight="normal" style:text-blinking="false" fo:background-color="transparent" loext:char-shading-value="0" style:font-size-asian="12pt" style:font-size-complex="12pt" loext:padding="0cm" loext:border="none"/>
    </style:style>
    <style:style style:name="T95" style:family="text">
      <style:text-properties fo:color="#007791" style:text-line-through-style="none" style:text-line-through-type="none" style:text-underline-style="none" officeooo:rsid="000eb398" style:text-blinking="false" fo:background-color="#ffffff" loext:char-shading-value="0" loext:padding="0cm" loext:border="none"/>
    </style:style>
    <style:style style:name="T96" style:family="text">
      <style:text-properties fo:color="#007791" style:text-line-through-style="none" style:text-line-through-type="none" style:text-underline-style="none" style:text-blinking="false" fo:background-color="transparent" loext:char-shading-value="0"/>
    </style:style>
    <style:style style:name="T97" style:family="text">
      <style:text-properties fo:color="#007791" style:text-line-through-style="none" style:text-line-through-type="none" style:text-underline-style="none" style:text-blinking="false" fo:background-color="transparent" loext:char-shading-value="0" style:font-weight-asian="normal" style:font-weight-complex="normal"/>
    </style:style>
    <style:style style:name="T98" style:family="text">
      <style:text-properties fo:color="#007791" style:text-line-through-style="none" style:text-line-through-type="none" fo:font-size="12pt" style:text-underline-style="none" style:text-blinking="false" fo:background-color="transparent" loext:char-shading-value="0" style:font-size-asian="12pt" style:font-weight-asian="normal" style:font-size-complex="12pt" style:font-weight-complex="normal"/>
    </style:style>
    <style:style style:name="T99" style:family="text">
      <style:text-properties fo:color="#007791" style:font-name="Liberation Serif" fo:font-size="12pt" fo:font-weight="bold" style:font-size-asian="12pt" style:font-size-complex="12pt"/>
    </style:style>
    <style:style style:name="T100" style:family="text">
      <style:text-properties style:text-line-through-style="none" style:text-line-through-type="none" style:font-name="Liberation Serif" fo:font-size="12pt" style:text-underline-style="none" style:text-blinking="false" fo:background-color="#ffffff" loext:char-shading-value="0" style:font-size-asian="12pt" style:font-size-complex="12pt" loext:padding="0cm" loext:border="none"/>
    </style:style>
    <style:style style:name="T101" style:family="text">
      <style:text-properties style:text-line-through-style="none" style:text-line-through-type="none" style:font-name="Liberation Serif" fo:font-size="12pt" style:text-underline-style="none" officeooo:rsid="0012178e" style:text-blinking="false" fo:background-color="#ffffff" loext:char-shading-value="0" style:font-size-asian="12pt" style:font-size-complex="12pt" loext:padding="0cm" loext:border="none"/>
    </style:style>
    <style:style style:name="T102" style:family="text">
      <style:text-properties style:text-line-through-style="none" style:text-line-through-type="none" style:font-name="Liberation Serif" fo:font-size="12pt" style:text-underline-style="none" style:text-blinking="false" fo:background-color="#ffffff" loext:char-shading-value="0" style:font-size-asian="12pt" style:font-weight-asian="normal" style:font-size-complex="12pt" style:font-weight-complex="normal" loext:padding="0cm" loext:border="none"/>
    </style:style>
    <style:style style:name="T103" style:family="text">
      <style:text-properties style:text-line-through-style="none" style:text-line-through-type="none" style:font-name="Liberation Serif" fo:font-size="12pt" style:text-underline-style="none" officeooo:rsid="0012178e" style:text-blinking="false" fo:background-color="#ffffff" loext:char-shading-value="0" style:font-size-asian="12pt" style:font-weight-asian="normal" style:font-size-complex="12pt" style:font-weight-complex="normal" loext:padding="0cm" loext:border="none"/>
    </style:style>
    <style:style style:name="T104" style:family="text">
      <style:text-properties style:text-line-through-style="none" style:text-line-through-type="none" style:font-name="Liberation Serif" fo:font-size="12pt" style:text-underline-style="none" fo:font-weight="bold" style:text-blinking="false" fo:background-color="#ffffff" loext:char-shading-value="0" style:font-size-asian="12pt" style:font-size-complex="12pt" loext:padding="0cm" loext:border="none"/>
    </style:style>
    <style:style style:name="T105" style:family="text">
      <style:text-properties style:text-line-through-style="none" style:text-line-through-type="none" style:font-name="Liberation Serif" fo:font-size="12pt" style:text-underline-style="none" fo:font-weight="bold" officeooo:rsid="0012178e" style:text-blinking="false" fo:background-color="#ffffff" loext:char-shading-value="0" style:font-size-asian="12pt" style:font-size-complex="12pt" loext:padding="0cm" loext:border="none"/>
    </style:style>
    <style:style style:name="T106" style:family="text">
      <style:text-properties style:text-line-through-style="none" style:text-line-through-type="none" style:font-name="Liberation Serif" fo:font-size="12pt" style:text-underline-style="none" fo:font-weight="bold" officeooo:rsid="001939dd" style:text-blinking="false" fo:background-color="#ffffff" loext:char-shading-value="0" style:font-size-asian="12pt" style:font-size-complex="12pt" loext:padding="0cm" loext:border="none"/>
    </style:style>
    <style:style style:name="T107" style:family="text">
      <style:text-properties style:text-line-through-style="none" style:text-line-through-type="none" style:font-name="Liberation Serif" fo:font-size="12pt" style:text-underline-style="none" fo:font-weight="normal" style:text-blinking="false" fo:background-color="#ffffff" loext:char-shading-value="0" style:font-size-asian="12pt" style:font-size-complex="12pt" loext:padding="0cm" loext:border="none"/>
    </style:style>
    <style:style style:name="T108" style:family="text">
      <style:text-properties style:text-line-through-style="none" style:text-line-through-type="none" style:text-underline-style="none" style:text-blinking="false" fo:background-color="#ffffff" loext:char-shading-value="0" loext:padding="0cm" loext:border="none"/>
    </style:style>
    <style:style style:name="T109" style:family="text">
      <style:text-properties style:text-line-through-style="none" style:text-line-through-type="none" style:text-underline-style="none" officeooo:rsid="000eb398" style:text-blinking="false" fo:background-color="#ffffff" loext:char-shading-value="0" loext:padding="0cm" loext:border="none"/>
    </style:style>
    <style:style style:name="T110" style:family="text">
      <style:text-properties style:text-line-through-style="none" style:text-line-through-type="none" style:text-underline-style="none" officeooo:rsid="0012178e" style:text-blinking="false" fo:background-color="#ffffff" loext:char-shading-value="0" style:font-weight-asian="normal" style:font-weight-complex="normal" loext:padding="0cm" loext:border="none"/>
    </style:style>
    <style:style style:name="T111" style:family="text">
      <style:text-properties fo:color="#b35a1b"/>
    </style:style>
    <style:style style:name="T112" style:family="text">
      <style:text-properties fo:color="#b35a1b" style:text-line-through-style="none" style:text-line-through-type="none" style:font-name="Liberation Serif" fo:font-size="12pt" style:text-underline-style="none" style:text-blinking="false" fo:background-color="#ffffff" loext:char-shading-value="0" style:font-size-asian="12pt" style:font-size-complex="12pt" loext:padding-left="0.106cm" loext:padding-right="0.106cm" loext:padding-top="0.053cm" loext:padding-bottom="0.053cm" loext:border="0.06pt solid #dedfe0"/>
    </style:style>
    <style:style style:name="T113" style:family="text">
      <style:text-properties fo:color="#b35a1b" style:text-line-through-style="none" style:text-line-through-type="none" style:font-name="Liberation Serif" fo:font-size="12pt" style:text-underline-style="none" style:text-blinking="false" fo:background-color="#ffffff" loext:char-shading-value="0" style:font-size-asian="12pt" style:font-weight-asian="normal" style:font-size-complex="12pt" style:font-weight-complex="normal" loext:padding-left="0.106cm" loext:padding-right="0.106cm" loext:padding-top="0.053cm" loext:padding-bottom="0.053cm" loext:border="0.06pt solid #dedfe0"/>
    </style:style>
    <style:style style:name="T114" style:family="text">
      <style:text-properties fo:color="#b35a1b" style:text-line-through-style="none" style:text-line-through-type="none" style:font-name="Liberation Serif" fo:font-size="12pt" style:text-underline-style="none" officeooo:rsid="0012178e" style:text-blinking="false" fo:background-color="#ffffff" loext:char-shading-value="0" style:font-size-asian="12pt" style:font-weight-asian="normal" style:font-size-complex="12pt" style:font-weight-complex="normal" loext:padding-left="0.106cm" loext:padding-right="0.106cm" loext:padding-top="0.053cm" loext:padding-bottom="0.053cm" loext:border="0.06pt solid #dedfe0"/>
    </style:style>
    <style:style style:name="T115" style:family="text">
      <style:text-properties fo:color="#b35a1b" style:text-line-through-style="none" style:text-line-through-type="none" style:font-name="Liberation Serif" fo:font-size="12pt" style:text-underline-style="none" fo:font-weight="bold" style:text-blinking="false" fo:background-color="#ffffff" loext:char-shading-value="0" style:font-size-asian="12pt" style:font-size-complex="12pt" loext:padding="0cm" loext:border="none"/>
    </style:style>
    <style:style style:name="T116" style:family="text">
      <style:text-properties fo:color="#b35a1b" style:text-line-through-style="none" style:text-line-through-type="none" style:font-name="Liberation Serif" fo:font-size="12pt" style:text-underline-style="none" fo:font-weight="bold" officeooo:rsid="0012178e" style:text-blinking="false" fo:background-color="#ffffff" loext:char-shading-value="0" style:font-size-asian="12pt" style:font-size-complex="12pt" loext:padding="0cm" loext:border="none"/>
    </style:style>
    <style:style style:name="T117" style:family="text">
      <style:text-properties fo:color="#29303b"/>
    </style:style>
    <style:style style:name="T118" style:family="text">
      <style:text-properties fo:color="#29303b" fo:font-style="normal" fo:font-weight="normal"/>
    </style:style>
    <style:style style:name="T119" style:family="text">
      <style:text-properties fo:color="#46c28e"/>
    </style:style>
    <style:style style:name="T120" style:family="text">
      <style:text-properties fo:color="#000000" style:text-line-through-style="none" style:text-line-through-type="none" style:font-name="Liberation Serif" fo:font-size="12pt" style:text-underline-style="none" style:text-blinking="false" fo:background-color="#ffffff" loext:char-shading-value="0" style:font-size-asian="12pt" style:font-weight-asian="normal" style:font-size-complex="12pt" style:font-weight-complex="normal" loext:padding="0cm" loext:border="none"/>
    </style:style>
    <style:style style:name="T121" style:family="text">
      <style:text-properties fo:color="#000000" style:text-line-through-style="none" style:text-line-through-type="none" style:text-underline-style="none" style:text-blinking="false" fo:background-color="#ffffff" loext:char-shading-value="0" style:font-weight-asian="normal" style:font-weight-complex="normal" loext:padding="0cm" loext:border="none"/>
    </style:style>
    <style:style style:name="T122" style:family="text">
      <style:text-properties fo:color="#000000" style:text-line-through-style="none" style:text-line-through-type="none" style:text-underline-style="none" fo:font-weight="bold" officeooo:rsid="0012178e" style:text-blinking="false" fo:background-color="#ffffff" loext:char-shading-value="0" style:font-weight-asian="bold" style:font-weight-complex="bold" loext:padding="0cm" loext:border="none"/>
    </style:style>
    <style:style style:name="T123" style:family="text">
      <style:text-properties fo:color="#cacbcc"/>
    </style:style>
    <style:style style:name="T124" style:family="text">
      <style:text-properties fo:font-weight="bold" style:font-weight-asian="bold" style:font-weight-complex="bold"/>
    </style:style>
    <style:style style:name="T125" style:family="text">
      <style:text-properties style:font-name="Liberation Serif" fo:font-size="12pt" style:font-size-asian="12pt" style:font-size-complex="12pt"/>
    </style:style>
    <style:style style:name="T126" style:family="text">
      <style:text-properties style:font-name="Liberation Serif" fo:font-size="12pt" fo:font-weight="normal" style:font-size-asian="12pt" style:font-size-complex="12pt" loext:padding="0cm" loext:border="none"/>
    </style:style>
    <style:style style:name="T127" style:family="text">
      <style:text-properties style:font-name="Liberation Serif" fo:font-size="12pt" fo:font-weight="bold" style:font-size-asian="12pt" style:font-size-complex="12pt" loext:padding="0cm" loext:border="none"/>
    </style:style>
    <style:style style:name="T128" style:family="text">
      <style:text-properties fo:font-weight="normal" style:font-weight-asian="normal" style:font-weight-complex="normal"/>
    </style:style>
    <text:list-style style:name="L1">
      <text:list-level-style-number text:level="1" text:style-name="Numbering_20_Symbols" style:num-suffix="." style:num-format="1">
        <style:list-level-properties text:space-before="0.265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26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My Miro</text:p>
      <text:p text:style-name="P53"/>
      <text:p text:style-name="P1"><text:a xlink:type="simple" xlink:href="https://miro.com/app/board/o9J_lJDTVog=/" text:style-name="Internet_20_link" text:visited-style-name="Visited_20_Internet_20_Link"><text:span text:style-name="T125">https://miro.com/app/board/o9J_lJDTVog=/</text:span></text:a></text:p>
      <text:p text:style-name="P53"/>
      <text:p text:style-name="P53">How to become Senior</text:p>
      <text:p text:style-name="P53"/>
      <text:p text:style-name="P1"><text:a xlink:type="simple" xlink:href="https://zerotomastery.io/blog/developers-edge-how-to-become-a-senior-developer/" text:style-name="Internet_20_link" text:visited-style-name="Visited_20_Internet_20_Link"><text:span text:style-name="T125">https://zerotomastery.io/blog/developers-edge-how-to-become-a-senior-developer/</text:span></text:a></text:p>
      <text:p text:style-name="P53"/>
      <text:p text:style-name="P53">Don’t be a Junior</text:p>
      <text:p text:style-name="P53"/>
      <text:p text:style-name="P1"><text:a xlink:type="simple" xlink:href="https://zerotomastery.io/blog/dont-be-a-junior-developer/" text:style-name="Internet_20_link" text:visited-style-name="Visited_20_Internet_20_Link"><text:span text:style-name="T125">https://zerotomastery.io/blog/dont-be-a-junior-developer/</text:span></text:a></text:p>
      <text:p text:style-name="P53"/>
      <text:p text:style-name="P34"/>
      <text:p text:style-name="P34"><text:tab/><text:tab/><text:span text:style-name="T124">Section 2: SSH</text:span></text:p>
      <text:p text:style-name="P38"/>
      <text:p text:style-name="P38"><text:tab/><text:tab/><text:span text:style-name="T128">Resources: SSH Command</text:span></text:p>
      <text:p text:style-name="P34"/>
      <text:p text:style-name="P34">Linux SSH</text:p>
      <text:p text:style-name="P34"/>
      <text:p text:style-name="P2"><text:a xlink:type="simple" xlink:href="https://www.makeuseof.com/tag/beginners-guide-setting-ssh-linux-testing-setup/" text:style-name="Internet_20_link" text:visited-style-name="Visited_20_Internet_20_Link"><text:span text:style-name="T125">https://www.makeuseof.com/tag/beginners-guide-setting-ssh-linux-testing-setup/</text:span></text:a></text:p>
      <text:p text:style-name="P34"/>
      <text:p text:style-name="P34">Windows use Putty</text:p>
      <text:p text:style-name="P34"/>
      <text:p text:style-name="P34">You can buy Digital ocean VPS for 5 dollrs</text:p>
      <text:p text:style-name="P34"/>
      <text:p text:style-name="P2"><text:a xlink:type="simple" xlink:href="https://github.com/zero-to-mastery" text:style-name="Internet_20_link" text:visited-style-name="Visited_20_Internet_20_Link"><text:span text:style-name="T125">https://github.com/zero-to-mastery</text:span></text:a></text:p>
      <text:p text:style-name="P34"/>
      <text:p text:style-name="P34"><text:tab/><text:tab/>Resources: Asymmetric Encryption</text:p>
      <text:p text:style-name="P34"/>
      <text:p text:style-name="P2"><text:a xlink:type="simple" xlink:href="https://www.youtube.com/watch?v=NmM9HA2MQGI" office:target-frame-name="_blank" xlink:show="new" text:style-name="Internet_20_link" text:visited-style-name="Visited_20_Internet_20_Link"><text:span text:style-name="T88">https://www.youtube.com/watch?v=NmM9HA2MQGI</text:span></text:a><text:span text:style-name="T125"><text:line-break/><text:line-break/></text:span><text:a xlink:type="simple" xlink:href="https://www.youtube.com/watch?v=Yjrfm_oRO0w" office:target-frame-name="_blank" xlink:show="new" text:style-name="Internet_20_link" text:visited-style-name="Visited_20_Internet_20_Link"><text:span text:style-name="T88">https://www.youtube.com/watch?v=Yjrfm_oRO0w</text:span></text:a><text:span text:style-name="T125"><text:line-break/><text:line-break/></text:span><text:a xlink:type="simple" xlink:href="https://www.youtube.com/watch?v=vsXMMT2CqqE&amp;t=" office:target-frame-name="_blank" xlink:show="new" text:style-name="Internet_20_link" text:visited-style-name="Visited_20_Internet_20_Link"><text:span text:style-name="T88">https://www.youtube.com/watch?v=vsXMMT2CqqE&amp;t=</text:span></text:a><text:span text:style-name="T125"><text:line-break/><text:line-break/></text:span><text:a xlink:type="simple" xlink:href="https://www.youtube.com/watch?v=NF1pwjL9-DE" text:style-name="Internet_20_link" text:visited-style-name="Visited_20_Internet_20_Link"><text:span text:style-name="T88">https://www.youtube.com/watch?v=NF1pwjL9-DE</text:span></text:a></text:p>
      <text:p text:style-name="P43"/>
      <text:p text:style-name="P35"><text:span text:style-name="T95"><text:tab/><text:tab/></text:span><text:span text:style-name="T108">Quick Note: SSH Into A Server</text:span></text:p>
      <text:p text:style-name="P43"/>
      <text:p text:style-name="P24"><text:span text:style-name="T100">In the previous video I showed you how to add SSH keys to the </text:span><text:span text:style-name="Source_20_Text"><text:span text:style-name="T112">authorized_keys</text:span></text:span><text:span text:style-name="T100">  of a Digital Ocean Server. Afterwards, I also showed you how to add it on the Digital Ocean control panel. Keep in mind that you cannot, use the control panel in Digital Ocean to add keys to already created droplets. You either have to create a new server after you've added the SSH key on the control panel, or add it manually to the </text:span><text:span text:style-name="Source_20_Text"><text:span text:style-name="T112">authorized_keys</text:span></text:span><text:span text:style-name="T100"> <text:line-break/><text:line-break/>Also, if you are on Windows, you may have to use GitBash instead of Powershell. Here are the steps that a fellow student followed:<text:line-break/>1. Download, install and open Git Bash - the link is provided at the end of the video.</text:span></text:p>
      <text:p text:style-name="P69">2. Type "ssh-agent bash" and press Enter.</text:p>
      <text:p text:style-name="P69"><text:soft-page-break/>3. Type "ssh-add ~/.ssh/id_rsa_digitalocean" and press Enter. You should get confrimation of Identity added.</text:p>
      <text:p text:style-name="P69">4. Try connecting to your digital ocean account again via SSH. Now it shouldn't ask you for the password!</text:p>
      <text:p text:style-name="P69"><text:tab/><text:tab/>Resources: SSH Into A Server</text:p>
      <text:p text:style-name="P24"><text:span text:style-name="Strong_20_Emphasis"><text:span text:style-name="T104">Recommended </text:span></text:span><text:span text:style-name="Source_20_Text"><text:span text:style-name="Strong_20_Emphasis"><text:span text:style-name="T115">ssh-keygen</text:span></text:span></text:span><text:span text:style-name="Strong_20_Emphasis"><text:span text:style-name="T107">  </text:span></text:span><text:span text:style-name="Strong_20_Emphasis"><text:span text:style-name="T104">command:</text:span></text:span></text:p>
      <text:p text:style-name="P75"><text:span text:style-name="T117">ssh-keygen -t rsa -b 4096 -C </text:span><text:span text:style-name="T119">"your_email@example.com"</text:span></text:p>
      <text:p text:style-name="P22"><text:span text:style-name="Strong_20_Emphasis"><text:span text:style-name="T77"><text:line-break/>Windows: <text:line-break/></text:span></text:span><text:span text:style-name="T78">If you have Git for Windows (which you should), ssh-keygen command should be available: </text:span><text:a xlink:type="simple" xlink:href="https://gitforwindows.org/" office:target-frame-name="_blank" xlink:show="new" text:style-name="Internet_20_link" text:visited-style-name="Visited_20_Internet_20_Link"><text:span text:style-name="T15">https://gitforwindows.org/</text:span></text:a><text:span text:style-name="T78"><text:line-break/>You can read more about this </text:span><text:a xlink:type="simple" xlink:href="https://stackoverflow.com/questions/11771378/ssh-keygen-is-not-recognized-as-an-internal-or-external-command" office:target-frame-name="_blank" xlink:show="new" text:style-name="Internet_20_link" text:visited-style-name="Visited_20_Internet_20_Link"><text:span text:style-name="T15">here</text:span></text:a><text:span text:style-name="T78"><text:line-break/>Another option is to use </text:span><text:a xlink:type="simple" xlink:href="https://www.ssh.com/ssh/putty/windows/puttygen" office:target-frame-name="_blank" xlink:show="new" text:style-name="Internet_20_link" text:visited-style-name="Visited_20_Internet_20_Link"><text:span text:style-name="T15">https://www.ssh.com/ssh/putty/windows/puttygen</text:span></text:a><text:span text:style-name="T78"><text:line-break/><text:line-break/></text:span><text:span text:style-name="Source_20_Text"><text:span text:style-name="T84">pbcopy</text:span></text:span><text:span text:style-name="T78">  command: </text:span><text:a xlink:type="simple" xlink:href="https://superuser.com/questions/472598/pbcopy-for-windows/1171448#1171448" office:target-frame-name="_blank" xlink:show="new" text:style-name="Internet_20_link" text:visited-style-name="Visited_20_Internet_20_Link"><text:span text:style-name="T15">https://superuser.com/questions/472598/pbcopy-for-windows/1171448#1171448</text:span></text:a></text:p>
      <text:p text:style-name="P71"/>
      <text:p text:style-name="P22"><text:span text:style-name="Strong_20_Emphasis"><text:span text:style-name="T77">Extra Video:<text:line-break/></text:span></text:span><text:span text:style-name="T78">If you want to learn a little bit more about how SSH works internally, watch this excellent video: </text:span><text:a xlink:type="simple" xlink:href="https://youtu.be/ORcvSkgdA58" office:target-frame-name="_blank" xlink:show="new" text:style-name="Internet_20_link" text:visited-style-name="Visited_20_Internet_20_Link"><text:span text:style-name="T15">https://youtu.be/ORcvSkgdA58</text:span></text:a></text:p>
      <text:p text:style-name="P43"/>
      <text:p text:style-name="P64"><text:span text:style-name="T109"><text:tab/><text:tab/></text:span><text:span text:style-name="T108">Extra Solution: Set Up SSH on Github</text:span></text:p>
      <text:p text:style-name="P67"/>
      <text:p text:style-name="P23"><text:span text:style-name="T100">Here is a great visual guide created by a fellow student if you are still having problems solving this exercise (especially on Windows): </text:span><text:a xlink:type="simple" xlink:href="https://github.com/antonykidis/Setup-ssh-for-github/blob/master/Setup-ssh-on-github.pdf" text:style-name="Internet_20_link" text:visited-style-name="Visited_20_Internet_20_Link"><text:span text:style-name="T125">https://</text:span></text:a><text:a xlink:type="simple" xlink:href="https://github.com/antonykidis/Setup-ssh-for-github/blob/master/Setup-ssh-on-github.pdf" text:style-name="Internet_20_link" text:visited-style-name="Visited_20_Internet_20_Link"><text:span text:style-name="T125">github.com/antonykidis/Setup-ssh-for-github/blob/master/Setup-ssh-on-github.pdf</text:span></text:a></text:p>
      <text:p text:style-name="P68"/>
      <text:p text:style-name="P68"/>
      <text:p text:style-name="P67"/>
      <text:p text:style-name="P35"><text:span text:style-name="T95"><text:tab/><text:tab/></text:span><text:span text:style-name="T108">Optional: Contributing To Open Source Projects</text:span></text:p>
      <text:p text:style-name="P40"/>
      <text:p text:style-name="P25"><text:span text:style-name="T100">If you haven't done so already, </text:span><text:span text:style-name="Strong_20_Emphasis"><text:span text:style-name="T104">it is time to contribute to your first open source project!</text:span></text:span></text:p>
      <text:p text:style-name="P71"/>
      <text:p text:style-name="P22"><text:span text:style-name="T78">The contribution can be as big as a new feature, or as small as fixing a typo in the </text:span><text:span text:style-name="Source_20_Text"><text:span text:style-name="Strong_20_Emphasis"><text:span text:style-name="T85">README.md</text:span></text:span></text:span><text:span text:style-name="T78"> file. Here is what we are going to do:</text:span></text:p>
      <text:p text:style-name="P71"/>
      <text:p text:style-name="P22"><text:span text:style-name="T78">1. Join our Discord community </text:span><text:span text:style-name="Strong_20_Emphasis"><text:span text:style-name="T77">(see Lecture 2 of this course) </text:span></text:span><text:span text:style-name="T78">and make sure you are in the </text:span><text:span text:style-name="Strong_20_Emphasis"><text:span text:style-name="T77">#group-project channel</text:span></text:span><text:span text:style-name="T78">. </text:span></text:p>
      <text:p text:style-name="P22"><text:span text:style-name="T78">2. </text:span><text:a xlink:type="simple" xlink:href="https://zerotomastery.io/community/?utm_source=udemy&amp;utm_medium=coursecontent" office:target-frame-name="_blank" xlink:show="new" text:style-name="Internet_20_link" text:visited-style-name="Visited_20_Internet_20_Link"><text:span text:style-name="Strong_20_Emphasis"><text:span text:style-name="T22">Read this 4 step guide by selecting "Open Source Projects"</text:span></text:span></text:a></text:p>
      <text:p text:style-name="P22"><text:soft-page-break/><text:span text:style-name="T78">3. Share your </text:span><text:span text:style-name="Strong_20_Emphasis"><text:span text:style-name="T77">pull request on the Discord channel #group-project-chat </text:span></text:span><text:span text:style-name="T78">so others can see your awesome contribution!</text:span></text:p>
      <text:p text:style-name="P22"><text:span text:style-name="T78">4. In order to see the Zero to Mastery Icon in your Github profile, follow this: </text:span><text:a xlink:type="simple" xlink:href="https://help.github.com/articles/publicizing-or-hiding-organization-membership/" office:target-frame-name="_blank" xlink:show="new" text:style-name="Internet_20_link" text:visited-style-name="Visited_20_Internet_20_Link"><text:span text:style-name="T15">https://help.github.com/articles/publicizing-or-hiding-organization-membership/</text:span></text:a><text:span text:style-name="T78">. If you have any issues with this, you can tag the management team on Discord and let them know by pinging </text:span><text:span text:style-name="Strong_20_Emphasis"><text:span text:style-name="T77">@Management Team</text:span></text:span></text:p>
      <text:p text:style-name="P40"/>
      <text:p text:style-name="P40"/>
      <text:p text:style-name="P41"><text:tab/><text:tab/>Monthly Coding Challenges, Free Resources and Guides</text:p>
      <text:p text:style-name="P41"/>
      <text:p text:style-name="P3"><text:span text:style-name="T100">Every month in the community, we will have </text:span><text:a xlink:type="simple" xlink:href="https://zerotomastery.io/community/coding-challenges/" office:target-frame-name="_blank" xlink:show="new" text:style-name="Internet_20_link" text:visited-style-name="Visited_20_Internet_20_Link"><text:span text:style-name="Strong_20_Emphasis"><text:span text:style-name="T91">coding challenges</text:span></text:span></text:a><text:span text:style-name="T100"> for you to participate in, </text:span><text:a xlink:type="simple" xlink:href="https://zerotomastery.io/blog/" office:target-frame-name="_blank" xlink:show="new" text:style-name="Internet_20_link" text:visited-style-name="Visited_20_Internet_20_Link"><text:span text:style-name="Strong_20_Emphasis"><text:span text:style-name="T91">monthly industry blogs</text:span></text:span></text:a><text:span text:style-name="T100"> and other</text:span><text:span text:style-name="Strong_20_Emphasis"><text:span text:style-name="T100"> </text:span></text:span><text:a xlink:type="simple" xlink:href="https://zerotomastery.io/resources/" office:target-frame-name="_blank" xlink:show="new" text:style-name="Internet_20_link" text:visited-style-name="Visited_20_Internet_20_Link"><text:span text:style-name="Strong_20_Emphasis"><text:span text:style-name="T91">top free resources</text:span></text:span></text:a><text:span text:style-name="T100"> emailed to you. We also have annual events like </text:span><text:span text:style-name="Emphasis"><text:span text:style-name="T100">Advent of Code</text:span></text:span><text:span text:style-name="T100">🎄, </text:span><text:span text:style-name="Emphasis"><text:span text:style-name="T100">Hacktoberfest </text:span></text:span><text:span text:style-name="T100">👾, and </text:span><text:span text:style-name="Emphasis"><text:span text:style-name="T100">Frosty February Hackathon</text:span></text:span><text:span text:style-name="T100">☃️, plus some </text:span><text:span text:style-name="Emphasis"><text:span text:style-name="T100">giveaways </text:span></text:span><text:span text:style-name="T100">🎁 as well.<text:line-break/></text:span></text:p>
      <text:p text:style-name="P41"><text:tab/><text:tab/>Resources: Image File Formats</text:p>
      <text:p text:style-name="P41"/>
      <text:p text:style-name="P3"><text:span text:style-name="T100">Want to learn more about Image file types? I recommend you check out these resources:<text:line-break/><text:line-break/></text:span><text:a xlink:type="simple" xlink:href="https://99designs.com/blog/tips/image-file-types/" office:target-frame-name="_blank" xlink:show="new" text:style-name="Internet_20_link" text:visited-style-name="Visited_20_Internet_20_Link"><text:span text:style-name="T88">https://99designs.com/blog/tips/image-file-types/</text:span></text:a><text:span text:style-name="T100"><text:line-break/><text:line-break/></text:span><text:a xlink:type="simple" xlink:href="https://pageweight.imgix.com/" office:target-frame-name="_blank" xlink:show="new" text:style-name="Internet_20_link" text:visited-style-name="Visited_20_Internet_20_Link"><text:span text:style-name="T88">https://pageweight.imgix.com/</text:span></text:a><text:span text:style-name="T100"><text:line-break/><text:line-break/></text:span><text:a xlink:type="simple" xlink:href="https://www.sitepoint.com/gif-png-jpg-which-one-to-use/" office:target-frame-name="_blank" xlink:show="new" text:style-name="Internet_20_link" text:visited-style-name="Visited_20_Internet_20_Link"><text:span text:style-name="T88">https://www.sitepoint.com/gif-png-jpg-which-one-to-use/</text:span></text:a></text:p>
      <text:p text:style-name="P41"/>
      <text:p text:style-name="P41"/>
      <text:p text:style-name="P41"><text:tab/><text:tab/>Exercise: #1 - Media Queries</text:p>
      <text:p text:style-name="P33"/>
      <text:p text:style-name="P3"><text:a xlink:type="simple" xlink:href="https://www.verexif.com/en/" office:target-frame-name="_blank" xlink:show="new" text:style-name="Internet_20_link" text:visited-style-name="Visited_20_Internet_20_Link"><text:span text:style-name="T88">https://www.verexif.com/en/</text:span></text:a><text:span text:style-name="T100"><text:line-break/><text:line-break/></text:span><text:a xlink:type="simple" xlink:href="https://css-tricks.com/snippets/css/media-queries-for-standard-devices/" office:target-frame-name="_blank" xlink:show="new" text:style-name="Internet_20_link" text:visited-style-name="Visited_20_Internet_20_Link"><text:span text:style-name="T88">Media Queries</text:span></text:a><text:span text:style-name="T100"><text:line-break/><text:line-break/></text:span><text:a xlink:type="simple" xlink:href="https://gist.github.com/bartholomej/8415655" office:target-frame-name="_blank" xlink:show="new" text:style-name="Internet_20_link" text:visited-style-name="Visited_20_Internet_20_Link"><text:span text:style-name="T88">Media Queries Cheat Sheet</text:span></text:a></text:p>
      <text:p text:style-name="P44"/>
      <text:p text:style-name="P44"/>
      <text:p text:style-name="P45"><text:tab/><text:tab/>Resources: Delivery Optimizations</text:p>
      <text:p text:style-name="P45"/>
      <text:p text:style-name="P3"><text:a xlink:type="simple" xlink:href="https://stackoverflow.com/questions/985431/max-parallel-http-connections-in-a-browser" office:target-frame-name="_blank" xlink:show="new" text:style-name="Internet_20_link" text:visited-style-name="Visited_20_Internet_20_Link"><text:span text:style-name="T89">Max Parallel Requests Per Browser</text:span></text:a></text:p>
      <text:p text:style-name="P46"/>
      <text:p text:style-name="P46"><text:tab/><text:tab/>Resources: Async + Defer</text:p>
      <text:p text:style-name="P46"/>
      <text:p text:style-name="P4"><text:span text:style-name="T102">One thing that I didn't mention much in the previous video is that because of HTML parsing, the location of the script tags when you put </text:span><text:span text:style-name="Source_20_Text"><text:span text:style-name="T113">async</text:span></text:span><text:span text:style-name="T102">  or </text:span><text:span text:style-name="Source_20_Text"><text:span text:style-name="T113">defer</text:span></text:span><text:span text:style-name="T102">  attributes on them is important. This is a great resource that explains the importance of this: </text:span><text:a xlink:type="simple" xlink:href="https://stackoverflow.com/questions/10808109/script-tag-async-defer" office:target-frame-name="_blank" xlink:show="new" text:style-name="Internet_20_link" text:visited-style-name="Visited_20_Internet_20_Link"><text:span text:style-name="T89">https://stackoverflow.com/questions/10808109/script-tag-async-defer</text:span></text:a></text:p>
      <text:p text:style-name="P46"/>
      <text:p text:style-name="P46"/>
      <text:p text:style-name="P46"><text:tab/><text:tab/></text:p>
      <text:p text:style-name="P46"><text:tab/><text:tab/>Resources: Keiko Corp Website</text:p>
      <text:p text:style-name="P46"/>
      <text:p text:style-name="P4"><text:soft-page-break/><text:span text:style-name="T102">Using all you have learned in this section, it's time to impress Bruno and optimize the Keiko Corp Website which isn't very good right now. You can find the project </text:span><text:a xlink:type="simple" xlink:href="https://github.com/aneagoie/keiko-corp" office:target-frame-name="_blank" xlink:show="new" text:style-name="Internet_20_link" text:visited-style-name="Visited_20_Internet_20_Link"><text:span text:style-name="T89">repository here</text:span></text:a><text:span text:style-name="T102">. Fork the repository, and create a </text:span><text:a xlink:type="simple" xlink:href="https://help.github.com/articles/configuring-a-publishing-source-for-github-pages/" office:target-frame-name="_blank" xlink:show="new" text:style-name="Internet_20_link" text:visited-style-name="Visited_20_Internet_20_Link"><text:span text:style-name="T89">Github pages</text:span></text:a><text:span text:style-name="T102"> for it so that you have a URL you can test on these two tools:</text:span><text:span text:style-name="T120"><text:line-break/><text:line-break/></text:span><text:span text:style-name="T102">1. </text:span><text:a xlink:type="simple" xlink:href="https://developers.google.com/speed/pagespeed/insights/" office:target-frame-name="_blank" xlink:show="new" text:style-name="Internet_20_link" text:visited-style-name="Visited_20_Internet_20_Link"><text:span text:style-name="T89">PageSpeed Insights</text:span></text:a><text:span text:style-name="T120"><text:line-break/></text:span><text:span text:style-name="T102">2. </text:span><text:a xlink:type="simple" xlink:href="https://www.webpagetest.org/" office:target-frame-name="_blank" xlink:show="new" text:style-name="Internet_20_link" text:visited-style-name="Visited_20_Internet_20_Link"><text:span text:style-name="T89">WebPageTest</text:span></text:a></text:p>
      <text:p text:style-name="P46"/>
      <text:p text:style-name="P47"><text:tab/><text:tab/>Optional: Resource Prefetching</text:p>
      <text:p text:style-name="P47"/>
      <text:p text:style-name="P57">There is another technique that can be beneficial when optimizing websites. It is easy to misuse, and different browsers have different performance metrics for them so I did not include it in the videos. However, if you are interested and would like to read more about it, this is (In my opinion) the best resource on the topic:</text:p>
      <text:p text:style-name="P22"><text:a xlink:type="simple" xlink:href="https://css-tricks.com/prefetching-preloading-prebrowsing/" office:target-frame-name="_blank" xlink:show="new" text:style-name="Internet_20_link" text:visited-style-name="Visited_20_Internet_20_Link"><text:span text:style-name="T15">https://css-tricks.com/prefetching-preloading-prebrowsing/</text:span></text:a></text:p>
      <text:p text:style-name="P47"/>
      <text:p text:style-name="P48"/>
      <text:p text:style-name="P48"><text:tab/><text:tab/>Resources: Performance Tools</text:p>
      <text:p text:style-name="P45"/>
      <text:p text:style-name="P58">Here are some extra resources and guides if you want a little more practice:</text:p>
      <text:p text:style-name="P22"><text:span text:style-name="Strong_20_Emphasis"><text:span text:style-name="T77">Exercise: Dev Tools: </text:span></text:span></text:p>
      <text:p text:style-name="P71"/>
      <text:list xml:id="list2635917854" text:style-name="L1">
        <text:list-item>
          <text:p text:style-name="P62"><text:a xlink:type="simple" xlink:href="https://developers.google.com/web/tools/chrome-devtools/evaluate-performance/reference#activities" office:target-frame-name="_blank" xlink:show="new" text:style-name="Internet_20_link" text:visited-style-name="Visited_20_Internet_20_Link"><text:span text:style-name="T15">View main thread activities in a table</text:span></text:a><text:span text:style-name="T78"> to sort activities based on which ones took up the most time.</text:span></text:p>
        </text:list-item>
        <text:list-item>
          <text:p text:style-name="P73"><text:a xlink:type="simple" xlink:href="https://developers.google.com/web/tools/chrome-devtools/evaluate-performance/reference#fps" office:target-frame-name="_blank" xlink:show="new" text:style-name="Internet_20_link" text:visited-style-name="Visited_20_Internet_20_Link"><text:span text:style-name="T15">Analyze frames per second (FPS)</text:span></text:a><text:span text:style-name="T78"> to measure whether your animations truly run smoothly.</text:span></text:p>
        </text:list-item>
        <text:list-item>
          <text:p text:style-name="P73"><text:a xlink:type="simple" xlink:href="https://developers.google.com/web/updates/2017/11/devtools-release-notes#perf-monitor" office:target-frame-name="_blank" xlink:show="new" text:style-name="Internet_20_link" text:visited-style-name="Visited_20_Internet_20_Link"><text:span text:style-name="T15">Monitor CPU usage, JS heap size, DOM nodes, layouts per second, and more</text:span></text:a><text:span text:style-name="T78"> in real-time with the Performance Monitor.</text:span></text:p>
        </text:list-item>
        <text:list-item>
          <text:p text:style-name="P73"><text:a xlink:type="simple" xlink:href="https://developers.google.com/web/tools/chrome-devtools/evaluate-performance/reference#screenshots" office:target-frame-name="_blank" xlink:show="new" text:style-name="Internet_20_link" text:visited-style-name="Visited_20_Internet_20_Link"><text:span text:style-name="T15">Capture screenshots while recording</text:span></text:a><text:span text:style-name="T78"> to play back exactly how the page looked while the page loaded, or an animation fired, and so on.</text:span></text:p>
        </text:list-item>
        <text:list-item>
          <text:p text:style-name="P73"><text:a xlink:type="simple" xlink:href="https://developers.google.com/web/tools/chrome-devtools/evaluate-performance/reference#interactions" office:target-frame-name="_blank" xlink:show="new" text:style-name="Internet_20_link" text:visited-style-name="Visited_20_Internet_20_Link"><text:span text:style-name="T15">View interactions</text:span></text:a><text:span text:style-name="T78"> to quickly identify what happened on a page after a user interacted with it.</text:span></text:p>
        </text:list-item>
        <text:list-item>
          <text:p text:style-name="P73"><text:a xlink:type="simple" xlink:href="https://developers.google.com/web/tools/chrome-devtools/evaluate-performance/reference#scrolling-performance-issues" office:target-frame-name="_blank" xlink:show="new" text:style-name="Internet_20_link" text:visited-style-name="Visited_20_Internet_20_Link"><text:span text:style-name="T15">Find scroll performance issues in real-time</text:span></text:a><text:span text:style-name="T78"> by highlighting the page whenever a potentially problematic listener fires.</text:span></text:p>
        </text:list-item>
        <text:list-item>
          <text:p text:style-name="P73"><text:a xlink:type="simple" xlink:href="https://developers.google.com/web/tools/chrome-devtools/evaluate-performance/reference#paint-flashing" office:target-frame-name="_blank" xlink:show="new" text:style-name="Internet_20_link" text:visited-style-name="Visited_20_Internet_20_Link"><text:span text:style-name="T15">View paint events in real-time</text:span></text:a><text:span text:style-name="T78"> to identify costly paint events that may be harming the performance of your animations.<text:line-break/></text:span><text:a xlink:type="simple" xlink:href="https://developers.google.com/web/tools/chrome-devtools/evaluate-performance/reference#main" office:target-frame-name="_blank" xlink:show="new" text:style-name="Internet_20_link" text:visited-style-name="Visited_20_Internet_20_Link"><text:span text:style-name="T15">View main thread activity</text:span></text:a><text:span text:style-name="T78"> to view every event that occurred on the main thread while you were recording.</text:span></text:p>
        </text:list-item>
      </text:list>
      <text:p text:style-name="P22"><text:span text:style-name="T78"><text:line-break/></text:span><text:span text:style-name="Strong_20_Emphasis"><text:span text:style-name="T77">Other Resources:</text:span></text:span></text:p>
      <text:p text:style-name="P22"><text:a xlink:type="simple" xlink:href="http://optimizilla.com/" office:target-frame-name="_blank" xlink:show="new" text:style-name="Internet_20_link" text:visited-style-name="Visited_20_Internet_20_Link"><text:span text:style-name="T125">http://optimizilla.com/<text:line-break/><text:line-break/></text:span></text:a><text:a xlink:type="simple" xlink:href="https://tools.pingdom.com/" office:target-frame-name="_blank" xlink:show="new" text:style-name="Internet_20_link" text:visited-style-name="Visited_20_Internet_20_Link"><text:span text:style-name="T125">https://tools.pingdom.com/</text:span></text:a></text:p>
      <text:p text:style-name="P22"><text:a xlink:type="simple" xlink:href="https://www.thinkwithgoogle.com/feature/mobile/" office:target-frame-name="_blank" xlink:show="new" text:style-name="Internet_20_link" text:visited-style-name="Visited_20_Internet_20_Link"><text:span text:style-name="T15">https://www.thinkwithgoogle.com/feature/mobile/</text:span></text:a></text:p>
      <text:p text:style-name="P22"><text:a xlink:type="simple" xlink:href="https://developers.google.com/web/tools/lighthouse/" office:target-frame-name="_blank" xlink:show="new" text:style-name="Internet_20_link" text:visited-style-name="Visited_20_Internet_20_Link"><text:span text:style-name="T15">https://developers.google.com/web/tools/lighthouse/</text:span></text:a></text:p>
      <text:p text:style-name="P22"><text:a xlink:type="simple" xlink:href="http://websitespeedranker.com/" office:target-frame-name="_blank" xlink:show="new" text:style-name="Internet_20_link" text:visited-style-name="Visited_20_Internet_20_Link"><text:span text:style-name="T15">http://websitespeedranker.com/</text:span></text:a></text:p>
      <text:p text:style-name="P22"><text:a xlink:type="simple" xlink:href="https://pageweight.imgix.com/?ref=producthunt" office:target-frame-name="_blank" xlink:show="new" text:style-name="Internet_20_link" text:visited-style-name="Visited_20_Internet_20_Link"><text:span text:style-name="T15">https://pageweight.imgix.com/</text:span></text:a></text:p>
      <text:p text:style-name="P22"><text:a xlink:type="simple" xlink:href="https://developers.google.com/speed/pagespeed/insights/" office:target-frame-name="_blank" xlink:show="new" text:style-name="Internet_20_link" text:visited-style-name="Visited_20_Internet_20_Link"><text:span text:style-name="T15">https://developers.google.com/speed/pagespeed/insights/</text:span></text:a></text:p>
      <text:p text:style-name="P22"><text:soft-page-break/><text:a xlink:type="simple" xlink:href="https://passmarked.com/?ref=producthunt" office:target-frame-name="_blank" xlink:show="new" text:style-name="Internet_20_link" text:visited-style-name="Visited_20_Internet_20_Link"><text:span text:style-name="T15">https://passmarked.com/</text:span></text:a></text:p>
      <text:p text:style-name="P22"><text:a xlink:type="simple" xlink:href="https://images.guide/" office:target-frame-name="_blank" xlink:show="new" text:style-name="Internet_20_link" text:visited-style-name="Visited_20_Internet_20_Link"><text:span text:style-name="T125">https://images.guide/<text:line-break/><text:line-break/></text:span></text:a><text:a xlink:type="simple" xlink:href="https://www.crazyegg.com/blog/image-editing-tools/" office:target-frame-name="_blank" xlink:show="new" text:style-name="Internet_20_link" text:visited-style-name="Visited_20_Internet_20_Link"><text:span text:style-name="T125">https://www.crazyegg.com/blog/image-editing-tools/</text:span></text:a></text:p>
      <text:p text:style-name="P71"/>
      <text:p text:style-name="P22"><text:span text:style-name="Strong_20_Emphasis"><text:span text:style-name="T77">Additional image manipulation tools:</text:span></text:span></text:p>
      <text:list xml:id="list4005911536" text:style-name="L2">
        <text:list-item>
          <text:p text:style-name="P63"><text:a xlink:type="simple" xlink:href="https://www.xnview.com/en/xnconvert/" office:target-frame-name="_blank" xlink:show="new" text:style-name="Internet_20_link" text:visited-style-name="Visited_20_Internet_20_Link"><text:span text:style-name="T15">XNConvert</text:span></text:a><text:span text:style-name="T78">: This free, cross-platform tool can handle batched images, and performs resizing, optimization, and other transforms.</text:span></text:p>
        </text:list-item>
        <text:list-item>
          <text:p text:style-name="P74"><text:a xlink:type="simple" xlink:href="https://imageoptim.com/mac" office:target-frame-name="_blank" xlink:show="new" text:style-name="Internet_20_link" text:visited-style-name="Visited_20_Internet_20_Link"><text:span text:style-name="T15">ImageOptim</text:span></text:a><text:span text:style-name="T78">: This free tool is available for Mac and as an online service, and is specifically aimed at optimizing images for speed, including metadata removal (discussed above).</text:span></text:p>
        </text:list-item>
        <text:list-item>
          <text:p text:style-name="P74"><text:a xlink:type="simple" xlink:href="https://itunes.apple.com/us/app/resizeit/id416280139?mt=12" office:target-frame-name="_blank" xlink:show="new" text:style-name="Internet_20_link" text:visited-style-name="Visited_20_Internet_20_Link"><text:span text:style-name="T15">ResizeIt</text:span></text:a><text:span text:style-name="T78">: A Mac-only desktop product that lets you change the size of multiple images simultaneously, and can convert file formats at the same time.</text:span></text:p>
        </text:list-item>
        <text:list-item>
          <text:p text:style-name="P74"><text:a xlink:type="simple" xlink:href="http://www.picresize.com/" office:target-frame-name="_blank" xlink:show="new" text:style-name="Internet_20_link" text:visited-style-name="Visited_20_Internet_20_Link"><text:span text:style-name="T15">PicResize</text:span></text:a><text:span text:style-name="T78">: One of several good browser-based tools that gives you lots of options for cropping, rotating, resizing, adding effects to, and converting images.</text:span></text:p>
        </text:list-item>
        <text:list-item>
          <text:p text:style-name="P74"><text:a xlink:type="simple" xlink:href="https://www.gimp.org/" office:target-frame-name="_blank" xlink:show="new" text:style-name="Internet_20_link" text:visited-style-name="Visited_20_Internet_20_Link"><text:span text:style-name="T15">Gimp</text:span></text:a><text:span text:style-name="T78">: This ever-popular cross-platform tool just gets better with age. Powerful and flexible, Gimp lets you perform a wide variety of image manipulation tasks including, of course, resizing.</text:span></text:p>
        </text:list-item>
      </text:list>
      <text:p text:style-name="P45"/>
      <text:p text:style-name="P49"><text:tab/><text:tab/></text:p>
      <text:p text:style-name="P49"><text:tab/><text:tab/>Resources: HTTP/2</text:p>
      <text:p text:style-name="P49"/>
      <text:p text:style-name="P5"><text:span text:style-name="T102">Here is a great resource if you want to learn more about what will be coming up in the future with HTTP/2:</text:span><text:span text:style-name="T120"><text:line-break/><text:line-break/></text:span><text:a xlink:type="simple" xlink:href="https://developers.google.com/web/fundamentals/performance/http2/" office:target-frame-name="_blank" xlink:show="new" text:style-name="Internet_20_link" text:visited-style-name="Visited_20_Internet_20_Link"><text:span text:style-name="T89">https://developers.google.com/web/fundamentals/performance/http2/</text:span></text:a></text:p>
      <text:p text:style-name="P49"><text:tab/><text:tab/></text:p>
      <text:p text:style-name="P49"><text:tab/><text:tab/>HTTP/3</text:p>
      <text:p text:style-name="P5"><text:span text:style-name="T102">Although HTTP/3 is in very early development and we still have a long ways until it becomes commonplace, I wanted to let you know that the work is already starting on the latest protocol with some really interesting performance opportunities! You can </text:span><text:a xlink:type="simple" xlink:href="https://blog.cloudflare.com/http3-the-past-present-and-future/" office:target-frame-name="_blank" xlink:show="new" text:style-name="Internet_20_link" text:visited-style-name="Visited_20_Internet_20_Link"><text:span text:style-name="Strong_20_Emphasis"><text:span text:style-name="T91">read about the details here</text:span></text:span></text:a><text:span text:style-name="T102">. When it becomes more common place, I will make a video on it :)</text:span></text:p>
      <text:p text:style-name="P49"/>
      <text:p text:style-name="P49"><text:tab/><text:tab/></text:p>
      <text:p text:style-name="P36"><text:span text:style-name="T121"><text:tab/><text:tab/></text:span><text:span text:style-name="T122">Section 3: React + Redux</text:span></text:p>
      <text:p text:style-name="P50"/>
      <text:p text:style-name="P50"/>
      <text:p text:style-name="P50"/>
      <text:p text:style-name="P59">You can find all the code used in this section with the latest up to date libraries below if you encounter any issues:</text:p>
      <text:p text:style-name="P71"/>
      <text:p text:style-name="P22"><text:a xlink:type="simple" xlink:href="https://github.com/aneagoie/robofriends" office:target-frame-name="_blank" xlink:show="new" text:style-name="Internet_20_link" text:visited-style-name="Visited_20_Internet_20_Link"><text:span text:style-name="Strong_20_Emphasis"><text:span text:style-name="T22">https://github.com/aneagoie/robofriends</text:span></text:span></text:a></text:p>
      <text:p text:style-name="P50"/>
      <text:p text:style-name="P51"><text:tab/><text:tab/>Learning Guideline</text:p>
      <text:p text:style-name="P51"/>
      <text:p text:style-name="P60">Since I get this question a lot, I've added an info graph to help you decide what skills you should focus on and what you need to learn to succeed as a Web Developer.</text:p>
      <text:p text:style-name="P21"><text:a xlink:type="simple" xlink:href="https://zerotomastery.io/courses/#roadmap" office:target-frame-name="_blank" xlink:show="new" text:style-name="Internet_20_link" text:visited-style-name="Visited_20_Internet_20_Link"><text:span text:style-name="T94">See the full sized map here.</text:span></text:a></text:p>
      <text:p text:style-name="P52"><text:soft-page-break/></text:p>
      <text:p text:style-name="P52"><text:tab/><text:tab/>Exercise: #1 - Media Queries</text:p>
      <text:p text:style-name="P52"/>
      <text:p text:style-name="P9"><text:span text:style-name="T33">This first few React videos are </text:span><text:span text:style-name="Strong_20_Emphasis"><text:span text:style-name="T35">part of my other course: </text:span></text:span><text:a xlink:type="simple" xlink:href="https://www.udemy.com/course/the-complete-web-developer-zero-to-mastery/?referralCode=FFF295AECF3594CE440E" office:target-frame-name="_blank" xlink:show="new" text:style-name="Internet_20_link" text:visited-style-name="Visited_20_Internet_20_Link"><text:span text:style-name="Strong_20_Emphasis"><text:span text:style-name="T24">The Complete Web Developer: Zero to Mastery</text:span></text:span></text:a><text:span text:style-name="Strong_20_Emphasis"><text:span text:style-name="T35">.</text:span></text:span><text:span text:style-name="T33"> I have decided to include them here in case you do not have any experience with React, or you would like to see how the Robofriends app was built which will be featured in our upcoming sections. I provide the project files at the end of these React videos so if you would like, you can skip over the first few videos, and </text:span><text:span text:style-name="Strong_20_Emphasis"><text:span text:style-name="T35">go straight to Introduction to Redux + Webpack</text:span></text:span><text:span text:style-name="T87"><text:line-break/><text:line-break/></text:span><text:span text:style-name="Strong_20_Emphasis"><text:span text:style-name="T35">This is only recommended if you have complete The Complete Web Developer: Zero to Mastery OR you have previous experience with React.</text:span></text:span><text:span text:style-name="T87"><text:line-break/><text:line-break/></text:span><text:span text:style-name="T33">Finally, in this section, I recommend you follow along by also coding with me throughout the React, Redux, and Module Bundling section to get some practice. I provide all the code files at the end of each part so you can go off on your own and practice or add on top of the project. </text:span></text:p>
      <text:p text:style-name="P52"/>
      <text:p text:style-name="P52"><text:tab/><text:tab/>Quick Note About React</text:p>
      <text:p text:style-name="P52"/>
      <text:p text:style-name="P8"><text:a xlink:type="simple" xlink:href="https://marketplace.visualstudio.com/items?itemName=jawandarajbir.react-vscode-extension-pack" text:style-name="Internet_20_link" text:visited-style-name="Visited_20_Internet_20_Link"><text:span text:style-name="T125">https://marketplace.visualstudio.com/items?itemName=jawandarajbir.react-vscode-extension-pack</text:span></text:a></text:p>
      <text:p text:style-name="P52"/>
      <text:p text:style-name="P8"><text:a xlink:type="simple" xlink:href="https://create-react-app.dev/docs/getting-started/" text:style-name="Internet_20_link" text:visited-style-name="Visited_20_Internet_20_Link"><text:span text:style-name="T125">https://create-react-app.dev/docs/getting-started/</text:span></text:a></text:p>
      <text:p text:style-name="P52"/>
      <text:p text:style-name="P8"><text:a xlink:type="simple" xlink:href="https://medium.com/@maybekatz/introducing-npx-an-npm-package-runner-55f7d4bd282b" text:style-name="Internet_20_link" text:visited-style-name="Visited_20_Internet_20_Link"><text:span text:style-name="T125">https://medium.com/@maybekatz/introducing-npx-an-npm-package-runner-55f7d4bd282b</text:span></text:a></text:p>
      <text:p text:style-name="P52"/>
      <text:p text:style-name="P52"/>
      <text:p text:style-name="P42"><text:tab/><text:tab/>Quick Note: CRA 4</text:p>
      <text:p text:style-name="P42"/>
      <text:p text:style-name="P7"><text:a xlink:type="simple" xlink:href="https://create-react-app.dev/docs/getting-started#quick-start" office:target-frame-name="_blank" xlink:show="new" text:style-name="Internet_20_link" text:visited-style-name="Visited_20_Internet_20_Link"><text:span text:style-name="Strong_20_Emphasis"><text:span text:style-name="T99">Create React App 4 is here</text:span></text:span></text:a><text:span text:style-name="T125">! Luckily for us, most of the changes are internal so the way you install it and use it is very similar (same) to what you saw with Create React App 3!</text:span></text:p>
      <text:p text:style-name="P42"/>
      <text:p text:style-name="P37"><text:span text:style-name="T110"><text:tab/><text:tab/></text:span>React.Fragment and Semantic HTML</text:p>
      <text:p text:style-name="P42"/>
      <text:p text:style-name="P6"><text:span text:style-name="T103">One thing you will notice with React is that because we always have to return just one element from a component, we end up wrapping a lot of our components in </text:span><text:span text:style-name="Source_20_Text"><text:span text:style-name="T114">&lt;div&gt;&lt;/div&gt;</text:span></text:span><text:span text:style-name="T103">.<text:line-break/><text:line-break/></text:span><text:span text:style-name="Strong_20_Emphasis"><text:span text:style-name="T105">BUT WHAT ABOUT SEMANTIC HTML YOU TAUGHT US ABOUT IN THE HTML SECTION ANDREI!??!!</text:span></text:span><text:span text:style-name="T103"><text:line-break/><text:line-break/></text:span><text:span text:style-name="Strong_20_Emphasis"><text:span text:style-name="T105">You are right! React realized this was an issue, and with the newer version of React 16.2, they introduced something called </text:span></text:span><text:span text:style-name="Source_20_Text"><text:span text:style-name="Strong_20_Emphasis"><text:span text:style-name="T116">Fragment</text:span></text:span></text:span><text:span text:style-name="Strong_20_Emphasis"><text:span text:style-name="T101"> </text:span></text:span><text:span text:style-name="Strong_20_Emphasis"><text:span text:style-name="T105">to fix this issue. </text:span></text:span><text:a xlink:type="simple" xlink:href="https://blog.logrocket.com/rendering-sibling-elements-react-fragments/" office:target-frame-name="_blank" xlink:show="new" text:style-name="Internet_20_link" text:visited-style-name="Visited_20_Internet_20_Link"><text:span text:style-name="Strong_20_Emphasis"><text:span text:style-name="T92">You can read about it here</text:span></text:span></text:a><text:span text:style-name="Strong_20_Emphasis"><text:span text:style-name="T101"> </text:span></text:span><text:span text:style-name="Strong_20_Emphasis"><text:span text:style-name="T105">(optional).</text:span></text:span></text:p>
      <text:p text:style-name="P6"><text:span text:style-name="Strong_20_Emphasis"><text:span text:style-name="T105"/></text:span></text:p>
      <text:p text:style-name="P6"><text:span text:style-name="Strong_20_Emphasis"><text:span text:style-name="T105"><text:tab/><text:tab/></text:span></text:span><text:span text:style-name="Strong_20_Emphasis"><text:span text:style-name="T106">Robofriends source code from course</text:span></text:span></text:p>
      <text:p text:style-name="P10"><text:span text:style-name="Strong_20_Emphasis"><text:span text:style-name="T35"><text:tab/><text:tab/></text:span></text:span><text:a xlink:type="simple" xlink:href="https://github.com/aneagoie/robofriends" text:style-name="Internet_20_link" text:visited-style-name="Visited_20_Internet_20_Link"><text:span text:style-name="Strong_20_Emphasis"><text:span text:style-name="T20">https://github.com/aneagoie/robofriends</text:span></text:span></text:a></text:p>
      <text:p text:style-name="P10"><text:span text:style-name="Strong_20_Emphasis"><text:span text:style-name="T35"/></text:span></text:p>
      <text:p text:style-name="P11"><text:span text:style-name="Strong_20_Emphasis"><text:span text:style-name="T36"><text:tab/><text:tab/>install Redux DevTools</text:span></text:span></text:p>
      <text:p text:style-name="P11"><text:span text:style-name="Strong_20_Emphasis"><text:span text:style-name="T36"/></text:span></text:p>
      <text:p text:style-name="P11"><text:span text:style-name="Strong_20_Emphasis"><text:span text:style-name="T36"/></text:span></text:p>
      <text:p text:style-name="P11"><text:span text:style-name="Strong_20_Emphasis"><text:span text:style-name="T36"/></text:span></text:p>
      <text:p text:style-name="P11"><text:span text:style-name="Strong_20_Emphasis"><text:span text:style-name="T36"><text:tab/><text:tab/></text:span></text:span><text:span text:style-name="Strong_20_Emphasis"><text:span text:style-name="T51">Project Files – Redux</text:span></text:span></text:p>
      <text:p text:style-name="P11"><text:span text:style-name="Strong_20_Emphasis"><text:span text:style-name="T36"/></text:span></text:p>
      <text:p text:style-name="P26"><text:span text:style-name="Strong_20_Emphasis"><text:span text:style-name="T51">Here is the Github repo with the complete project files for the RoboFriends app which we built together with Redux. Go ahead and clone it and do what you will with it. It's all yours to put into </text:span></text:span><text:soft-page-break/><text:span text:style-name="Strong_20_Emphasis"><text:span text:style-name="T51">your portfolio, or make it even better!<text:line-break/><text:line-break/></text:span></text:span><text:a xlink:type="simple" xlink:href="https://github.com/aneagoie/robofriends-redux" office:target-frame-name="_blank" xlink:show="new" text:style-name="Internet_20_link" text:visited-style-name="Visited_20_Internet_20_Link"><text:span text:style-name="Strong_20_Emphasis"><text:span text:style-name="T16">https://github.com/aneagoie/robofriends-redux</text:span></text:span></text:a></text:p>
      <text:p text:style-name="P71"/>
      <text:p text:style-name="P22"><text:span text:style-name="T78">As a bonus, one of the ZTM students created this project using React Hooks which you can check it out here: </text:span><text:a xlink:type="simple" xlink:href="https://github.com/rusty-jnr/robofriends" office:target-frame-name="_blank" xlink:show="new" text:style-name="Internet_20_link" text:visited-style-name="Visited_20_Internet_20_Link"><text:span text:style-name="T15">https://github.com/rusty-jnr/robofriends</text:span></text:a></text:p>
      <text:p text:style-name="P11"><text:span text:style-name="Strong_20_Emphasis"><text:span text:style-name="T36"/></text:span></text:p>
      <text:p text:style-name="P11"><text:span text:style-name="Strong_20_Emphasis"><text:span text:style-name="T36"/></text:span></text:p>
      <text:p text:style-name="P12"><text:span text:style-name="Strong_20_Emphasis"><text:span text:style-name="T37"><text:tab/><text:tab/><text:tab/><text:tab/>React tools and Libraries</text:span></text:span></text:p>
      <text:p text:style-name="P12"><text:span text:style-name="Strong_20_Emphasis"><text:span text:style-name="T37"/></text:span></text:p>
      <text:p text:style-name="P12"><text:span text:style-name="Strong_20_Emphasis"><text:span text:style-name="T37">Ramda, Lo dash, glamorous, styled components, css-modules, gatsby, next js, material ui, semantic ui, </text:span></text:span><text:span text:style-name="Strong_20_Emphasis"><text:span text:style-name="T38">redux-saga for more async requests, <text:s/>immutable.js, </text:span></text:span></text:p>
      <text:p text:style-name="P12"><text:span text:style-name="Strong_20_Emphasis"><text:span text:style-name="T38"/></text:span></text:p>
      <text:p text:style-name="P13"><text:span text:style-name="Strong_20_Emphasis"><text:span text:style-name="T39">bundeling parcel, webpack, rollup.js your own npm packages</text:span></text:span></text:p>
      <text:p text:style-name="P13"><text:span text:style-name="Strong_20_Emphasis"><text:span text:style-name="T39"/></text:span></text:p>
      <text:p text:style-name="P13"><text:span text:style-name="Strong_20_Emphasis"><text:span text:style-name="T39"><text:s text:c="8"/></text:span></text:span><text:span text:style-name="Strong_20_Emphasis"><text:span text:style-name="T52">Update: Babel 7 + ESlint +<text:tab/> <text:s text:c="24"/><text:tab/><text:tab/><text:tab/><text:tab/>Webpack 5</text:span></text:span></text:p>
      <text:p text:style-name="P13"><text:span text:style-name="Strong_20_Emphasis"><text:span text:style-name="T39"/></text:span></text:p>
      <text:p text:style-name="P13"><text:a xlink:type="simple" xlink:href="https://babeljs.io/docs/en/v7-migration" text:style-name="Internet_20_link" text:visited-style-name="Visited_20_Internet_20_Link"><text:span text:style-name="Strong_20_Emphasis"><text:span text:style-name="T39">https://babeljs.io/docs/en/v7-migration</text:span></text:span></text:a></text:p>
      <text:p text:style-name="P13"><text:span text:style-name="Strong_20_Emphasis"><text:span text:style-name="T39"/></text:span></text:p>
      <text:p text:style-name="P13"><text:a xlink:type="simple" xlink:href="https://eslint.org/docs/user-guide/migrating-to-3.0.0" text:style-name="Internet_20_link" text:visited-style-name="Visited_20_Internet_20_Link"><text:span text:style-name="Strong_20_Emphasis"><text:span text:style-name="T39">https://eslint.org/docs/user-guide/migrating-to-3.0.0</text:span></text:span></text:a></text:p>
      <text:p text:style-name="P13"><text:span text:style-name="Strong_20_Emphasis"><text:span text:style-name="T39"/></text:span></text:p>
      <text:p text:style-name="P13"><text:span text:style-name="Strong_20_Emphasis"><text:span text:style-name="T39"/></text:span></text:p>
      <text:p text:style-name="P13"><text:span text:style-name="Strong_20_Emphasis"><text:span text:style-name="T39"><text:tab/><text:tab/></text:span></text:span><text:span text:style-name="Strong_20_Emphasis"><text:span text:style-name="T52">Resources: Webpack <text:tab/><text:tab/><text:tab/><text:tab/><text:tab/><text:tab/><text:tab/>Configurator</text:span></text:span></text:p>
      <text:p text:style-name="P22"><text:span text:style-name="T79">Configuration shouldn't be hard. As time goes one, I believe we will move towards less and less configuration. Here is a great tool to make configuring your Webpack easy. Enjoy playing with it! </text:span><text:a xlink:type="simple" xlink:href="http://web.jakoblind.no/webpack-config/" office:target-frame-name="_blank" xlink:show="new" text:style-name="Internet_20_link" text:visited-style-name="Visited_20_Internet_20_Link"><text:span text:style-name="T15">http://web.jakoblind.no/webpack-config/ </text:span></text:a></text:p>
      <text:p text:style-name="P13"><text:span text:style-name="Strong_20_Emphasis"><text:span text:style-name="T39"/></text:span></text:p>
      <text:p text:style-name="P13"><text:span text:style-name="Strong_20_Emphasis"><text:span text:style-name="T39"/></text:span></text:p>
      <text:p text:style-name="P13"><text:span text:style-name="Strong_20_Emphasis"><text:span text:style-name="T39"/></text:span></text:p>
      <text:p text:style-name="P13"><text:span text:style-name="Strong_20_Emphasis"><text:span text:style-name="T39"/></text:span></text:p>
      <text:p text:style-name="P13"><text:span text:style-name="Strong_20_Emphasis"><text:span text:style-name="T39"><text:tab/><text:tab/></text:span></text:span><text:span text:style-name="Strong_20_Emphasis"><text:span text:style-name="T49">Section 5: Performance part 2</text:span></text:span></text:p>
      <text:p text:style-name="P13"><text:span text:style-name="Strong_20_Emphasis"><text:span text:style-name="T40"/></text:span></text:p>
      <text:p text:style-name="P13"><text:span text:style-name="Strong_20_Emphasis"><text:span text:style-name="T53">Updated Code For This Section</text:span></text:span></text:p>
      <text:p text:style-name="P70">You can find all the code used in this section with the latest up to date libraries below if you encounter any issues:</text:p>
      <text:p text:style-name="P22"><text:a xlink:type="simple" xlink:href="https://github.com/aneagoie/code-splitting-exercise" office:target-frame-name="_blank" xlink:show="new" text:style-name="Internet_20_link" text:visited-style-name="Visited_20_Internet_20_Link"><text:span text:style-name="Strong_20_Emphasis"><text:span text:style-name="T22">https://github.com/aneagoie/code-splitting-exercise</text:span></text:span></text:a></text:p>
      <text:p text:style-name="P71"/>
      <text:p text:style-name="P22"><text:a xlink:type="simple" xlink:href="https://github.com/aneagoie/code-splitting-exercise-updated" office:target-frame-name="_blank" xlink:show="new" text:style-name="Internet_20_link" text:visited-style-name="Visited_20_Internet_20_Link"><text:span text:style-name="Strong_20_Emphasis"><text:span text:style-name="T22">https://github.com/aneagoie/code-splitting-exercise-updated</text:span></text:span></text:a></text:p>
      <text:p text:style-name="P71"/>
      <text:p text:style-name="P22"><text:a xlink:type="simple" xlink:href="https://github.com/aneagoie/robofriends-pwa" office:target-frame-name="_blank" xlink:show="new" text:style-name="Internet_20_link" text:visited-style-name="Visited_20_Internet_20_Link"><text:span text:style-name="Strong_20_Emphasis"><text:span text:style-name="T22">https://github.com/aneagoie/robofriends-pwa</text:span></text:span></text:a></text:p>
      <text:p text:style-name="P71"/>
      <text:p text:style-name="P22"><text:a xlink:type="simple" xlink:href="https://github.com/aneagoie/Center-For-Robotos-Who-Cant-Be-In-The-App-Store-And-Wanna-Learn-To-Do-Other-Stuff-Good-Too-update" office:target-frame-name="_blank" xlink:show="new" text:style-name="Internet_20_link" text:visited-style-name="Visited_20_Internet_20_Link"><text:span text:style-name="Strong_20_Emphasis"><text:span text:style-name="T22">https://github.com/aneagoie/Center-For-Robotos-Who-Cant-Be-In-The-App-Store-And-Wanna-Learn-To-Do-Other-Stuff-Good-Too-update</text:span></text:span></text:a></text:p>
      <text:p text:style-name="P13"><text:span text:style-name="Strong_20_Emphasis"><text:span text:style-name="T40"/></text:span></text:p>
      <text:p text:style-name="P13"><text:soft-page-break/><text:span text:style-name="Strong_20_Emphasis"><text:span text:style-name="T40"/></text:span></text:p>
      <text:p text:style-name="P13"><text:span text:style-name="Strong_20_Emphasis"><text:span text:style-name="T40"><text:tab/><text:tab/><text:tab/><text:tab/></text:span></text:span><text:span text:style-name="Strong_20_Emphasis"><text:span text:style-name="T41">React component optimizations 2</text:span></text:span></text:p>
      <text:p text:style-name="P14"><text:span text:style-name="Strong_20_Emphasis"><text:span text:style-name="T41">why did you update library to find out when to use optimization</text:span></text:span></text:p>
      <text:p text:style-name="P14"><text:span text:style-name="Strong_20_Emphasis"><text:span text:style-name="T41"/></text:span></text:p>
      <text:p text:style-name="P14"><text:span text:style-name="Strong_20_Emphasis"><text:span text:style-name="T54">Resources: React Performance 2</text:span></text:span></text:p>
      <text:p text:style-name="P14"><text:span text:style-name="Strong_20_Emphasis"><text:span text:style-name="T41"/></text:span></text:p>
      <text:p text:style-name="P27"><text:span text:style-name="Strong_20_Emphasis"><text:span text:style-name="T54">To get familiar with the asynchronous nature of setState(), have a look at:<text:line-break/><text:line-break/></text:span></text:span><text:a xlink:type="simple" xlink:href="https://medium.com/@wereHamster/beware-react-setstate-is-asynchronous-ce87ef1a9cf3" office:target-frame-name="_blank" xlink:show="new" text:style-name="Internet_20_link" text:visited-style-name="Visited_20_Internet_20_Link"><text:span text:style-name="Strong_20_Emphasis"><text:span text:style-name="T17">https://medium.com/@wereHamster/beware-react-setstate-is-asynchronous-ce87ef1a9cf3</text:span></text:span></text:a><text:span text:style-name="Strong_20_Emphasis"><text:span text:style-name="T54"><text:line-break/><text:line-break/></text:span></text:span><text:a xlink:type="simple" xlink:href="https://vasanthk.gitbooks.io/react-bits/patterns/19.async-nature-of-setState.html" office:target-frame-name="_blank" xlink:show="new" text:style-name="Internet_20_link" text:visited-style-name="Visited_20_Internet_20_Link"><text:span text:style-name="Strong_20_Emphasis"><text:span text:style-name="T17">https://vasanthk.gitbooks.io/react-bits/patterns/19.async-nature-of-setState.html</text:span></text:span></text:a><text:span text:style-name="Strong_20_Emphasis"><text:span text:style-name="T54"><text:line-break/><text:line-break/>Finally, have a look at this tool mentioned in the previous video:</text:span></text:span></text:p>
      <text:p text:style-name="P22"><text:span text:style-name="T78">Why did you update package now is deprecated and the newer: </text:span><text:a xlink:type="simple" xlink:href="https://www.npmjs.com/package/@welldone-software/why-did-you-render" office:target-frame-name="_blank" xlink:show="new" text:style-name="Internet_20_link" text:visited-style-name="Visited_20_Internet_20_Link"><text:span text:style-name="T15">Why did you render?</text:span></text:a><text:span text:style-name="T78"> is recommended.</text:span></text:p>
      <text:p text:style-name="P14"><text:span text:style-name="Strong_20_Emphasis"><text:span text:style-name="T41"/></text:span></text:p>
      <text:p text:style-name="P14"><text:span text:style-name="Strong_20_Emphasis"><text:span text:style-name="T41"/></text:span></text:p>
      <text:p text:style-name="P14"><text:span text:style-name="Strong_20_Emphasis"><text:span text:style-name="T41"><text:tab/></text:span></text:span><text:span text:style-name="Strong_20_Emphasis"><text:span text:style-name="T54">Resources: Tree Shaking 101</text:span></text:span></text:p>
      <text:p text:style-name="P14"><text:span text:style-name="Strong_20_Emphasis"><text:span text:style-name="T41"/></text:span></text:p>
      <text:p text:style-name="P27"><text:span text:style-name="Strong_20_Emphasis"><text:span text:style-name="T54">Tree shaking is one of those things that will get optimized and improved upon in the Javascript landscape. For now, though, the best way to use tree shaking in your apps is to follow this wonderful guide:</text:span></text:span></text:p>
      <text:p text:style-name="P22"><text:a xlink:type="simple" xlink:href="https://developers.google.com/web/fundamentals/performance/optimizing-javascript/tree-shaking/" office:target-frame-name="_blank" xlink:show="new" text:style-name="Internet_20_link" text:visited-style-name="Visited_20_Internet_20_Link"><text:span text:style-name="T15">https://developers.google.com/web/fundamentals/performance/optimizing-javascript/tree-shaking/</text:span></text:a></text:p>
      <text:p text:style-name="P14"><text:span text:style-name="Strong_20_Emphasis"><text:span text:style-name="T41"/></text:span></text:p>
      <text:p text:style-name="P14"><text:a xlink:type="simple" xlink:href="https://whatwebcando.today/" text:style-name="Internet_20_link" text:visited-style-name="Visited_20_Internet_20_Link"><text:span text:style-name="Strong_20_Emphasis"><text:span text:style-name="T41">https://whatwebcando.today/</text:span></text:span></text:a></text:p>
      <text:p text:style-name="P14"><text:span text:style-name="Strong_20_Emphasis"><text:span text:style-name="T41"/></text:span></text:p>
      <text:p text:style-name="P15"><text:span text:style-name="Strong_20_Emphasis"><text:span text:style-name="T42">PWA vs WEB SITE</text:span></text:span></text:p>
      <text:p text:style-name="P15"><text:span text:style-name="Strong_20_Emphasis"><text:span text:style-name="T42"/></text:span></text:p>
      <text:p text:style-name="P15"><text:span text:style-name="Strong_20_Emphasis"><text:span text:style-name="T42"/></text:span></text:p>
      <text:p text:style-name="P15"><text:span text:style-name="Strong_20_Emphasis"><text:span text:style-name="T42"/></text:span></text:p>
      <text:p text:style-name="P15"><text:span text:style-name="Strong_20_Emphasis"><text:span text:style-name="T55">Resources: Progressive Web Apps</text:span></text:span></text:p>
      <text:p text:style-name="P15"><text:span text:style-name="Strong_20_Emphasis"><text:span text:style-name="T42"/></text:span></text:p>
      <text:p text:style-name="P15"><text:span text:style-name="Strong_20_Emphasis"><text:span text:style-name="T55">In case you want further reading on Progressive Web Apps:</text:span></text:span><text:span text:style-name="Strong_20_Emphasis"><text:span text:style-name="T42"><text:line-break/><text:line-break/></text:span></text:span><text:a xlink:type="simple" xlink:href="http://debuggerdotbreak.judahgabriel.com/2018/04/13/i-built-a-pwa-and-published-it-in-3-app-stores-heres-what-i-learned/" office:target-frame-name="_blank" xlink:show="new" text:style-name="Internet_20_link" text:visited-style-name="Visited_20_Internet_20_Link"><text:span text:style-name="Strong_20_Emphasis"><text:span text:style-name="T21">Submitting PWA to 3 app stores</text:span></text:span></text:a><text:span text:style-name="Strong_20_Emphasis"><text:span text:style-name="T42"><text:line-break/><text:line-break/></text:span></text:span><text:a xlink:type="simple" xlink:href="https://medium.com/@firt/progressive-web-apps-on-ios-are-here-d00430dee3a7" office:target-frame-name="_blank" xlink:show="new" text:style-name="Internet_20_link" text:visited-style-name="Visited_20_Internet_20_Link"><text:span text:style-name="Strong_20_Emphasis"><text:span text:style-name="T21">PWA Android vs iOS</text:span></text:span></text:a><text:span text:style-name="Strong_20_Emphasis"><text:span text:style-name="T42"><text:line-break/><text:line-break/></text:span></text:span><text:span text:style-name="Strong_20_Emphasis"><text:span text:style-name="T55">Finally, </text:span></text:span><text:a xlink:type="simple" xlink:href="https://github.com/aneagoie/robofriends-redux" office:target-frame-name="_blank" xlink:show="new" text:style-name="Internet_20_link" text:visited-style-name="Visited_20_Internet_20_Link"><text:span text:style-name="Strong_20_Emphasis"><text:span text:style-name="T21">here is the link to the robofriends-redux github repository</text:span></text:span></text:a><text:span text:style-name="Strong_20_Emphasis"><text:span text:style-name="T42"> </text:span></text:span><text:span text:style-name="Strong_20_Emphasis"><text:span text:style-name="T55">which we will be using to turn our app into 100% PWA throughout the next couple of videos. </text:span></text:span><text:span text:style-name="Strong_20_Emphasis"><text:span text:style-name="T42"><text:line-break/><text:line-break/></text:span></text:span><text:span text:style-name="Strong_20_Emphasis"><text:span text:style-name="T55">Ps You can explore some of the top PWAs from around the world: </text:span></text:span><text:a xlink:type="simple" xlink:href="https://appsco.pe/" text:style-name="Internet_20_link" text:visited-style-name="Visited_20_Internet_20_Link"><text:span text:style-name="Strong_20_Emphasis"><text:span text:style-name="T21">https://appsco.pe/</text:span></text:span></text:a></text:p>
      <text:p text:style-name="P15"><text:span text:style-name="Strong_20_Emphasis"><text:span text:style-name="T42"/></text:span></text:p>
      <text:p text:style-name="P15"><text:span text:style-name="Strong_20_Emphasis"><text:span text:style-name="T42"/></text:span></text:p>
      <text:p text:style-name="P16"><text:span text:style-name="Strong_20_Emphasis"><text:span text:style-name="T43">TWITTER LIFT UBER use PWA</text:span></text:span></text:p>
      <text:p text:style-name="P16"><text:span text:style-name="Strong_20_Emphasis"><text:span text:style-name="T43"/></text:span></text:p>
      <text:p text:style-name="P16"><text:span text:style-name="Strong_20_Emphasis"><text:span text:style-name="T43"><text:tab/></text:span></text:span><text:span text:style-name="Strong_20_Emphasis"><text:span text:style-name="T56">Resources: PWA – HTTPS</text:span></text:span></text:p>
      <text:p text:style-name="P16"><text:span text:style-name="Strong_20_Emphasis"><text:span text:style-name="T43"/></text:span></text:p>
      <text:p text:style-name="P28"><text:soft-page-break/><text:span text:style-name="Strong_20_Emphasis"><text:span text:style-name="T56">First, in case you have never put a website online using Github Pages, you can use this tutorial to have your Github website up and running in 5 minutes: </text:span></text:span><text:a xlink:type="simple" xlink:href="https://pages.github.com/" office:target-frame-name="_blank" xlink:show="new" text:style-name="Internet_20_link" text:visited-style-name="Visited_20_Internet_20_Link"><text:span text:style-name="Strong_20_Emphasis"><text:span text:style-name="T18">https://pages.github.com/</text:span></text:span></text:a><text:span text:style-name="Strong_20_Emphasis"><text:span text:style-name="T56"> Please note that this is only for simple websites. If you want to have github pages work with create react app, we cover this in the upcoming video: </text:span></text:span><text:span text:style-name="Strong_20_Emphasis"><text:span text:style-name="T43">Deploying Our React App</text:span></text:span><text:span text:style-name="Strong_20_Emphasis"><text:span text:style-name="T56"><text:line-break/><text:line-break/>Progressive Web Apps Checklist: </text:span></text:span><text:a xlink:type="simple" xlink:href="https://developers.google.com/web/progressive-web-apps/checklist" office:target-frame-name="_blank" xlink:show="new" text:style-name="Internet_20_link" text:visited-style-name="Visited_20_Internet_20_Link"><text:span text:style-name="Strong_20_Emphasis"><text:span text:style-name="T18">https://developers.google.com/web/progressive-web-apps/checklist</text:span></text:span></text:a></text:p>
      <text:p text:style-name="P22"><text:span text:style-name="T78">Finally, if you would like to implement HTTPS yourself, I recommend you use </text:span><text:a xlink:type="simple" xlink:href="https://letsencrypt.org/docs/" office:target-frame-name="_blank" xlink:show="new" text:style-name="Internet_20_link" text:visited-style-name="Visited_20_Internet_20_Link"><text:span text:style-name="T15">Let's Encrypt</text:span></text:a></text:p>
      <text:p text:style-name="P16"><text:span text:style-name="Strong_20_Emphasis"><text:span text:style-name="T43"/></text:span></text:p>
      <text:p text:style-name="P17"><text:span text:style-name="Strong_20_Emphasis"><text:span text:style-name="T44"/></text:span></text:p>
      <text:p text:style-name="P17"><text:span text:style-name="Strong_20_Emphasis"><text:span text:style-name="T57">Resources: PWA - App Manifest</text:span></text:span></text:p>
      <text:p text:style-name="P22"><text:span text:style-name="T79">To learn more, have a look at </text:span><text:a xlink:type="simple" xlink:href="https://developers.google.com/web/tools/lighthouse/audits/has-viewport-meta-tag" office:target-frame-name="_blank" xlink:show="new" text:style-name="Internet_20_link" text:visited-style-name="Visited_20_Internet_20_Link"><text:span text:style-name="T15">Viewport Meta Tag</text:span></text:a><text:span text:style-name="T79"><text:line-break/><text:line-break/>Finally, you will be using this tool to generate icons for your robofriends PWA:</text:span><text:a xlink:type="simple" xlink:href="https://realfavicongenerator.net/" office:target-frame-name="_blank" xlink:show="new" text:style-name="Internet_20_link" text:visited-style-name="Visited_20_Internet_20_Link"><text:span text:style-name="T15">https://realfavicongenerator.net/</text:span></text:a></text:p>
      <text:p text:style-name="P17"><text:span text:style-name="Strong_20_Emphasis"><text:span text:style-name="T57">Resources: PWA - Service Workers</text:span></text:span></text:p>
      <text:p text:style-name="P22"><text:span text:style-name="T79">Service Worker is implemented very easily into a react based project. You can see </text:span><text:a xlink:type="simple" xlink:href="https://github.com/jeffposnick/create-react-pwa/compare/starting-point...pwa" office:target-frame-name="_blank" xlink:show="new" text:style-name="Internet_20_link" text:visited-style-name="Visited_20_Internet_20_Link"><text:span text:style-name="T15">this Git Diff</text:span></text:a><text:span text:style-name="T79"> to see what you would need to do to add service worker into an existing create react app project without the default service worker. <text:line-break/><text:line-break/>For further information on the topics covered in the previous video:<text:line-break/><text:line-break/></text:span><text:a xlink:type="simple" xlink:href="https://jakearchibald.github.io/isserviceworkerready/" office:target-frame-name="_blank" xlink:show="new" text:style-name="Internet_20_link" text:visited-style-name="Visited_20_Internet_20_Link"><text:span text:style-name="T15">isServiceWorkerReady?</text:span></text:a><text:span text:style-name="T79"><text:line-break/><text:line-break/></text:span><text:a xlink:type="simple" xlink:href="https://auth0.com/blog/introduction-to-progressive-web-apps-push-notifications-part-3/" office:target-frame-name="_blank" xlink:show="new" text:style-name="Internet_20_link" text:visited-style-name="Visited_20_Internet_20_Link"><text:span text:style-name="T15">More information on push notifications for those who want to see how it is implemented</text:span></text:a></text:p>
      <text:p text:style-name="P17"><text:span text:style-name="Strong_20_Emphasis"><text:span text:style-name="T44"/></text:span></text:p>
      <text:p text:style-name="P17"><text:span text:style-name="Strong_20_Emphasis"><text:span text:style-name="T44"/></text:span></text:p>
      <text:p text:style-name="P18"><text:span text:style-name="Strong_20_Emphasis"><text:span text:style-name="T45">PWA issues</text:span></text:span></text:p>
      <text:p text:style-name="P18"><text:span text:style-name="Strong_20_Emphasis"><text:span text:style-name="T45"/></text:span></text:p>
      <text:p text:style-name="P18"><text:a xlink:type="simple" xlink:href="https://github.com/facebook/create-react-app/issues/2396" text:style-name="Internet_20_link" text:visited-style-name="Visited_20_Internet_20_Link"><text:span text:style-name="Strong_20_Emphasis"><text:span text:style-name="T45">https://github.com/facebook/create-react-app/issues/2396</text:span></text:span></text:a></text:p>
      <text:p text:style-name="P18"><text:span text:style-name="Strong_20_Emphasis"><text:span text:style-name="T45"/></text:span></text:p>
      <text:p text:style-name="P18"><text:span text:style-name="Strong_20_Emphasis"><text:span text:style-name="T45"/></text:span></text:p>
      <text:p text:style-name="P19"><text:span text:style-name="Strong_20_Emphasis"><text:span text:style-name="T46">Accesibility</text:span></text:span></text:p>
      <text:p text:style-name="P19"><text:a xlink:type="simple" xlink:href="https://www.w3.org/standards/webdesign/accessibility" text:style-name="Internet_20_link" text:visited-style-name="Visited_20_Internet_20_Link"><text:span text:style-name="Strong_20_Emphasis"><text:span text:style-name="T46">https://www.w3.org/standards/webdesign/accessibility</text:span></text:span></text:a></text:p>
      <text:p text:style-name="P19"><text:span text:style-name="Strong_20_Emphasis"><text:span text:style-name="T46"><text:tab/></text:span></text:span></text:p>
      <text:p text:style-name="P19"><text:span text:style-name="Strong_20_Emphasis"><text:span text:style-name="T46"><text:tab/><text:tab/><text:tab/></text:span></text:span><text:span text:style-name="Strong_20_Emphasis"><text:span text:style-name="T58">Solution Files – PWA</text:span></text:span></text:p>
      <text:p text:style-name="P19"><text:span text:style-name="Strong_20_Emphasis"><text:span text:style-name="T46"/></text:span></text:p>
      <text:p text:style-name="P29"><text:span text:style-name="Strong_20_Emphasis"><text:span text:style-name="T58">You can find the solution Github repository at </text:span></text:span><text:a xlink:type="simple" xlink:href="https://github.com/aneagoie/robofriends-pwa" office:target-frame-name="_blank" xlink:show="new" text:style-name="Internet_20_link" text:visited-style-name="Visited_20_Internet_20_Link"><text:span text:style-name="Strong_20_Emphasis"><text:span text:style-name="T23">https://github.com/aneagoie/robofriends-pwa</text:span></text:span></text:a></text:p>
      <text:p text:style-name="P69">Or the latest updates included (package.json update) repository at:</text:p>
      <text:p text:style-name="P22"><text:a xlink:type="simple" xlink:href="https://github.com/aneagoie/Center-For-Robotos-Who-Cant-Be-In-The-App-Store-And-Wanna-Learn-To-Do-Other-Stuff-Good-Too-update" office:target-frame-name="_blank" xlink:show="new" text:style-name="Internet_20_link" text:visited-style-name="Visited_20_Internet_20_Link"><text:span text:style-name="Strong_20_Emphasis"><text:span text:style-name="T22">https://github.com/aneagoie/Center-For-Robotos-Who-Cant-Be-In-The-App-Store-And-Wanna-Learn-To-Do-Other-Stuff-Good-Too-update</text:span></text:span></text:a><text:span text:style-name="T78"><text:line-break/><text:line-break/>Finally, I would like to share with you this resource to finish off this section. It is a website that lists all tools that you can use to improve front end performance of your web app: </text:span><text:a xlink:type="simple" xlink:href="https://progressivetooling.com/" office:target-frame-name="_blank" xlink:show="new" text:style-name="Internet_20_link" text:visited-style-name="Visited_20_Internet_20_Link"><text:span text:style-name="T15">https://progressivetooling.com/</text:span></text:a></text:p>
      <text:p text:style-name="P19"><text:span text:style-name="Strong_20_Emphasis"><text:span text:style-name="T46"/></text:span></text:p>
      <text:p text:style-name="P19"><text:soft-page-break/><text:span text:style-name="Strong_20_Emphasis"><text:span text:style-name="T46"><text:tab/><text:tab/><text:tab/></text:span></text:span><text:span text:style-name="Strong_20_Emphasis"><text:span text:style-name="T47">SECTION 6 testing</text:span></text:span></text:p>
      <text:p text:style-name="P19"><text:span text:style-name="Strong_20_Emphasis"><text:span text:style-name="T47"/></text:span></text:p>
      <text:p text:style-name="P29"><text:span text:style-name="Strong_20_Emphasis"><text:span text:style-name="T59">You can find all the code used in this section with the latest up to date libraries below if you encounter any issues:</text:span></text:span></text:p>
      <text:p text:style-name="P71"/>
      <text:p text:style-name="P22"><text:a xlink:type="simple" xlink:href="https://github.com/aneagoie/testing-exercise" office:target-frame-name="_blank" xlink:show="new" text:style-name="Internet_20_link" text:visited-style-name="Visited_20_Internet_20_Link"><text:span text:style-name="Strong_20_Emphasis"><text:span text:style-name="T22">https://github.com/aneagoie/testing-exercise</text:span></text:span></text:a></text:p>
      <text:p text:style-name="P22"><text:a xlink:type="simple" xlink:href="https://github.com/aneagoie/robofriends-testing" office:target-frame-name="_blank" xlink:show="new" text:style-name="Internet_20_link" text:visited-style-name="Visited_20_Internet_20_Link"><text:span text:style-name="Strong_20_Emphasis"><text:span text:style-name="T22">https://github.com/aneagoie/robofriends-testing</text:span></text:span></text:a></text:p>
      <text:p text:style-name="P19"><text:span text:style-name="Strong_20_Emphasis"><text:span text:style-name="T47"/></text:span></text:p>
      <text:p text:style-name="P19"><text:span text:style-name="Strong_20_Emphasis"><text:span text:style-name="T59">Quick Note: Upcoming API Endpoint</text:span></text:span></text:p>
      <text:p text:style-name="P70">Heads up! In the next video, I am going to introduce you to an API endpoint that sometime may or may not be available (SWAPI API). To make sure you are still able to run the code properly, I have added a few other options for you to use so that you make sure the API endpoint we will be testing works. You can use any of the below APIs that work in the next video:</text:p>
      <text:p text:style-name="P71"/>
      <text:p text:style-name="P22"><text:span text:style-name="T79">I recommend using: </text:span><text:bookmark-start text:name="__DdeLink__1782_1808450249"/><text:a xlink:type="simple" xlink:href="http://swapi.py4e.com/api/people/" office:target-frame-name="_blank" xlink:show="new" text:style-name="Internet_20_link" text:visited-style-name="Visited_20_Internet_20_Link"><text:span text:style-name="Strong_20_Emphasis"><text:span text:style-name="T125">http://swapi.py4e.com/api/peopl</text:span></text:span></text:a><text:a xlink:type="simple" xlink:href="http://swapi.py4e.com/api/people/" office:target-frame-name="_blank" xlink:show="new" text:style-name="Internet_20_link" text:visited-style-name="Visited_20_Internet_20_Link"><text:span text:style-name="Strong_20_Emphasis"><text:span text:style-name="T125">e</text:span></text:span></text:a><text:bookmark-end text:name="__DdeLink__1782_1808450249"/></text:p>
      <text:p text:style-name="P71"/>
      <text:p text:style-name="P22"><text:a xlink:type="simple" xlink:href="http://swapi.py4e.com/" office:target-frame-name="_blank" xlink:show="new" text:style-name="Internet_20_link" text:visited-style-name="Visited_20_Internet_20_Link"><text:span text:style-name="Strong_20_Emphasis"><text:span text:style-name="T22">Star Wars API</text:span></text:span></text:a><text:span text:style-name="Strong_20_Emphasis"><text:span text:style-name="T79"> </text:span></text:span><text:span text:style-name="Strong_20_Emphasis"><text:span text:style-name="T77">or </text:span></text:span><text:a xlink:type="simple" xlink:href="https://swapi.dev/" office:target-frame-name="_blank" xlink:show="new" text:style-name="Internet_20_link" text:visited-style-name="Visited_20_Internet_20_Link"><text:span text:style-name="Strong_20_Emphasis"><text:span text:style-name="T22">Star Wars API (clone)</text:span></text:span></text:a></text:p>
      <text:p text:style-name="P22"><text:a xlink:type="simple" xlink:href="http://numbersapi.com/#42" office:target-frame-name="_blank" xlink:show="new" text:style-name="Internet_20_link" text:visited-style-name="Visited_20_Internet_20_Link"><text:span text:style-name="Strong_20_Emphasis"><text:span text:style-name="T22">Numbers API</text:span></text:span></text:a></text:p>
      <text:p text:style-name="P22"><text:a xlink:type="simple" xlink:href="https://api.chucknorris.io/" office:target-frame-name="_blank" xlink:show="new" text:style-name="Internet_20_link" text:visited-style-name="Visited_20_Internet_20_Link"><text:span text:style-name="Strong_20_Emphasis"><text:span text:style-name="T22">Chuck Norris API</text:span></text:span></text:a></text:p>
      <text:p text:style-name="P22"><text:a xlink:type="simple" xlink:href="https://pokeapi.co/" office:target-frame-name="_blank" xlink:show="new" text:style-name="Internet_20_link" text:visited-style-name="Visited_20_Internet_20_Link"><text:span text:style-name="Strong_20_Emphasis"><text:span text:style-name="T22">Pokemon API</text:span></text:span></text:a></text:p>
      <text:p text:style-name="P19"><text:span text:style-name="Strong_20_Emphasis"><text:span text:style-name="T47"/></text:span></text:p>
      <text:p text:style-name="P19"><text:span text:style-name="Strong_20_Emphasis"><text:span text:style-name="T59">Resources: Jest Cheat Sheet</text:span></text:span></text:p>
      <text:p text:style-name="P22"><text:span text:style-name="T79">Moving forward, you should use the </text:span><text:a xlink:type="simple" xlink:href="https://github.com/sapegin/jest-cheat-sheet" office:target-frame-name="_blank" xlink:show="new" text:style-name="Internet_20_link" text:visited-style-name="Visited_20_Internet_20_Link"><text:span text:style-name="T15">Jest Cheat Sheet</text:span></text:a><text:span text:style-name="T79"> to help you along as you write tests if you are coding along in the videos. It will also come in handy at the end of this course where you will have to write tests for our robofriends app. </text:span></text:p>
      <text:p text:style-name="P65"/>
      <text:p text:style-name="P19"><text:span text:style-name="Strong_20_Emphasis"><text:span text:style-name="T59">Resources: Enzyme</text:span></text:span></text:p>
      <text:p text:style-name="P22"><text:span text:style-name="T79">To learn more about the 3 techniques used in Enzyme for testing: shallow, mount, render, have a look at </text:span><text:a xlink:type="simple" xlink:href="http://airbnb.io/enzyme/docs/api/" office:target-frame-name="_blank" xlink:show="new" text:style-name="Internet_20_link" text:visited-style-name="Visited_20_Internet_20_Link"><text:span text:style-name="T15">their api documentation</text:span></text:a><text:span text:style-name="T79"> to see what kind of methods you can use to test your components. We will be using some of them in the later parts of this section.</text:span></text:p>
      <text:p text:style-name="P65"/>
      <text:p text:style-name="P30">Quick Note: Empty Snapshots</text:p>
      <text:p text:style-name="P22"><text:span text:style-name="T79">HEADS UP! Depending on your version of Jest, in the next video, you may find that your snapshots aren't created properly (empty). This is a known issue with Jest and may require you to do the following: </text:span><text:a xlink:type="simple" xlink:href="https://backbencher.dev/blog/empty-shallowwrapper-snapshot-jest-enzyme" office:target-frame-name="_blank" xlink:show="new" text:style-name="Internet_20_link" text:visited-style-name="Visited_20_Internet_20_Link"><text:span text:style-name="T15">https://backbencher.dev/blog/empty-shallowwrapper-snapshot-jest-enzyme</text:span></text:a><text:span text:style-name="T79">. I have included the code change mentioned in the article in this </text:span><text:a xlink:type="simple" xlink:href="https://github.com/aneagoie/robofriends-testing" office:target-frame-name="_blank" xlink:show="new" text:style-name="Internet_20_link" text:visited-style-name="Visited_20_Internet_20_Link"><text:span text:style-name="T15">git repo</text:span></text:a><text:span text:style-name="T79"> to show you how to do this if you encounter the issue.<text:line-break/><text:line-break/>You'll learn all about Snapshot testing next!</text:span></text:p>
      <text:p text:style-name="P65"/>
      <text:p text:style-name="P19"><text:span text:style-name="Strong_20_Emphasis"><text:span text:style-name="T59">Note: What Test is Best?</text:span></text:span></text:p>
      <text:p text:style-name="P22"><text:span text:style-name="T79">As always, you should always consider asking why and challenging common assumptions and make the decisions that make sense for a specific project. Here is an excellent article that argues an </text:span><text:soft-page-break/><text:span text:style-name="T79">uncommon opinion when it comes to testing, with valid points: </text:span><text:a xlink:type="simple" xlink:href="https://blog.usejournal.com/lean-testing-or-why-unit-tests-are-worse-than-you-think-b6500139a009" office:target-frame-name="_blank" xlink:show="new" text:style-name="Internet_20_link" text:visited-style-name="Visited_20_Internet_20_Link"><text:span text:style-name="T15">https://blog.usejournal.com/lean-testing-or-why-unit-tests-are-worse-than-you-think-b6500139a009</text:span></text:a></text:p>
      <text:p text:style-name="P19"><text:span text:style-name="Strong_20_Emphasis"><text:span text:style-name="T47"/></text:span></text:p>
      <text:p text:style-name="P19"><text:span text:style-name="Strong_20_Emphasis"><text:span text:style-name="T59">Updated Code For This Section</text:span></text:span></text:p>
      <text:p text:style-name="P22"><text:span text:style-name="T79">You can find all the code used in this section with the latest up to date libraries below if you encounter any issues:<text:line-break/><text:line-break/></text:span><text:a xlink:type="simple" xlink:href="https://github.com/aneagoie/robofriends-typescript" office:target-frame-name="_blank" xlink:show="new" text:style-name="Internet_20_link" text:visited-style-name="Visited_20_Internet_20_Link"><text:span text:style-name="Strong_20_Emphasis"><text:span text:style-name="T22">https://github.com/aneagoie/robofriends-typescript</text:span></text:span></text:a><text:span text:style-name="Strong_20_Emphasis"><text:span text:style-name="T77"><text:line-break/><text:line-break/></text:span></text:span><text:a xlink:type="simple" xlink:href="https://github.com/aneagoie/robofriends-typescript-completed" office:target-frame-name="_blank" xlink:show="new" text:style-name="Internet_20_link" text:visited-style-name="Visited_20_Internet_20_Link"><text:span text:style-name="Strong_20_Emphasis"><text:span text:style-name="T22">https://github.com/aneagoie/robofriends-typescript-completed</text:span></text:span></text:a></text:p>
      <text:p text:style-name="P19"><text:span text:style-name="Strong_20_Emphasis"><text:span text:style-name="T47"/></text:span></text:p>
      <text:p text:style-name="P19"><text:span text:style-name="Strong_20_Emphasis"><text:span text:style-name="T47"/></text:span></text:p>
      <text:p text:style-name="P19"><text:span text:style-name="Strong_20_Emphasis"><text:span text:style-name="T59">Resources: Type Vs Interface</text:span></text:span></text:p>
      <text:p text:style-name="P22"><text:span text:style-name="T79">To learn more about the difference between </text:span><text:span text:style-name="Source_20_Text"><text:span text:style-name="T84">type</text:span></text:span><text:span text:style-name="T79">  and </text:span><text:span text:style-name="Source_20_Text"><text:span text:style-name="T84">interface</text:span></text:span><text:span text:style-name="T79"> :<text:line-break/><text:line-break/></text:span><text:a xlink:type="simple" xlink:href="https://medium.com/@martin_hotell/interface-vs-type-alias-in-typescript-2-7-2a8f1777af4c" office:target-frame-name="_blank" xlink:show="new" text:style-name="Internet_20_link" text:visited-style-name="Visited_20_Internet_20_Link"><text:span text:style-name="T15">https://medium.com/@martin_hotell/interface-vs-type-alias-in-typescript-2-7-2a8f1777af4c</text:span></text:a><text:span text:style-name="T79"><text:line-break/><text:line-break/></text:span><text:a xlink:type="simple" xlink:href="https://stackoverflow.com/questions/37233735/typescript-interfaces-vs-types" office:target-frame-name="_blank" xlink:show="new" text:style-name="Internet_20_link" text:visited-style-name="Visited_20_Internet_20_Link"><text:span text:style-name="T15">https://stackoverflow.com/questions/37233735/typescript-interfaces-vs-types</text:span></text:a></text:p>
      <text:p text:style-name="P19"><text:span text:style-name="Strong_20_Emphasis"><text:span text:style-name="T47"/></text:span></text:p>
      <text:p text:style-name="P19"><text:span text:style-name="Strong_20_Emphasis"><text:span text:style-name="T59">Exercise: #1 - Injections</text:span></text:span></text:p>
      <text:p text:style-name="P22"><text:span text:style-name="T79">To try your own SQL Injection, here is a great exercise you can do to see its power. You may need to login to perform the exercise, but it should be completely free for you to do this. The exercise can be found at this link:<text:line-break/><text:line-break/></text:span><text:a xlink:type="simple" xlink:href="https://www.hacksplaining.com/exercises/sql-injection" office:target-frame-name="_blank" xlink:show="new" text:style-name="Internet_20_link" text:visited-style-name="Visited_20_Internet_20_Link"><text:span text:style-name="T15">SQL Injection</text:span></text:a></text:p>
      <text:p text:style-name="P19"><text:span text:style-name="Strong_20_Emphasis"><text:span text:style-name="T47"/></text:span></text:p>
      <text:p text:style-name="P19"><text:span text:style-name="Strong_20_Emphasis"><text:span text:style-name="T59">Exercise: #2 - Security Files</text:span></text:span></text:p>
      <text:p text:style-name="P22"><text:span text:style-name="T79">In the previous lecture, plus the upcoming ones, I will be using the security exercise files I have created. I recommend you clone these repositories and follow along the videos and play around yourself as well with the security techniques you learn.<text:line-break/><text:line-break/>As always, you can discuss any experiments and questions in our Discord community and going into the</text:span><text:span text:style-name="Strong_20_Emphasis"><text:span text:style-name="T79"> </text:span></text:span><text:span text:style-name="Strong_20_Emphasis"><text:span text:style-name="T77">#juniortosenior</text:span></text:span><text:span text:style-name="T79"> channel!<text:line-break/><text:line-break/></text:span><text:a xlink:type="simple" xlink:href="https://github.com/aneagoie/security-client-exercise" office:target-frame-name="_blank" xlink:show="new" text:style-name="Internet_20_link" text:visited-style-name="Visited_20_Internet_20_Link"><text:span text:style-name="T15">Front End Code</text:span></text:a><text:span text:style-name="T79"><text:line-break/></text:span><text:a xlink:type="simple" xlink:href="https://github.com/aneagoie/security-server-exercise" office:target-frame-name="_blank" xlink:show="new" text:style-name="Internet_20_link" text:visited-style-name="Visited_20_Internet_20_Link"><text:span text:style-name="T15">Back End Code</text:span></text:a></text:p>
      <text:p text:style-name="P19"><text:span text:style-name="Strong_20_Emphasis"><text:span text:style-name="T47"/></text:span></text:p>
      <text:p text:style-name="P19"><text:span text:style-name="Strong_20_Emphasis"><text:span text:style-name="T59">Note: NPM v6</text:span></text:span></text:p>
      <text:p text:style-name="P22"><text:span text:style-name="T79">If you have NPM version 6 or higher, npm has finally added security as a built-in feature when downloading packages (yey!). You will get notified of security vulnerabilities in the packages you install now. For more information, please read this: </text:span><text:a xlink:type="simple" xlink:href="https://medium.com/npm-inc/announcing-npm-6-5d0b1799a905" office:target-frame-name="_blank" xlink:show="new" text:style-name="Internet_20_link" text:visited-style-name="Visited_20_Internet_20_Link"><text:span text:style-name="T15">https://medium.com/npm-inc/announcing-npm-6-5d0b1799a905<text:line-break/><text:line-break/>I</text:span></text:a><text:span text:style-name="T79">n regards to the </text:span><text:span text:style-name="Emphasis"><text:span text:style-name="T79">nsp</text:span></text:span><text:span text:style-name="T79"> tool, please have a read here for the update: </text:span><text:a xlink:type="simple" xlink:href="https://blog.npmjs.org/post/175511531085/the-node-security-platform-service-is-shutting" office:target-frame-name="_blank" xlink:show="new" text:style-name="Internet_20_link" text:visited-style-name="Visited_20_Internet_20_Link"><text:span text:style-name="T15">https://blog.npmjs.org/post/175511531085/the-node-security-platform-service-is-shutting</text:span></text:a><text:span text:style-name="T79">. Now you can just simply use </text:span><text:span text:style-name="Source_20_Text"><text:span text:style-name="T84">npm audit fix</text:span></text:span><text:span text:style-name="T79"> command. You actually saw me use the command in </text:span><text:soft-page-break/><text:span text:style-name="T79">the </text:span><text:span text:style-name="Strong_20_Emphasis"><text:span text:style-name="T77">CWD: Keeping Your Projects Up To Date</text:span></text:span><text:span text:style-name="T79"> lecture already so you can review that one more time if you would like to see it in action!</text:span></text:p>
      <text:p text:style-name="P19"><text:span text:style-name="Strong_20_Emphasis"><text:span text:style-name="T47"/></text:span></text:p>
      <text:p text:style-name="P19"><text:span text:style-name="Strong_20_Emphasis"><text:span text:style-name="T47"/></text:span></text:p>
      <text:p text:style-name="P19"><text:span text:style-name="Strong_20_Emphasis"><text:span text:style-name="T59">Exercise: #3 - XSS + CSRF</text:span></text:span></text:p>
      <text:p text:style-name="P22"><text:span text:style-name="T79">It's time to try your hand at doing some bad things... but luckily in a safe playground. Try the below two exercises to get a better idea of how XSS and CSRF are used by malicious hackers:<text:line-break/><text:line-break/>1. </text:span><text:a xlink:type="simple" xlink:href="https://www.hacksplaining.com/exercises/xss-stored" office:target-frame-name="_blank" xlink:show="new" text:style-name="Internet_20_link" text:visited-style-name="Visited_20_Internet_20_Link"><text:span text:style-name="T15">XSS</text:span></text:a></text:p>
      <text:p text:style-name="P22"><text:span text:style-name="T79">2. </text:span><text:a xlink:type="simple" xlink:href="https://www.hacksplaining.com/exercises/csrf" office:target-frame-name="_blank" xlink:show="new" text:style-name="Internet_20_link" text:visited-style-name="Visited_20_Internet_20_Link"><text:span text:style-name="T15">CSRF</text:span></text:a></text:p>
      <text:p text:style-name="P19"><text:span text:style-name="Strong_20_Emphasis"><text:span text:style-name="T47"/></text:span></text:p>
      <text:p text:style-name="P19"><text:span text:style-name="Strong_20_Emphasis"><text:span text:style-name="T47"/></text:span></text:p>
      <text:p text:style-name="P19"><text:span text:style-name="Strong_20_Emphasis"><text:span text:style-name="T59">Resources: XSS + CSRF</text:span></text:span></text:p>
      <text:p text:style-name="P22"><text:span text:style-name="T79">To learn a little bit more about some topics covered in the previous video, here are my recommended resources:<text:line-break/><text:line-break/></text:span><text:a xlink:type="simple" xlink:href="https://developer.mozilla.org/en-US/docs/Web/HTTP/CSP" office:target-frame-name="_blank" xlink:show="new" text:style-name="Internet_20_link" text:visited-style-name="Visited_20_Internet_20_Link"><text:span text:style-name="T15">Content Security Policy</text:span></text:a><text:span text:style-name="T79"><text:line-break/><text:line-break/></text:span><text:a xlink:type="simple" xlink:href="https://developer.mozilla.org/en-US/docs/Web/HTTP/Cookies" office:target-frame-name="_blank" xlink:show="new" text:style-name="Internet_20_link" text:visited-style-name="Visited_20_Internet_20_Link"><text:span text:style-name="T15">Cookies with HTTPOnly and Secure headers</text:span></text:a><text:span text:style-name="T79"><text:line-break/><text:line-break/></text:span><text:a xlink:type="simple" xlink:href="https://hackernoon.com/cross-site-scripting-for-dummies-be30f76fad09" office:target-frame-name="_blank" xlink:show="new" text:style-name="Internet_20_link" text:visited-style-name="Visited_20_Internet_20_Link"><text:span text:style-name="T15">A fun little article with more information</text:span></text:a></text:p>
      <text:p text:style-name="P19"><text:span text:style-name="Strong_20_Emphasis"><text:span text:style-name="T47"/></text:span></text:p>
      <text:p text:style-name="P19"><text:span text:style-name="Strong_20_Emphasis"><text:span text:style-name="T59">Resources: Secure Headers</text:span></text:span></text:p>
      <text:p text:style-name="P22"><text:span text:style-name="T79">For more information on the previous video, I recommend these resources:<text:line-break/><text:line-break/>1. If you are new to HTTP: </text:span><text:a xlink:type="simple" xlink:href="https://code.tutsplus.com/tutorials/http-the-protocol-every-web-developer-must-know-part-1--net-31177" office:target-frame-name="_blank" xlink:show="new" text:style-name="Internet_20_link" text:visited-style-name="Visited_20_Internet_20_Link"><text:span text:style-name="T15">https://code.tutsplus.com/tutorials/http-the-protocol-every-web-developer-must-know-part-1--net-31177</text:span></text:a><text:span text:style-name="T79"><text:line-break/>2. To learn a little bit more about HTTP Headers: </text:span><text:a xlink:type="simple" xlink:href="https://developer.mozilla.org/en-US/docs/Web/HTTP/Headers" office:target-frame-name="_blank" xlink:show="new" text:style-name="Internet_20_link" text:visited-style-name="Visited_20_Internet_20_Link"><text:span text:style-name="T15">https://developer.mozilla.org/en-US/docs/Web/HTTP/Headers</text:span></text:a><text:span text:style-name="T79"><text:line-break/>3. HTTP Header Fields: </text:span><text:a xlink:type="simple" xlink:href="https://www.tutorialspoint.com/http/http_header_fields.htm" office:target-frame-name="_blank" xlink:show="new" text:style-name="Internet_20_link" text:visited-style-name="Visited_20_Internet_20_Link"><text:span text:style-name="T15">https://www.tutorialspoint.com/http/http_header_fields.htm</text:span></text:a><text:span text:style-name="T79"><text:line-break/>4. Helmet package documentation: </text:span><text:a xlink:type="simple" xlink:href="https://github.com/helmetjs/helmet" office:target-frame-name="_blank" xlink:show="new" text:style-name="Internet_20_link" text:visited-style-name="Visited_20_Internet_20_Link"><text:span text:style-name="T15">https://github.com/helmetjs/helmet</text:span></text:a></text:p>
      <text:p text:style-name="P19"><text:span text:style-name="Strong_20_Emphasis"><text:span text:style-name="T47"/></text:span></text:p>
      <text:p text:style-name="P19"><text:span text:style-name="Strong_20_Emphasis"><text:span text:style-name="T59">Resources: Storing Passwords</text:span></text:span></text:p>
      <text:p text:style-name="P22"><text:span text:style-name="T79">At my old company, I wrote a blog post for them about storing user passwords safely and avoiding security threats. You can read about the best practices and what to do by </text:span><text:a xlink:type="simple" xlink:href="https://rangle.io/blog/how-to-store-user-passwords-and-overcome-security-threats-in-2017/" office:target-frame-name="_blank" xlink:show="new" text:style-name="Internet_20_link" text:visited-style-name="Visited_20_Internet_20_Link"><text:span text:style-name="T15">reading it here</text:span></text:a><text:span text:style-name="T79">.  </text:span><text:span text:style-name="Emphasis"><text:span text:style-name="T79">(Even though it was written in 2017, it still applies to the current year)</text:span></text:span></text:p>
      <text:p text:style-name="P19"><text:span text:style-name="Strong_20_Emphasis"><text:span text:style-name="T47"/></text:span></text:p>
      <text:p text:style-name="P19"><text:span text:style-name="Strong_20_Emphasis"><text:span text:style-name="T59">Exercise: #4 - Optional Hacking</text:span></text:span></text:p>
      <text:p text:style-name="P22"><text:span text:style-name="T79">If this topic is interesting to you and you want to learn more about how hackers attack systems, I recommend you go through the free lessons and exercises provided here. It is a lot of fun!<text:line-break/><text:line-break/><text:line-break/></text:span><text:a xlink:type="simple" xlink:href="https://www.hacksplaining.com/lessons" office:target-frame-name="_blank" xlink:show="new" text:style-name="Internet_20_link" text:visited-style-name="Visited_20_Internet_20_Link"><text:span text:style-name="T15">https://www.hacksplaining.com/lessons</text:span></text:a></text:p>
      <text:p text:style-name="P19"><text:span text:style-name="Strong_20_Emphasis"><text:span text:style-name="T47"/></text:span></text:p>
      <text:p text:style-name="P19"><text:span text:style-name="Strong_20_Emphasis"><text:span text:style-name="T59">Resources: Personal Security</text:span></text:span></text:p>
      <text:p text:style-name="P22"><text:span text:style-name="T79">Being secure in your day to day internet life is also important. I recommend this excellent resource for you to cover the basics: </text:span><text:a xlink:type="simple" xlink:href="https://watchyourhack.com/" office:target-frame-name="_blank" xlink:show="new" text:style-name="Internet_20_link" text:visited-style-name="Visited_20_Internet_20_Link"><text:span text:style-name="T15">https://watchyourhack.com</text:span></text:a></text:p>
      <text:p text:style-name="P19"><text:soft-page-break/><text:span text:style-name="Strong_20_Emphasis"><text:span text:style-name="T47"/></text:span></text:p>
      <text:p text:style-name="P19"><text:span text:style-name="Strong_20_Emphasis"><text:span text:style-name="T59">Quick Note: Windows Users</text:span></text:span></text:p>
      <text:p text:style-name="P22"><text:span text:style-name="T79">Heads up! In the next video we will be setting up our environment to check out some code! I will be using a MAC to demonstrate this, but for those who are using a Windows machine, we have provided some extra videos in the section </text:span><text:span text:style-name="Strong_20_Emphasis"><text:span text:style-name="T77">Extras: For Windows Users </text:span></text:span><text:span text:style-name="T79">to help you along and demonstrate some of the tricky parts on a Windows machine :)</text:span></text:p>
      <text:p text:style-name="P19"><text:span text:style-name="Strong_20_Emphasis"><text:span text:style-name="T47"/></text:span></text:p>
      <text:p text:style-name="P19"><text:span text:style-name="Strong_20_Emphasis"><text:span text:style-name="T59">Quick Note: Updated API</text:span></text:span></text:p>
      <text:p text:style-name="P22"><text:span text:style-name="T79">HEADS UP! In the next video you will see the smartBrain app in action!<text:line-break/><text:line-break/>Sometimes the Clarifai API models we use in the code base can be down or not working as they are constantly getting updated. A good way to check if the model you are using is up, is to check them on the Clarifai website. For example, for the Face Detect Mode: </text:span><text:a xlink:type="simple" xlink:href="https://www.clarifai.com/models/face-detection" office:target-frame-name="_blank" xlink:show="new" text:style-name="Internet_20_link" text:visited-style-name="Visited_20_Internet_20_Link"><text:span text:style-name="T15">https://www.clarifai.com/models/face-detection</text:span></text:a><text:span text:style-name="T79">. If that isn't working, then that means you will have to wait until their servers are back up. Another solution is to use a different version of their model that works like this one: `c0c0ac362b03416da06ab3fa36fb58e3`.<text:line-break/><text:line-break/>So compared to what you might see in the next video you might have to enter the above key:</text:span></text:p>
      <text:p text:style-name="P70">so you would change from in the video:</text:p>
      <text:p text:style-name="P22"><text:span text:style-name="Source_20_Text"><text:span text:style-name="T84">.predict(Clarifai.FACE_DETECT_MODEL, req.body.input)</text:span></text:span></text:p>
      <text:p text:style-name="P70">to:</text:p>
      <text:p text:style-name="P22"><text:span text:style-name="Source_20_Text"><text:span text:style-name="T84">.predict('c0c0ac362b03416da06ab3fa36fb58e3', req.body.input)</text:span></text:span></text:p>
      <text:p text:style-name="P70"><text:line-break/><text:line-break/>You will see when you get there in the next couple of lectures :)</text:p>
      <text:p text:style-name="P75"><text:span text:style-name="T111">const</text:span><text:span text:style-name="T117"> handleApiCall = (req, res) =&gt; { <text:s/>app.models <text:s text:c="3"/></text:span><text:span text:style-name="T123">// You may have to do this:</text:span><text:span text:style-name="T117"> </text:span><text:span text:style-name="T123">// .predict(Clarifai.FACE_DETECT_MODEL, req.body.input)</text:span><text:span text:style-name="T117"> <text:s text:c="3"/>.predict(</text:span><text:span text:style-name="T119">'c0c0ac362b03416da06ab3fa36fb58e3'</text:span><text:span text:style-name="T117">, req.body.input) <text:s text:c="3"/>.</text:span><text:span text:style-name="T111">then</text:span><text:span text:style-name="T117">(data =&gt; { <text:s text:c="5"/>res.json(data); <text:s text:c="3"/>}) <text:s text:c="3"/>.</text:span><text:span text:style-name="T111">catch</text:span><text:span text:style-name="T117">(err =&gt; res.status(400).json(</text:span><text:span text:style-name="T119">'unable to work with API'</text:span><text:span text:style-name="T117">))}</text:span></text:p>
      <text:p text:style-name="P19"><text:span text:style-name="Strong_20_Emphasis"><text:span text:style-name="T47"/></text:span></text:p>
      <text:p text:style-name="P19"><text:span text:style-name="Strong_20_Emphasis"><text:span text:style-name="T47"/></text:span></text:p>
      <text:p text:style-name="P19"><text:span text:style-name="Strong_20_Emphasis"><text:span text:style-name="T59">Exercise: #1 - SmartBrain App</text:span></text:span></text:p>
      <text:p text:style-name="P22"><text:span text:style-name="T79">To get started with your local setup of the SmartBrain app, follow the previous video and the below resources:<text:line-break/><text:line-break/>1. Client side code: </text:span><text:a xlink:type="simple" xlink:href="https://github.com/aneagoie/smart-brain" office:target-frame-name="_blank" xlink:show="new" text:style-name="Internet_20_link" text:visited-style-name="Visited_20_Internet_20_Link"><text:span text:style-name="T15">https://github.com/aneagoie/smart-brain</text:span></text:a><text:span text:style-name="T79"><text:line-break/>2. Server side code: </text:span><text:a xlink:type="simple" xlink:href="https://github.com/aneagoie/smart-brain-api" office:target-frame-name="_blank" xlink:show="new" text:style-name="Internet_20_link" text:visited-style-name="Visited_20_Internet_20_Link"><text:span text:style-name="T15">https://github.com/aneagoie/smart-brain-api</text:span></text:a><text:span text:style-name="T79"><text:line-break/><text:line-break/>The above projects were part of </text:span><text:span text:style-name="Strong_20_Emphasis"><text:span text:style-name="T77">The Complete Web Developer: Zero to Mastery. If you would like to see how the app was built, I walk you through the entire step in that course. </text:span></text:span><text:span text:style-name="T79">However, since this is a course on going from Junior to Senior Developer, we are assuming you are familiar with a simple front end and backend setup. We are skipping the basic building of an app like this </text:span><text:soft-page-break/><text:span text:style-name="T79">since it is most likely something that you have encountered before and you should be familiar with. But don't worry, we take you through it nice and slow through the remaining sections. <text:line-break/><text:line-break/><text:line-break/></text:span><text:span text:style-name="Strong_20_Emphasis"><text:span text:style-name="T77">A few things you will need:<text:line-break/>#1</text:span></text:span><text:span text:style-name="T79">  You will need to add your own </text:span><text:a xlink:type="simple" xlink:href="https://www.clarifai.com/" office:target-frame-name="_blank" xlink:show="new" text:style-name="Internet_20_link" text:visited-style-name="Visited_20_Internet_20_Link"><text:span text:style-name="T15">Clarifai API key</text:span></text:a><text:span text:style-name="T79"> in </text:span><text:span text:style-name="Source_20_Text"><text:span text:style-name="T84">controllers/image.js</text:span></text:span><text:span text:style-name="T79">  (which is free) on the server:<text:line-break/><text:line-break/></text:span><text:span text:style-name="Strong_20_Emphasis"><text:span text:style-name="T77">#2</text:span></text:span><text:span text:style-name="T79"> A postgreSQL database if you haven't done so already in the Security section of the course:<text:line-break/><text:line-break/>To install PostgreSQL on your computer, follow the below steps OR you can watch the next optional video: </text:span></text:p>
      <text:p text:style-name="P22"><text:span text:style-name="Strong_20_Emphasis"><text:span text:style-name="T77">Mac: </text:span></text:span><text:span text:style-name="T79">Follow my previous video for instructions. You will need </text:span><text:a xlink:type="simple" xlink:href="https://brew.sh/" office:target-frame-name="_blank" xlink:show="new" text:style-name="Internet_20_link" text:visited-style-name="Visited_20_Internet_20_Link"><text:span text:style-name="T15">homebrew</text:span></text:a><text:span text:style-name="T79"> for the easies way to set up. keep in mind you may have to run with the 'sudo' command.  Or you can follow </text:span><text:a xlink:type="simple" xlink:href="https://www.codementor.io/engineerapart/getting-started-with-postgresql-on-mac-osx-are8jcopb" office:target-frame-name="_blank" xlink:show="new" text:style-name="Internet_20_link" text:visited-style-name="Visited_20_Internet_20_Link"><text:span text:style-name="T15">this tutorial</text:span></text:a><text:span text:style-name="T79">.</text:span></text:p>
      <text:p text:style-name="P22"><text:a xlink:type="simple" xlink:href="http://www.psequel.com/" office:target-frame-name="_blank" xlink:show="new" text:style-name="Internet_20_link" text:visited-style-name="Visited_20_Internet_20_Link"><text:span text:style-name="T15">PSequel GUI</text:span></text:a><text:span text:style-name="T79"> </text:span></text:p>
      <text:p text:style-name="P22"><text:span text:style-name="Strong_20_Emphasis"><text:span text:style-name="T77">Windows: </text:span></text:span><text:span text:style-name="T79">Follow </text:span><text:a xlink:type="simple" xlink:href="http://www.postgresqltutorial.com/install-postgresql/" office:target-frame-name="_blank" xlink:show="new" text:style-name="Internet_20_link" text:visited-style-name="Visited_20_Internet_20_Link"><text:span text:style-name="T15">this tutorial</text:span></text:a></text:p>
      <text:p text:style-name="P22"><text:span text:style-name="Strong_20_Emphasis"><text:span text:style-name="T77">Linux: Thanks to fellow student Dimitris for this great guide:</text:span></text:span></text:p>
      <text:p text:style-name="P22"><text:span text:style-name="T79">For any of the Linux users following the course and interested in installing PostgreSQL along with a GUI (eg. pgAdmin), </text:span><text:a xlink:type="simple" xlink:href="https://www.postgresql.org/download/" office:target-frame-name="_blank" xlink:show="new" text:style-name="Internet_20_link" text:visited-style-name="Visited_20_Internet_20_Link"><text:span text:style-name="T15">their website has wonderful instructions</text:span></text:a><text:span text:style-name="T79">, and so does their wiki (for example, </text:span><text:a xlink:type="simple" xlink:href="https://wiki.postgresql.org/wiki/Apt" office:target-frame-name="_blank" xlink:show="new" text:style-name="Internet_20_link" text:visited-style-name="Visited_20_Internet_20_Link"><text:span text:style-name="T15">this link is for Debian and Ubuntu based distros</text:span></text:a><text:span text:style-name="T79">).  </text:span></text:p>
      <text:p text:style-name="P70">Also, one way to issue the commands you typed in the video to start, stop, restart PostgreSQL in Linux is: </text:p>
      <text:p text:style-name="P75"><text:span text:style-name="T117">sudo systemctl start postgresql <text:s text:c="4"/></text:span><text:span text:style-name="T123"># starts the server</text:span><text:span text:style-name="T117">sudo systemctl stop postgresql <text:s text:c="5"/></text:span><text:span text:style-name="T123"># stops it</text:span><text:span text:style-name="T117">sudo systemctl restart postgresql <text:s text:c="2"/></text:span><text:span text:style-name="T123"># restart it</text:span><text:span text:style-name="T117">sudo systemctl status postgresql <text:s text:c="3"/></text:span><text:span text:style-name="T123"># check the server's status</text:span></text:p>
      <text:p text:style-name="P22"><text:span text:style-name="T79">The "</text:span><text:span text:style-name="Source_20_Text"><text:span text:style-name="T84">createdb test</text:span></text:span><text:span text:style-name="T79"> " command and the "</text:span><text:span text:style-name="Source_20_Text"><text:span text:style-name="T84">psql 'test'</text:span></text:span><text:span text:style-name="T79"> " command are the same (at least for Debian/Ubuntu systems) from what I saw. </text:span></text:p>
      <text:p text:style-name="P22"><text:span text:style-name="T79">When it's first installed, PostgreSQL just has the 'postgres' user, and the way to initially enter PostgreSQL is by typing  </text:span><text:span text:style-name="Source_20_Text"><text:span text:style-name="T84">sudo su - postgres</text:span></text:span><text:span text:style-name="T79"> , and then </text:span><text:span text:style-name="Source_20_Text"><text:span text:style-name="T84">psql</text:span></text:span><text:span text:style-name="T79"> .  After Andrei creates the 'test' database, we can create a user with the same name as our current logged in user, to be a database administrator. This way we can just type in </text:span><text:span text:style-name="Source_20_Text"><text:span text:style-name="T84">psql 'test'</text:span></text:span><text:span text:style-name="T79">  from the command line and enter the database without the need of logging in as the 'postgres' user, just like Andrei does in the lecture. This can be done with </text:span><text:span text:style-name="Source_20_Text"><text:span text:style-name="T84">CREATE USER your-user-name-here WITH SUPERUSER;</text:span></text:span><text:span text:style-name="T79"> , and we can verify that he was created with </text:span><text:span text:style-name="Source_20_Text"><text:span text:style-name="T84">\du</text:span></text:span><text:span text:style-name="T79"> . Now we can exit by typing </text:span><text:span text:style-name="Source_20_Text"><text:span text:style-name="T84">\q</text:span></text:span><text:span text:style-name="T79">  and then </text:span><text:span text:style-name="Source_20_Text"><text:span text:style-name="T84">exit</text:span></text:span><text:span text:style-name="T79"> , and enter our database just like Andrei does, with </text:span><text:span text:style-name="Source_20_Text"><text:span text:style-name="T84">psql 'test'</text:span></text:span><text:span text:style-name="T79"> . </text:span></text:p>
      <text:p text:style-name="P70">Lastly, with pgAdmin4 we need to create a connection with the server the first time we use it, and this is done by right-clicking 'Servers' on the left pane, and choosing 'Create' &gt; 'Server'. We give our server a name, and in the 'Connection' tab we type in 'localhost' as the host, just like Andrei shows in the lecture, and press 'Save'. </text:p>
      <text:p text:style-name="P19"><text:span text:style-name="Strong_20_Emphasis"><text:span text:style-name="T47"/></text:span></text:p>
      <text:p text:style-name="P19"><text:span text:style-name="Strong_20_Emphasis"><text:span text:style-name="T59">Exercise: #2 - Analyze Code</text:span></text:span></text:p>
      <text:p text:style-name="P22"><text:soft-page-break/><text:span text:style-name="T79">Using what you have learned in the previous video, start to get more familiar with the SmartBrain app and code. See if you can make modifications to it and make it your own. Also use </text:span><text:span text:style-name="Source_20_Text"><text:span text:style-name="T84">console.log</text:span></text:span><text:span text:style-name="T79">  to experiment and understand how the entire system works. </text:span></text:p>
      <text:p text:style-name="P19"><text:span text:style-name="Strong_20_Emphasis"><text:span text:style-name="T47"/></text:span></text:p>
      <text:p text:style-name="P19"><text:span text:style-name="Strong_20_Emphasis"><text:span text:style-name="T47"/></text:span></text:p>
      <text:p text:style-name="P19"><text:span text:style-name="Strong_20_Emphasis"><text:span text:style-name="T47"/></text:span></text:p>
      <text:p text:style-name="P19"><text:span text:style-name="Strong_20_Emphasis"><text:span text:style-name="T47"/></text:span></text:p>
      <text:p text:style-name="P19"><text:span text:style-name="Strong_20_Emphasis"><text:span text:style-name="T59">Exercise: #3 - Multiple Face Detection</text:span></text:span></text:p>
      <text:p text:style-name="P22"><text:span text:style-name="T79">In the next video, I will show you how I implement the new feature Bruno asked for: Multiple face detection of our SmartBrain app. If you would like to give it a try at the code yourself, go ahead and attempt to add this feature on your own so that you can compare what you did with what I did in the next video. <text:line-break/><text:line-break/>You can also share your code in the </text:span><text:span text:style-name="Strong_20_Emphasis"><text:span text:style-name="T77">##juniortosenior </text:span></text:span><text:span text:style-name="T79">channel on Discord for the community to see!</text:span></text:p>
      <text:p text:style-name="P19"><text:span text:style-name="Strong_20_Emphasis"><text:span text:style-name="T47"/></text:span></text:p>
      <text:p text:style-name="P19"><text:span text:style-name="Strong_20_Emphasis"><text:span text:style-name="T47"/></text:span></text:p>
      <text:p text:style-name="P19"><text:span text:style-name="Strong_20_Emphasis"><text:span text:style-name="T59">Resources: New Feature Commit</text:span></text:span></text:p>
      <text:p text:style-name="P22"><text:span text:style-name="T79">You can see the new code change from the previous video and the new feature added </text:span><text:a xlink:type="simple" xlink:href="https://github.com/aneagoie/smart-brain-boost/commit/09961431e44692473533cfdd8526aaa8bce5a0be" office:target-frame-name="_blank" xlink:show="new" text:style-name="Internet_20_link" text:visited-style-name="Visited_20_Internet_20_Link"><text:span text:style-name="T15">in this commit history</text:span></text:a><text:span text:style-name="T79">.</text:span></text:p>
      <text:p text:style-name="P22"><text:span text:style-name="T79">How did you implement the new feature? Share on the </text:span><text:span text:style-name="Strong_20_Emphasis"><text:span text:style-name="T77">#js </text:span></text:span><text:span text:style-name="T79">channel on Discord and compare your work with others!</text:span></text:p>
      <text:p text:style-name="P19"><text:span text:style-name="Strong_20_Emphasis"><text:span text:style-name="T47"/></text:span></text:p>
      <text:p text:style-name="P19"><text:span text:style-name="Strong_20_Emphasis"><text:span text:style-name="T59">Customizing Your App</text:span></text:span></text:p>
      <text:p text:style-name="P21"><text:span text:style-name="T126">As we move through the course, I recommend you apply what you learn and challenge yourself as you customize your app. For example, this student:<text:line-break/><text:line-break/>"</text:span><text:span text:style-name="Strong_20_Emphasis"><text:span text:style-name="T127">So while watching the videos for the Smart Brain face detection final project, I decided to create the project using NextJS. Additionally, after doing the parts with bcrypt and password hashing I opted to instead give a shot at implementing 3rd party authorizations using Auth0. Lastly I went with my own layout and CSS so I could hone those skills. It was a lot of fun and work to figure out how to properly do things in NextJS alongside of Andrei utilizing create-react-app. I learned a lot about react hooks and other react concepts as well as next js and the solutions they bring to the table. So thank you @Andrei Neagoie for the wonderful course. Onto the bonus stuff at the end!"<text:line-break/><text:line-break/></text:span></text:span><text:a xlink:type="simple" xlink:href="https://github.com/waffleflopper/smart-brain-nextjs" office:target-frame-name="_blank" xlink:show="new" text:style-name="Internet_20_link" text:visited-style-name="Visited_20_Internet_20_Link"><text:span text:style-name="Strong_20_Emphasis"><text:span text:style-name="T93">https://github.com/waffleflopper/smart-brain-nextjs</text:span></text:span></text:a></text:p>
      <text:p text:style-name="P72"/>
      <text:p text:style-name="P19"><text:span text:style-name="Strong_20_Emphasis"><text:span text:style-name="T47"/></text:span></text:p>
      <text:p text:style-name="P19"><text:span text:style-name="Strong_20_Emphasis"><text:span text:style-name="T59">Updated Code For This Section</text:span></text:span></text:p>
      <text:p text:style-name="P22"><text:span text:style-name="T79">You can find all the code used in this section with the latest up to date libraries below if you encounter any issues:<text:line-break/><text:line-break/><text:line-break/></text:span><text:a xlink:type="simple" xlink:href="https://github.com/aneagoie/smart-brain-boost-api" office:target-frame-name="_blank" xlink:show="new" text:style-name="Internet_20_link" text:visited-style-name="Visited_20_Internet_20_Link"><text:span text:style-name="Strong_20_Emphasis"><text:span text:style-name="T22">https://github.com/aneagoie/smart-brain-boost-api</text:span></text:span></text:a></text:p>
      <text:p text:style-name="P22"><text:soft-page-break/><text:span text:style-name="T79"><text:line-break/></text:span><text:a xlink:type="simple" xlink:href="https://github.com/aneagoie/smart-brain-boost-api-dockerized" office:target-frame-name="_blank" xlink:show="new" text:style-name="Internet_20_link" text:visited-style-name="Visited_20_Internet_20_Link"><text:span text:style-name="Strong_20_Emphasis"><text:span text:style-name="T22">https://github.com/aneagoie/smart-brain-boost-api-dockerized</text:span></text:span></text:a><text:span text:style-name="T79"> (Heads up that this code already has Redis integrated in it which we will see in the NEXT section as well as Sessions + JWT)<text:line-break/><text:line-break/><text:line-break/>By the way, at the end once we have built our entire app, we are going to have a lecture titled </text:span><text:span text:style-name="Strong_20_Emphasis"><text:span text:style-name="T77">Updating Our App </text:span></text:span><text:span text:style-name="T79">where we will show you how to update everything to the latest versions of each of these libraries :)</text:span></text:p>
      <text:p text:style-name="P65"/>
      <text:p text:style-name="P31">Resources: Installing Docker</text:p>
      <text:p text:style-name="P22"><text:span text:style-name="T79">To install Docker onto your computer:<text:line-break/><text:line-break/></text:span><text:a xlink:type="simple" xlink:href="https://docs.docker.com/docker-for-mac/install/" office:target-frame-name="_blank" xlink:show="new" text:style-name="Internet_20_link" text:visited-style-name="Visited_20_Internet_20_Link"><text:span text:style-name="T15">For Mac</text:span></text:a><text:span text:style-name="T79"><text:line-break/><text:line-break/></text:span><text:a xlink:type="simple" xlink:href="https://docs.docker.com/docker-for-windows/install/" office:target-frame-name="_blank" xlink:show="new" text:style-name="Internet_20_link" text:visited-style-name="Visited_20_Internet_20_Link"><text:span text:style-name="T15">For Windows</text:span></text:a><text:span text:style-name="T79"><text:line-break/><text:line-break/></text:span><text:a xlink:type="simple" xlink:href="https://docs.docker.com/install/linux/docker-ce/ubuntu/" office:target-frame-name="_blank" xlink:show="new" text:style-name="Internet_20_link" text:visited-style-name="Visited_20_Internet_20_Link"><text:span text:style-name="T15">For Linux</text:span></text:a><text:span text:style-name="T79"><text:line-break/><text:line-break/>If you encounter any errors, you may want to check out </text:span><text:a xlink:type="simple" xlink:href="https://docs.docker.com/toolbox/faqs/troubleshoot/" office:target-frame-name="_blank" xlink:show="new" text:style-name="Internet_20_link" text:visited-style-name="Visited_20_Internet_20_Link"><text:span text:style-name="T15">this troubleshooting guide</text:span></text:a><text:span text:style-name="T79"> or reach out to our community on Discord!</text:span></text:p>
      <text:p text:style-name="P66"/>
      <text:p text:style-name="P19"><text:span text:style-name="Strong_20_Emphasis"><text:span text:style-name="T59">Resources: Dockerfile</text:span></text:span></text:p>
      <text:p text:style-name="P22"><text:span text:style-name="T79">To learn more about </text:span><text:span text:style-name="Source_20_Text"><text:span text:style-name="T84">bin/bash</text:span></text:span><text:span text:style-name="T79">  discussed in the previous video, have a look </text:span><text:a xlink:type="simple" xlink:href="https://unix.stackexchange.com/questions/398543/what-are-the-contents-of-bin-bash-and-what-do-i-do-if-i-accidentally-overwrote" office:target-frame-name="_blank" xlink:show="new" text:style-name="Internet_20_link" text:visited-style-name="Visited_20_Internet_20_Link"><text:span text:style-name="T15">at this resource</text:span></text:a><text:span text:style-name="T79">.</text:span></text:p>
      <text:p text:style-name="P19"><text:span text:style-name="Strong_20_Emphasis"><text:span text:style-name="T47"/></text:span></text:p>
      <text:p text:style-name="P19"><text:span text:style-name="Strong_20_Emphasis"><text:span text:style-name="T47"/></text:span></text:p>
      <text:p text:style-name="P19"><text:span text:style-name="Strong_20_Emphasis"><text:span text:style-name="T59">Exercise: #1 - Your First Docker Container</text:span></text:span></text:p>
      <text:p text:style-name="P22"><text:span text:style-name="T79">It's time to build your first Docker Container like I did in my previous video. See if you can set it up on your machine using this </text:span><text:a xlink:type="simple" xlink:href="https://github.com/aneagoie/smart-brain-api" office:target-frame-name="_blank" xlink:show="new" text:style-name="Internet_20_link" text:visited-style-name="Visited_20_Internet_20_Link"><text:span text:style-name="T15">Smart Brain API repo</text:span></text:a><text:span text:style-name="T79">. <text:line-break/><text:line-break/>Ps, you can learn more about Dockerfile commands by using this resource: </text:span><text:a xlink:type="simple" xlink:href="https://docs.docker.com/engine/reference/builder/#usage" office:target-frame-name="_blank" xlink:show="new" text:style-name="Internet_20_link" text:visited-style-name="Visited_20_Internet_20_Link"><text:span text:style-name="T15">https://docs.docker.com/engine/reference/builder/#usage</text:span></text:a></text:p>
      <text:p text:style-name="P19"><text:span text:style-name="Strong_20_Emphasis"><text:span text:style-name="T47"/></text:span></text:p>
      <text:p text:style-name="P19"><text:span text:style-name="Strong_20_Emphasis"><text:span text:style-name="T47"/></text:span></text:p>
      <text:p text:style-name="P19"><text:span text:style-name="Strong_20_Emphasis"><text:span text:style-name="T59">Quick Note: Docker Compose</text:span></text:span></text:p>
      <text:p text:style-name="P70">Throughout the next few videos we are going to use Docker Compose to launch separate services under one command. In these videos, I refer to all of these being under one container, but technically Docker Compose launches multiple containers. For simplicity sake, with Docker Compose in the next videos we are going to assume everything is running in this one "Docker World" as you will see. </text:p>
      <text:p text:style-name="P19"><text:span text:style-name="Strong_20_Emphasis"><text:span text:style-name="T59">Resources: Docker Compose Commands</text:span></text:span></text:p>
      <text:p text:style-name="P22"><text:span text:style-name="T79">You can find out more about the 3 commands we just learned here:<text:line-break/><text:line-break/></text:span><text:a xlink:type="simple" xlink:href="https://docs.docker.com/compose/reference/build/" office:target-frame-name="_blank" xlink:show="new" text:style-name="Internet_20_link" text:visited-style-name="Visited_20_Internet_20_Link"><text:span text:style-name="T15">docker-compose build</text:span></text:a><text:span text:style-name="T79"><text:line-break/><text:line-break/></text:span><text:a xlink:type="simple" xlink:href="https://docs.docker.com/compose/reference/run/" office:target-frame-name="_blank" xlink:show="new" text:style-name="Internet_20_link" text:visited-style-name="Visited_20_Internet_20_Link"><text:span text:style-name="T15">docker-compose run</text:span></text:a><text:span text:style-name="T79"><text:line-break/></text:span><text:soft-page-break/><text:span text:style-name="T79"><text:line-break/></text:span><text:a xlink:type="simple" xlink:href="https://docs.docker.com/compose/reference/up/" office:target-frame-name="_blank" xlink:show="new" text:style-name="Internet_20_link" text:visited-style-name="Visited_20_Internet_20_Link"><text:span text:style-name="T15">docker-compose up</text:span></text:a></text:p>
      <text:p text:style-name="P19"><text:span text:style-name="Strong_20_Emphasis"><text:span text:style-name="T47"/></text:span></text:p>
      <text:p text:style-name="P19"><text:span text:style-name="Strong_20_Emphasis"><text:span text:style-name="T47"/></text:span></text:p>
      <text:p text:style-name="P19"><text:span text:style-name="Strong_20_Emphasis"><text:span text:style-name="T47"/></text:span></text:p>
      <text:p text:style-name="P19"><text:span text:style-name="Strong_20_Emphasis"><text:span text:style-name="T59">Resources: Docker Volumes</text:span></text:span></text:p>
      <text:p text:style-name="P22"><text:span text:style-name="T79">To learn more about Volumes in Docker:<text:line-break/><text:line-break/></text:span><text:a xlink:type="simple" xlink:href="https://stackoverflow.com/questions/34809646/what-is-the-purpose-of-volume-in-dockerfile" office:target-frame-name="_blank" xlink:show="new" text:style-name="Internet_20_link" text:visited-style-name="Visited_20_Internet_20_Link"><text:span text:style-name="T15">https://stackoverflow.com/questions/34809646/what-is-the-purpose-of-volume-in-dockerfile</text:span></text:a><text:span text:style-name="T79"><text:line-break/><text:line-break/><text:line-break/></text:span><text:a xlink:type="simple" xlink:href="https://www.linux.com/learn/docker-volumes-and-networks-compose" office:target-frame-name="_blank" xlink:show="new" text:style-name="Internet_20_link" text:visited-style-name="Visited_20_Internet_20_Link"><text:span text:style-name="T15">https://www.linux.com/learn/docker-volumes-and-networks-compose</text:span></text:a></text:p>
      <text:p text:style-name="P19"><text:span text:style-name="Strong_20_Emphasis"><text:span text:style-name="T47"/></text:span></text:p>
      <text:p text:style-name="P19"><text:span text:style-name="Strong_20_Emphasis"><text:span text:style-name="T47"/></text:span></text:p>
      <text:p text:style-name="P19"><text:span text:style-name="Strong_20_Emphasis"><text:span text:style-name="T47"/></text:span></text:p>
      <text:p text:style-name="P19"><text:span text:style-name="Strong_20_Emphasis"><text:span text:style-name="T59">Resources: PostgreSQL With Docker</text:span></text:span></text:p>
      <text:p text:style-name="P22"><text:span text:style-name="T79">That was a tough video! Lots of material covered, but keep in mind that when it comes to configuration files like yml files, there is nothing better than the online documentation to get yourself familiar with them. Although it may look daunting, most developers just check out and read the documentation when they have a problem to solve. For example, here are the resources I recommend you read up on based on the previous video:<text:line-break/><text:line-break/>1. How we set up the database with username and password: (see the environment variables section) </text:span><text:a xlink:type="simple" xlink:href="https://hub.docker.com/_/postgres/" office:target-frame-name="_blank" xlink:show="new" text:style-name="Internet_20_link" text:visited-style-name="Visited_20_Internet_20_Link"><text:span text:style-name="T15">https://hub.docker.com/_/postgres/</text:span></text:a><text:span text:style-name="T79"><text:line-break/><text:line-break/>2. </text:span><text:span text:style-name="Source_20_Text"><text:span text:style-name="T84">psql </text:span></text:span><text:span text:style-name="T79"> command: </text:span><text:a xlink:type="simple" xlink:href="https://www.postgresql.org/docs/9.2/static/app-psql.html" office:target-frame-name="_blank" xlink:show="new" text:style-name="Internet_20_link" text:visited-style-name="Visited_20_Internet_20_Link"><text:span text:style-name="T15">https://www.postgresql.org/docs/9.2/static/app-psql.html</text:span></text:a><text:span text:style-name="T79"><text:line-break/><text:line-break/>3. Finally, if you haven't done so already, see if you can install PostgreSQL on your machine and use a GUI like I do in the video to make sure your docker-compose file is working: <text:line-break/></text:span></text:p>
      <text:p text:style-name="P70">To install PostgreSQL on your computer, follow the below steps: </text:p>
      <text:p text:style-name="P22"><text:span text:style-name="Strong_20_Emphasis"><text:span text:style-name="T77">Mac: </text:span></text:span><text:span text:style-name="T79">Follow my previous video for instructions. You will need </text:span><text:a xlink:type="simple" xlink:href="https://brew.sh/" office:target-frame-name="_blank" xlink:show="new" text:style-name="Internet_20_link" text:visited-style-name="Visited_20_Internet_20_Link"><text:span text:style-name="T15">homebrew</text:span></text:a><text:span text:style-name="T79"> for the easiest way to set up. keep in mind you may have to run with the 'sudo' command.  Or you can follow </text:span><text:a xlink:type="simple" xlink:href="https://www.codementor.io/engineerapart/getting-started-with-postgresql-on-mac-osx-are8jcopb" office:target-frame-name="_blank" xlink:show="new" text:style-name="Internet_20_link" text:visited-style-name="Visited_20_Internet_20_Link"><text:span text:style-name="T15">this tutorial</text:span></text:a><text:span text:style-name="T79">.</text:span></text:p>
      <text:p text:style-name="P22"><text:a xlink:type="simple" xlink:href="http://www.psequel.com/" office:target-frame-name="_blank" xlink:show="new" text:style-name="Internet_20_link" text:visited-style-name="Visited_20_Internet_20_Link"><text:span text:style-name="T15">PSequel GUI</text:span></text:a><text:span text:style-name="T79"> </text:span></text:p>
      <text:p text:style-name="P22"><text:span text:style-name="Strong_20_Emphasis"><text:span text:style-name="T77">Windows: </text:span></text:span><text:span text:style-name="T79">Follow </text:span><text:a xlink:type="simple" xlink:href="http://www.postgresqltutorial.com/install-postgresql/" office:target-frame-name="_blank" xlink:show="new" text:style-name="Internet_20_link" text:visited-style-name="Visited_20_Internet_20_Link"><text:span text:style-name="T15">this tutorial</text:span></text:a></text:p>
      <text:p text:style-name="P22"><text:span text:style-name="Strong_20_Emphasis"><text:span text:style-name="T77">Linux: Thanks to fellow student Dimitris for this great guide:</text:span></text:span></text:p>
      <text:p text:style-name="P22"><text:span text:style-name="T79">For any of the Linux users following the course and interested in installing PostgreSQL along with a GUI (eg. pgAdmin), </text:span><text:a xlink:type="simple" xlink:href="https://www.postgresql.org/download/" office:target-frame-name="_blank" xlink:show="new" text:style-name="Internet_20_link" text:visited-style-name="Visited_20_Internet_20_Link"><text:span text:style-name="T15">their website has wonderful instructions</text:span></text:a><text:span text:style-name="T79">, and so does their wiki (for example, </text:span><text:a xlink:type="simple" xlink:href="https://wiki.postgresql.org/wiki/Apt" office:target-frame-name="_blank" xlink:show="new" text:style-name="Internet_20_link" text:visited-style-name="Visited_20_Internet_20_Link"><text:span text:style-name="T15">this link is for Debian and Ubuntu based distros</text:span></text:a><text:span text:style-name="T79">).  </text:span></text:p>
      <text:p text:style-name="P70">Also, one way to issue the commands you typed in the video to start, stop, restart PostgreSQL in Linux is: </text:p>
      <text:p text:style-name="P75"><text:span text:style-name="T117">sudo systemctl start postgresql <text:s text:c="4"/></text:span><text:span text:style-name="T123"># starts the server</text:span><text:span text:style-name="T117">sudo systemctl stop postgresql <text:s text:c="5"/></text:span><text:span text:style-name="T123"># stops it</text:span><text:span text:style-name="T117">sudo systemctl restart postgresql <text:s text:c="2"/></text:span><text:span text:style-name="T123"># restart it</text:span><text:span text:style-name="T117">sudo systemctl status postgresql <text:s text:c="3"/></text:span><text:span text:style-name="T123"># check the server's status</text:span></text:p>
      <text:p text:style-name="P22"><text:soft-page-break/><text:span text:style-name="T79">The "</text:span><text:span text:style-name="Source_20_Text"><text:span text:style-name="T84">createdb test</text:span></text:span><text:span text:style-name="T79"> " command and the "</text:span><text:span text:style-name="Source_20_Text"><text:span text:style-name="T84">psql 'test'</text:span></text:span><text:span text:style-name="T79"> " command are the same (at least for Debian/Ubuntu systems) from what I saw. </text:span></text:p>
      <text:p text:style-name="P22"><text:span text:style-name="T79">When it's first installed, PostgreSQL just has the 'postgres' user, and the way to initially enter PostgreSQL is by typing  </text:span><text:span text:style-name="Source_20_Text"><text:span text:style-name="T84">sudo su - postgres</text:span></text:span><text:span text:style-name="T79"> , and then </text:span><text:span text:style-name="Source_20_Text"><text:span text:style-name="T84">psql</text:span></text:span><text:span text:style-name="T79"> .  After Andrei creates the 'test' database, we can create a user with the same name as our current logged in user, to be a database administrator. This way we can just type in </text:span><text:span text:style-name="Source_20_Text"><text:span text:style-name="T84">psql 'test'</text:span></text:span><text:span text:style-name="T79">  from the command line and enter the database without the need of logging in as the 'postgres' user, just like Andrei does in the lecture. This can be done with </text:span><text:span text:style-name="Source_20_Text"><text:span text:style-name="T84">CREATE USER your-user-name-here WITH SUPERUSER;</text:span></text:span><text:span text:style-name="T79"> , and we can verify that he was created with </text:span><text:span text:style-name="Source_20_Text"><text:span text:style-name="T84">\du</text:span></text:span><text:span text:style-name="T79"> . Now we can exit by typing </text:span><text:span text:style-name="Source_20_Text"><text:span text:style-name="T84">\q</text:span></text:span><text:span text:style-name="T79">  and then </text:span><text:span text:style-name="Source_20_Text"><text:span text:style-name="T84">exit</text:span></text:span><text:span text:style-name="T79"> , and enter our database just like Andrei does, with </text:span><text:span text:style-name="Source_20_Text"><text:span text:style-name="T84">psql 'test'</text:span></text:span><text:span text:style-name="T79"> . </text:span></text:p>
      <text:p text:style-name="P70">Lastly, with pgAdmin4 we need to create a connection with the server the first time we use it, and this is done by right-clicking 'Servers' on the left pane, and choosing 'Create' &gt; 'Server'. We give our server a name, and in the 'Connection' tab we type in 'localhost' as the host, just like Andrei shows in the lecture, and press 'Save'. </text:p>
      <text:p text:style-name="P19"><text:span text:style-name="Strong_20_Emphasis"><text:span text:style-name="T59">Resources: init.db File</text:span></text:span></text:p>
      <text:p text:style-name="P22"><text:span text:style-name="T79">If you would like to learn more about creating tables in SQL, you can read up </text:span><text:a xlink:type="simple" xlink:href="http://joshualande.com/create-tables-sql" office:target-frame-name="_blank" xlink:show="new" text:style-name="Internet_20_link" text:visited-style-name="Visited_20_Internet_20_Link"><text:span text:style-name="T15">this excellent post</text:span></text:a><text:span text:style-name="T79">.</text:span></text:p>
      <text:p text:style-name="P22"><text:span text:style-name="T79">You can learn more about the</text:span><text:span text:style-name="Source_20_Text"><text:span text:style-name="T84"> /docker-entrypoint-initdb.d </text:span></text:span><text:span text:style-name="T79"> which we used in the previous video in the official </text:span><text:a xlink:type="simple" xlink:href="https://hub.docker.com/_/postgres/" office:target-frame-name="_blank" xlink:show="new" text:style-name="Internet_20_link" text:visited-style-name="Visited_20_Internet_20_Link"><text:span text:style-name="T15">library/postgres image documentation here.</text:span></text:a></text:p>
      <text:p text:style-name="P19"><text:span text:style-name="Strong_20_Emphasis"><text:span text:style-name="T47"/></text:span></text:p>
      <text:p text:style-name="P19"><text:span text:style-name="Strong_20_Emphasis"><text:span text:style-name="T59">Exercise: #2 - Dockerize SmartBrain App</text:span></text:span></text:p>
      <text:p text:style-name="P70">If you haven't done so already by coding along, go ahead and use Docker Compose as seen in the previous video to set up both your backend API as well as the database with some seed data. This way you will be able to use this docker container for the rest of the sections in the course!</text:p>
      <text:p text:style-name="P19"><text:span text:style-name="Strong_20_Emphasis"><text:span text:style-name="T47"/></text:span></text:p>
      <text:p text:style-name="P19"><text:span text:style-name="Strong_20_Emphasis"><text:span text:style-name="T59">Project Files - Docker</text:span></text:span></text:p>
      <text:p text:style-name="P22"><text:span text:style-name="T79">We will continue to work on this dockerized backend and add Redis database to it as well. You can see the final project file and commit </text:span><text:a xlink:type="simple" xlink:href="https://github.com/aneagoie/smart-brain-boost-api-dockerized/commit/a7efbdd56c9fbfb29700c3398286dedd38e56166" office:target-frame-name="_blank" xlink:show="new" text:style-name="Internet_20_link" text:visited-style-name="Visited_20_Internet_20_Link"><text:span text:style-name="T15">at this link</text:span></text:a><text:span text:style-name="T79">. For now, just ignore the Redis parts until we get to that section :)</text:span></text:p>
      <text:p text:style-name="P19"><text:span text:style-name="Strong_20_Emphasis"><text:span text:style-name="T47"/></text:span></text:p>
      <text:p text:style-name="P19"><text:span text:style-name="Strong_20_Emphasis"><text:span text:style-name="T47"/></text:span></text:p>
      <text:p text:style-name="P19"><text:span text:style-name="Strong_20_Emphasis"><text:span text:style-name="T59">Update: Docker Networks</text:span></text:span></text:p>
      <text:p text:style-name="P22"><text:span text:style-name="T79">Docker is constantly evolving. One of the features that has changed is the </text:span><text:span text:style-name="Source_20_Text"><text:span text:style-name="T84">links</text:span></text:span><text:span text:style-name="T79"> property you have seen in previous videos while writing our docker compose file. Links have been replaced by networks. Docker describes them as a </text:span><text:a xlink:type="simple" xlink:href="https://docs.docker.com/engine/userguide/networking/default_network/dockerlinks/" office:target-frame-name="_blank" xlink:show="new" text:style-name="Internet_20_link" text:visited-style-name="Visited_20_Internet_20_Link"><text:span text:style-name="T15">legacy feature that you should avoid using.</text:span></text:a><text:span text:style-name="T79"> You can safely remove the link and the two containers will be able to refer to each other by their service name (or container_name). </text:span><text:span text:style-name="Strong_20_Emphasis"><text:span text:style-name="T77">So in our case all you would need to do is remove the below lines from your Docker Compose file and everything should still work fine</text:span></text:span><text:span text:style-name="T79">:</text:span></text:p>
      <text:p text:style-name="P76"><text:span text:style-name="T117"><text:s text:c="4"/></text:span><text:span text:style-name="T118">links: <text:s text:c="5"/>- postgres <text:s text:c="5"/>- redis</text:span></text:p>
      <text:p text:style-name="P71"/>
      <text:p text:style-name="P22"><text:span text:style-name="T79">By default Compose sets up a single </text:span><text:a xlink:type="simple" xlink:href="https://docs.docker.com/engine/reference/commandline/network_create/" office:target-frame-name="_blank" xlink:show="new" text:style-name="Internet_20_link" text:visited-style-name="Visited_20_Internet_20_Link"><text:span text:style-name="T15">network</text:span></text:a><text:span text:style-name="T79"> for your app. Each container for a service joins the default network and is both </text:span><text:span text:style-name="Emphasis"><text:span text:style-name="T79">reachable</text:span></text:span><text:span text:style-name="T79">by other containers on that network, and </text:span><text:span text:style-name="Emphasis"><text:span text:style-name="T79">discoverable</text:span></text:span><text:span text:style-name="T79"> by them at a hostname identical to the container name. If you want a custom network, you can use </text:span><text:soft-page-break/><text:span text:style-name="T79">the </text:span><text:span text:style-name="Source_20_Text"><text:span text:style-name="T84">networks property</text:span></text:span><text:span text:style-name="T79">.<text:line-break/>If you want to read more about this, you can check out the </text:span><text:a xlink:type="simple" xlink:href="https://docs.docker.com/compose/networking/" office:target-frame-name="_blank" xlink:show="new" text:style-name="Internet_20_link" text:visited-style-name="Visited_20_Internet_20_Link"><text:span text:style-name="T15">official documentation here</text:span></text:a><text:span text:style-name="T79">, or read </text:span><text:a xlink:type="simple" xlink:href="https://stackoverflow.com/questions/41294305/docker-compose-difference-between-network-and-link" office:target-frame-name="_blank" xlink:show="new" text:style-name="Internet_20_link" text:visited-style-name="Visited_20_Internet_20_Link"><text:span text:style-name="T15">this stackoverflow answer</text:span></text:a><text:span text:style-name="T79">.<text:line-break/><text:line-break/>Don't get too confused by this though. This gets into some really advanced networking that is very specialized. The big takeaway is that you no longer need the links property.</text:span></text:p>
      <text:p text:style-name="P19"><text:span text:style-name="Strong_20_Emphasis"><text:span text:style-name="T47"/></text:span></text:p>
      <text:p text:style-name="P19"><text:span text:style-name="Strong_20_Emphasis"><text:span text:style-name="T59">Quick Note About Next Video</text:span></text:span></text:p>
      <text:p text:style-name="P22"><text:span text:style-name="T79">The next video:</text:span><text:span text:style-name="Emphasis"><text:span text:style-name="T79"> Introduction To Databases</text:span></text:span><text:span text:style-name="T79"> is </text:span><text:span text:style-name="Strong_20_Emphasis"><text:span text:style-name="T77">part of my other course </text:span></text:span><text:a xlink:type="simple" xlink:href="https://www.udemy.com/course/the-complete-web-developer-zero-to-mastery/?referralCode=FFF295AECF3594CE440E" office:target-frame-name="_blank" xlink:show="new" text:style-name="Internet_20_link" text:visited-style-name="Visited_20_Internet_20_Link"><text:span text:style-name="Strong_20_Emphasis"><text:span text:style-name="T22">"The Complete Web Developer: Zero to Mastery"</text:span></text:span></text:a><text:span text:style-name="Strong_20_Emphasis"><text:span text:style-name="T77">.</text:span></text:span><text:span text:style-name="T79"> I have decided to include this one video here in case you do not have any experience with databases to give you some background on what we are learning in this section. </text:span></text:p>
      <text:p text:style-name="P19"><text:span text:style-name="Strong_20_Emphasis"><text:span text:style-name="T47"/></text:span></text:p>
      <text:p text:style-name="P19"><text:span text:style-name="Strong_20_Emphasis"><text:span text:style-name="T59">Resources: Installing Redis</text:span></text:span></text:p>
      <text:p text:style-name="P22"><text:span text:style-name="T79">Go ahead and install Redis onto your computer so you can follow along in the upcoming videos. Use </text:span><text:a xlink:type="simple" xlink:href="https://redis.io/topics/quickstart" office:target-frame-name="_blank" xlink:show="new" text:style-name="Internet_20_link" text:visited-style-name="Visited_20_Internet_20_Link"><text:span text:style-name="T15">this link</text:span></text:a><text:span text:style-name="T79"> to get you instructions on installing Redis. If you don't want to install Redis on your machine, you can also use </text:span><text:a xlink:type="simple" xlink:href="https://try.redis.io/" office:target-frame-name="_blank" xlink:show="new" text:style-name="Internet_20_link" text:visited-style-name="Visited_20_Internet_20_Link"><text:span text:style-name="T15">https://try.redis.io/</text:span></text:a><text:span text:style-name="T79"> to follow along with the next videos online.<text:line-break/><text:line-break/>If you encounter any errors, <text:line-break/><text:line-break/></text:span><text:a xlink:type="simple" xlink:href="https://stackoverflow.com/questions/37103054/redis-installation-fails-when-running-make-command" office:target-frame-name="_blank" xlink:show="new" text:style-name="Internet_20_link" text:visited-style-name="Visited_20_Internet_20_Link"><text:span text:style-name="T15">https://stackoverflow.com/questions/37103054/redis-installation-fails-when-running-make-command</text:span></text:a><text:span text:style-name="T79"><text:line-break/><text:line-break/></text:span><text:a xlink:type="simple" xlink:href="https://stackoverflow.com/questions/8131008/issue-with-redis-install" office:target-frame-name="_blank" xlink:show="new" text:style-name="Internet_20_link" text:visited-style-name="Visited_20_Internet_20_Link"><text:span text:style-name="T15">https://stackoverflow.com/questions/8131008/issue-with-redis-install</text:span></text:a></text:p>
      <text:p text:style-name="P19"><text:span text:style-name="Strong_20_Emphasis"><text:span text:style-name="T47"/></text:span></text:p>
      <text:p text:style-name="P19"><text:span text:style-name="Strong_20_Emphasis"><text:span text:style-name="T47"/></text:span></text:p>
      <text:p text:style-name="P19"><text:span text:style-name="Strong_20_Emphasis"><text:span text:style-name="T47"/></text:span></text:p>
      <text:p text:style-name="P19"><text:span text:style-name="Strong_20_Emphasis"><text:span text:style-name="T47"/></text:span></text:p>
      <text:p text:style-name="P20"><text:span text:style-name="Strong_20_Emphasis"><text:span text:style-name="T48">Redis datatypes</text:span></text:span></text:p>
      <text:p text:style-name="P20"><text:span text:style-name="Strong_20_Emphasis"><text:span text:style-name="T48"/></text:span></text:p>
      <text:p text:style-name="P20"><text:span text:style-name="Strong_20_Emphasis"><text:span text:style-name="T48">String</text:span></text:span></text:p>
      <text:p text:style-name="P20"><text:span text:style-name="Strong_20_Emphasis"><text:span text:style-name="T48"/></text:span></text:p>
      <text:p text:style-name="P20"><text:span text:style-name="Strong_20_Emphasis"><text:span text:style-name="T48">avutzhan@avutzhan-Lenovo-G510:~$ redis-cli</text:span></text:span></text:p>
      <text:p text:style-name="P20"><text:span text:style-name="Strong_20_Emphasis"><text:span text:style-name="T48">127.0.0.1:6379&gt; SET b "test"</text:span></text:span></text:p>
      <text:p text:style-name="P20"><text:span text:style-name="Strong_20_Emphasis"><text:span text:style-name="T48">OK</text:span></text:span></text:p>
      <text:p text:style-name="P20"><text:span text:style-name="Strong_20_Emphasis"><text:span text:style-name="T48">127.0.0.1:6379&gt; GET b</text:span></text:span></text:p>
      <text:p text:style-name="P20"><text:span text:style-name="Strong_20_Emphasis"><text:span text:style-name="T48">"test"</text:span></text:span></text:p>
      <text:p text:style-name="P20"><text:span text:style-name="Strong_20_Emphasis"><text:span text:style-name="T48">127.0.0.1:6379&gt; MSET a 2 b 5</text:span></text:span></text:p>
      <text:p text:style-name="P20"><text:span text:style-name="Strong_20_Emphasis"><text:span text:style-name="T48">OK</text:span></text:span></text:p>
      <text:p text:style-name="P20"><text:span text:style-name="Strong_20_Emphasis"><text:span text:style-name="T48">127.0.0.1:6379&gt; GET a</text:span></text:span></text:p>
      <text:p text:style-name="P20"><text:span text:style-name="Strong_20_Emphasis"><text:span text:style-name="T48">"2"</text:span></text:span></text:p>
      <text:p text:style-name="P20"><text:span text:style-name="Strong_20_Emphasis"><text:span text:style-name="T48">127.0.0.1:6379&gt; GET b</text:span></text:span></text:p>
      <text:p text:style-name="P20"><text:span text:style-name="Strong_20_Emphasis"><text:span text:style-name="T48">"5"</text:span></text:span></text:p>
      <text:p text:style-name="P20"><text:span text:style-name="Strong_20_Emphasis"><text:span text:style-name="T48">127.0.0.1:6379&gt; MGET a b</text:span></text:span></text:p>
      <text:p text:style-name="P20"><text:span text:style-name="Strong_20_Emphasis"><text:span text:style-name="T48">1) "2"</text:span></text:span></text:p>
      <text:p text:style-name="P20"><text:span text:style-name="Strong_20_Emphasis"><text:span text:style-name="T48">2) "5"</text:span></text:span></text:p>
      <text:p text:style-name="P20"><text:span text:style-name="Strong_20_Emphasis"><text:span text:style-name="T48">127.0.0.1:6379&gt; </text:span></text:span></text:p>
      <text:p text:style-name="P20"><text:span text:style-name="Strong_20_Emphasis"><text:span text:style-name="T48"/></text:span></text:p>
      <text:p text:style-name="P20"><text:span text:style-name="Strong_20_Emphasis"><text:span text:style-name="T48"/></text:span></text:p>
      <text:p text:style-name="P20"><text:soft-page-break/><text:span text:style-name="Strong_20_Emphasis"><text:span text:style-name="T48">Hashes objects</text:span></text:span></text:p>
      <text:p text:style-name="P20"><text:span text:style-name="Strong_20_Emphasis"><text:span text:style-name="T48"/></text:span></text:p>
      <text:p text:style-name="P20"><text:span text:style-name="Strong_20_Emphasis"><text:span text:style-name="T48">127.0.0.1:6379&gt; HMSET user id 45 name "avutzhan" </text:span></text:span></text:p>
      <text:p text:style-name="P20"><text:span text:style-name="Strong_20_Emphasis"><text:span text:style-name="T48">OK</text:span></text:span></text:p>
      <text:p text:style-name="P20"><text:span text:style-name="Strong_20_Emphasis"><text:span text:style-name="T48">127.0.0.1:6379&gt; HGET user id</text:span></text:span></text:p>
      <text:p text:style-name="P20"><text:span text:style-name="Strong_20_Emphasis"><text:span text:style-name="T48">"45"</text:span></text:span></text:p>
      <text:p text:style-name="P20"><text:span text:style-name="Strong_20_Emphasis"><text:span text:style-name="T48">127.0.0.1:6379&gt; HGET user name</text:span></text:span></text:p>
      <text:p text:style-name="P20"><text:span text:style-name="Strong_20_Emphasis"><text:span text:style-name="T48">"avutzhan"</text:span></text:span></text:p>
      <text:p text:style-name="P20"><text:span text:style-name="Strong_20_Emphasis"><text:span text:style-name="T48">127.0.0.1:6379&gt; </text:span></text:span></text:p>
      <text:p text:style-name="P20"><text:span text:style-name="Strong_20_Emphasis"><text:span text:style-name="T48">127.0.0.1:6379&gt; HGETALL user</text:span></text:span></text:p>
      <text:p text:style-name="P20"><text:span text:style-name="Strong_20_Emphasis"><text:span text:style-name="T48">1) "id"</text:span></text:span></text:p>
      <text:p text:style-name="P20"><text:span text:style-name="Strong_20_Emphasis"><text:span text:style-name="T48">2) "45"</text:span></text:span></text:p>
      <text:p text:style-name="P20"><text:span text:style-name="Strong_20_Emphasis"><text:span text:style-name="T48">3) "name"</text:span></text:span></text:p>
      <text:p text:style-name="P20"><text:span text:style-name="Strong_20_Emphasis"><text:span text:style-name="T48">4) "avutzhan"</text:span></text:span></text:p>
      <text:p text:style-name="P20"><text:span text:style-name="Strong_20_Emphasis"><text:span text:style-name="T48">127.0.0.1:6379&gt; </text:span></text:span></text:p>
      <text:p text:style-name="P20"><text:span text:style-name="Strong_20_Emphasis"><text:span text:style-name="T48"/></text:span></text:p>
      <text:p text:style-name="P20"><text:span text:style-name="Strong_20_Emphasis"><text:span text:style-name="T48">Lists</text:span></text:span></text:p>
      <text:p text:style-name="P20"><text:span text:style-name="Strong_20_Emphasis"><text:span text:style-name="T48"/></text:span></text:p>
      <text:p text:style-name="P20"><text:span text:style-name="Strong_20_Emphasis"><text:span text:style-name="T48">127.0.0.1:6379&gt; LPUSH 10</text:span></text:span></text:p>
      <text:p text:style-name="P20"><text:span text:style-name="Strong_20_Emphasis"><text:span text:style-name="T48">(error) ERR wrong number of arguments for 'lpush' command</text:span></text:span></text:p>
      <text:p text:style-name="P20"><text:span text:style-name="Strong_20_Emphasis"><text:span text:style-name="T48">127.0.0.1:6379&gt; LPUSH ourlist 10</text:span></text:span></text:p>
      <text:p text:style-name="P20"><text:span text:style-name="Strong_20_Emphasis"><text:span text:style-name="T48">(integer) 1</text:span></text:span></text:p>
      <text:p text:style-name="P20"><text:span text:style-name="Strong_20_Emphasis"><text:span text:style-name="T48">127.0.0.1:6379&gt; RPUSH ourlist "hello"</text:span></text:span></text:p>
      <text:p text:style-name="P20"><text:span text:style-name="Strong_20_Emphasis"><text:span text:style-name="T48">(integer) 2</text:span></text:span></text:p>
      <text:p text:style-name="P20"><text:span text:style-name="Strong_20_Emphasis"><text:span text:style-name="T48">127.0.0.1:6379&gt; LRANGE ourlist 0 1</text:span></text:span></text:p>
      <text:p text:style-name="P20"><text:span text:style-name="Strong_20_Emphasis"><text:span text:style-name="T48">1) "10"</text:span></text:span></text:p>
      <text:p text:style-name="P20"><text:span text:style-name="Strong_20_Emphasis"><text:span text:style-name="T48">2) "hello"</text:span></text:span></text:p>
      <text:p text:style-name="P20"><text:span text:style-name="Strong_20_Emphasis"><text:span text:style-name="T48">127.0.0.1:6379&gt; LPUSH ourlist 55</text:span></text:span></text:p>
      <text:p text:style-name="P20"><text:span text:style-name="Strong_20_Emphasis"><text:span text:style-name="T48">(integer) 3</text:span></text:span></text:p>
      <text:p text:style-name="P20"><text:span text:style-name="Strong_20_Emphasis"><text:span text:style-name="T48">127.0.0.1:6379&gt; LRANGE ourlist 0 1</text:span></text:span></text:p>
      <text:p text:style-name="P20"><text:span text:style-name="Strong_20_Emphasis"><text:span text:style-name="T48">1) "55"</text:span></text:span></text:p>
      <text:p text:style-name="P20"><text:span text:style-name="Strong_20_Emphasis"><text:span text:style-name="T48">2) "10"</text:span></text:span></text:p>
      <text:p text:style-name="P20"><text:span text:style-name="Strong_20_Emphasis"><text:span text:style-name="T48">127.0.0.1:6379&gt; LRANGE ourlist 0 2</text:span></text:span></text:p>
      <text:p text:style-name="P20"><text:span text:style-name="Strong_20_Emphasis"><text:span text:style-name="T48">1) "55"</text:span></text:span></text:p>
      <text:p text:style-name="P20"><text:span text:style-name="Strong_20_Emphasis"><text:span text:style-name="T48">2) "10"</text:span></text:span></text:p>
      <text:p text:style-name="P20"><text:span text:style-name="Strong_20_Emphasis"><text:span text:style-name="T48">3) "hello"</text:span></text:span></text:p>
      <text:p text:style-name="P20"><text:span text:style-name="Strong_20_Emphasis"><text:span text:style-name="T48">127.0.0.1:6379&gt; RPOP ourlist</text:span></text:span></text:p>
      <text:p text:style-name="P20"><text:span text:style-name="Strong_20_Emphasis"><text:span text:style-name="T48">"hello"</text:span></text:span></text:p>
      <text:p text:style-name="P20"><text:span text:style-name="Strong_20_Emphasis"><text:span text:style-name="T48">127.0.0.1:6379&gt; LRANGE ourlist 0 2</text:span></text:span></text:p>
      <text:p text:style-name="P20"><text:span text:style-name="Strong_20_Emphasis"><text:span text:style-name="T48">1) "55"</text:span></text:span></text:p>
      <text:p text:style-name="P20"><text:span text:style-name="Strong_20_Emphasis"><text:span text:style-name="T48">2) "10"</text:span></text:span></text:p>
      <text:p text:style-name="P20"><text:span text:style-name="Strong_20_Emphasis"><text:span text:style-name="T48">127.0.0.1:6379&gt; </text:span></text:span></text:p>
      <text:p text:style-name="P20"><text:span text:style-name="Strong_20_Emphasis"><text:span text:style-name="T48"/></text:span></text:p>
      <text:p text:style-name="P20"><text:span text:style-name="Strong_20_Emphasis"><text:span text:style-name="T48">Sets</text:span></text:span></text:p>
      <text:p text:style-name="P20"><text:span text:style-name="Strong_20_Emphasis"><text:span text:style-name="T48"/></text:span></text:p>
      <text:p text:style-name="P20"><text:span text:style-name="Strong_20_Emphasis"><text:span text:style-name="T48">127.0.0.1:6379&gt; SADD ourset 1 2 3 4 5</text:span></text:span></text:p>
      <text:p text:style-name="P20"><text:span text:style-name="Strong_20_Emphasis"><text:span text:style-name="T48">(integer) 5</text:span></text:span></text:p>
      <text:p text:style-name="P20"><text:span text:style-name="Strong_20_Emphasis"><text:span text:style-name="T48">127.0.0.1:6379&gt; SMEMBERS ourset</text:span></text:span></text:p>
      <text:p text:style-name="P20"><text:span text:style-name="Strong_20_Emphasis"><text:span text:style-name="T48">1) "1"</text:span></text:span></text:p>
      <text:p text:style-name="P20"><text:span text:style-name="Strong_20_Emphasis"><text:span text:style-name="T48">2) "2"</text:span></text:span></text:p>
      <text:p text:style-name="P20"><text:span text:style-name="Strong_20_Emphasis"><text:span text:style-name="T48">3) "3"</text:span></text:span></text:p>
      <text:p text:style-name="P20"><text:span text:style-name="Strong_20_Emphasis"><text:span text:style-name="T48">4) "4"</text:span></text:span></text:p>
      <text:p text:style-name="P20"><text:soft-page-break/><text:span text:style-name="Strong_20_Emphasis"><text:span text:style-name="T48">5) "5"</text:span></text:span></text:p>
      <text:p text:style-name="P20"><text:span text:style-name="Strong_20_Emphasis"><text:span text:style-name="T48">127.0.0.1:6379&gt; SADD ourset 1 2 3 4</text:span></text:span></text:p>
      <text:p text:style-name="P20"><text:span text:style-name="Strong_20_Emphasis"><text:span text:style-name="T48">(integer) 0</text:span></text:span></text:p>
      <text:p text:style-name="P20"><text:span text:style-name="Strong_20_Emphasis"><text:span text:style-name="T48">127.0.0.1:6379&gt; SMEMBERS ourset</text:span></text:span></text:p>
      <text:p text:style-name="P20"><text:span text:style-name="Strong_20_Emphasis"><text:span text:style-name="T48">1) "1"</text:span></text:span></text:p>
      <text:p text:style-name="P20"><text:span text:style-name="Strong_20_Emphasis"><text:span text:style-name="T48">2) "2"</text:span></text:span></text:p>
      <text:p text:style-name="P20"><text:span text:style-name="Strong_20_Emphasis"><text:span text:style-name="T48">3) "3"</text:span></text:span></text:p>
      <text:p text:style-name="P20"><text:span text:style-name="Strong_20_Emphasis"><text:span text:style-name="T48">4) "4"</text:span></text:span></text:p>
      <text:p text:style-name="P20"><text:span text:style-name="Strong_20_Emphasis"><text:span text:style-name="T48">5) "5"</text:span></text:span></text:p>
      <text:p text:style-name="P20"><text:span text:style-name="Strong_20_Emphasis"><text:span text:style-name="T48">127.0.0.1:6379&gt; SISMEMBER ourset 5 </text:span></text:span></text:p>
      <text:p text:style-name="P20"><text:span text:style-name="Strong_20_Emphasis"><text:span text:style-name="T48">(integer) 1</text:span></text:span></text:p>
      <text:p text:style-name="P20"><text:span text:style-name="Strong_20_Emphasis"><text:span text:style-name="T48">127.0.0.1:6379&gt; SISMEMBER ourset 20</text:span></text:span></text:p>
      <text:p text:style-name="P20"><text:span text:style-name="Strong_20_Emphasis"><text:span text:style-name="T48">(integer) 0</text:span></text:span></text:p>
      <text:p text:style-name="P20"><text:span text:style-name="Strong_20_Emphasis"><text:span text:style-name="T48">127.0.0.1:6379&gt; ZADD team 50 "wizards"</text:span></text:span></text:p>
      <text:p text:style-name="P20"><text:span text:style-name="Strong_20_Emphasis"><text:span text:style-name="T48">(integer) 1</text:span></text:span></text:p>
      <text:p text:style-name="P20"><text:span text:style-name="Strong_20_Emphasis"><text:span text:style-name="T48">127.0.0.1:6379&gt; ZADD team 40 "cavaliers"</text:span></text:span></text:p>
      <text:p text:style-name="P20"><text:span text:style-name="Strong_20_Emphasis"><text:span text:style-name="T48">(integer) 1</text:span></text:span></text:p>
      <text:p text:style-name="P20"><text:span text:style-name="Strong_20_Emphasis"><text:span text:style-name="T48">127.0.0.1:6379&gt; ZRANGE team 0 1</text:span></text:span></text:p>
      <text:p text:style-name="P20"><text:span text:style-name="Strong_20_Emphasis"><text:span text:style-name="T48">1) "cavaliers"</text:span></text:span></text:p>
      <text:p text:style-name="P20"><text:span text:style-name="Strong_20_Emphasis"><text:span text:style-name="T48">2) "wizards"</text:span></text:span></text:p>
      <text:p text:style-name="P20"><text:span text:style-name="Strong_20_Emphasis"><text:span text:style-name="T48">127.0.0.1:6379&gt; ZADD team 1 "bolts"</text:span></text:span></text:p>
      <text:p text:style-name="P20"><text:span text:style-name="Strong_20_Emphasis"><text:span text:style-name="T48">(integer) 1</text:span></text:span></text:p>
      <text:p text:style-name="P20"><text:span text:style-name="Strong_20_Emphasis"><text:span text:style-name="T48">127.0.0.1:6379&gt; ZRANGE team 0 1</text:span></text:span></text:p>
      <text:p text:style-name="P20"><text:span text:style-name="Strong_20_Emphasis"><text:span text:style-name="T48">1) "bolts"</text:span></text:span></text:p>
      <text:p text:style-name="P20"><text:span text:style-name="Strong_20_Emphasis"><text:span text:style-name="T48">2) "cavaliers"</text:span></text:span></text:p>
      <text:p text:style-name="P20"><text:span text:style-name="Strong_20_Emphasis"><text:span text:style-name="T48">127.0.0.1:6379&gt; ZRANGE team 0 2</text:span></text:span></text:p>
      <text:p text:style-name="P20"><text:span text:style-name="Strong_20_Emphasis"><text:span text:style-name="T48">1) "bolts"</text:span></text:span></text:p>
      <text:p text:style-name="P20"><text:span text:style-name="Strong_20_Emphasis"><text:span text:style-name="T48">2) "cavaliers"</text:span></text:span></text:p>
      <text:p text:style-name="P20"><text:span text:style-name="Strong_20_Emphasis"><text:span text:style-name="T48">3) "wizards"</text:span></text:span></text:p>
      <text:p text:style-name="P20"><text:span text:style-name="Strong_20_Emphasis"><text:span text:style-name="T48">127.0.0.1:6379&gt; ZRANK team "wizards"</text:span></text:span></text:p>
      <text:p text:style-name="P20"><text:span text:style-name="Strong_20_Emphasis"><text:span text:style-name="T48">(integer) 2</text:span></text:span></text:p>
      <text:p text:style-name="P20"><text:span text:style-name="Strong_20_Emphasis"><text:span text:style-name="T48">127.0.0.1:6379&gt; </text:span></text:span></text:p>
      <text:p text:style-name="P20"><text:span text:style-name="Strong_20_Emphasis"><text:span text:style-name="T48"/></text:span></text:p>
      <text:p text:style-name="P20"><text:span text:style-name="Strong_20_Emphasis"><text:span text:style-name="T48">Sorted sets</text:span></text:span></text:p>
      <text:p text:style-name="P20"><text:span text:style-name="Strong_20_Emphasis"><text:span text:style-name="T48"/></text:span></text:p>
      <text:p text:style-name="P20"><text:span text:style-name="Strong_20_Emphasis"><text:span text:style-name="T48"/></text:span></text:p>
      <text:p text:style-name="P19"><text:span text:style-name="Strong_20_Emphasis"><text:span text:style-name="T59">Resources: Cookies vs Tokens</text:span></text:span></text:p>
      <text:p text:style-name="P22"><text:span text:style-name="T79">Cookie based authentication and token based authentication is a complex topic with a lot of opinions. It's always good to learn both sides and understand the pros and cons. I will leave these resources for you to explore, but keep in mind that it is better to come back to these after you have completed this section so you have a better understanding of how everything works. <text:line-break/><text:line-break/>1. </text:span><text:a xlink:type="simple" xlink:href="https://dzone.com/articles/cookies-vs-tokens-the-definitive-guide" office:target-frame-name="_blank" xlink:show="new" text:style-name="Internet_20_link" text:visited-style-name="Visited_20_Internet_20_Link"><text:span text:style-name="T15">https://dzone.com/articles/cookies-vs-tokens-the-definitive-guide</text:span></text:a><text:span text:style-name="T79"><text:line-break/><text:line-break/>2. </text:span><text:a xlink:type="simple" xlink:href="https://stackoverflow.com/questions/17000835/token-authentication-vs-cookies" office:target-frame-name="_blank" xlink:show="new" text:style-name="Internet_20_link" text:visited-style-name="Visited_20_Internet_20_Link"><text:span text:style-name="T15">https://stackoverflow.com/questions/17000835/token-authentication-vs-cookies</text:span></text:a><text:span text:style-name="T79"><text:line-break/><text:line-break/>3. </text:span><text:a xlink:type="simple" xlink:href="https://scotch.io/bar-talk/why-jwts-suck-as-session-tokens" office:target-frame-name="_blank" xlink:show="new" text:style-name="Internet_20_link" text:visited-style-name="Visited_20_Internet_20_Link"><text:span text:style-name="T15">https://scotch.io/bar-talk/why-jwts-suck-as-session-tokens</text:span></text:a></text:p>
      <text:p text:style-name="P19"><text:span text:style-name="Strong_20_Emphasis"><text:span text:style-name="T47"/></text:span></text:p>
      <text:p text:style-name="P19"><text:span text:style-name="Strong_20_Emphasis"><text:span text:style-name="T47"/></text:span></text:p>
      <text:p text:style-name="P19"><text:span text:style-name="Strong_20_Emphasis"><text:span text:style-name="T50">Exercise: #1 - JWT</text:span></text:span></text:p>
      <text:p text:style-name="P22"><text:soft-page-break/><text:span text:style-name="T79">Visit the </text:span><text:a xlink:type="simple" xlink:href="https://jwt.io/" office:target-frame-name="_blank" xlink:show="new" text:style-name="Internet_20_link" text:visited-style-name="Visited_20_Internet_20_Link"><text:span text:style-name="T15">jwt.io</text:span></text:a><text:span text:style-name="T79"> website and play around with their JWT interactive page to better understand how everything works before moving on to the next video.</text:span></text:p>
      <text:p text:style-name="P19"><text:span text:style-name="Strong_20_Emphasis"><text:span text:style-name="T47"/></text:span></text:p>
      <text:p text:style-name="P19"><text:span text:style-name="Strong_20_Emphasis"><text:span text:style-name="T47"/></text:span></text:p>
      <text:p text:style-name="P39">Exercise: #2 - Code Along</text:p>
      <text:p text:style-name="P22"><text:span text:style-name="T79">Over the rest of the section, we are going to be building a pretty big feature of our SmartBrain App. The best thing you can do in this case is to code along with me and have your own version of the SmartBrain App on your computer. You should have your backend Dockerized by now, but if you have yet to do so, I recommend you check out </text:span><text:span text:style-name="Strong_20_Emphasis"><text:span text:style-name="T77">Code Analysis</text:span></text:span><text:span text:style-name="T79"> section and the </text:span><text:span text:style-name="Strong_20_Emphasis"><text:span text:style-name="T77">Docker</text:span></text:span><text:span text:style-name="T79"> section of this course. You can also find the </text:span><text:a xlink:type="simple" xlink:href="https://github.com/aneagoie/smart-brain-boost-api-dockerized" office:target-frame-name="_blank" xlink:show="new" text:style-name="Internet_20_link" text:visited-style-name="Visited_20_Internet_20_Link"><text:span text:style-name="T15">github repository here</text:span></text:a><text:span text:style-name="T79"> of the finalized docker backend, however, it is recommended that you have your own setup that works on your machine using </text:span><text:a xlink:type="simple" xlink:href="https://github.com/aneagoie/smart-brain-api" office:target-frame-name="_blank" xlink:show="new" text:style-name="Internet_20_link" text:visited-style-name="Visited_20_Internet_20_Link"><text:span text:style-name="T15">this repository of the original smart-brain-api.</text:span></text:a><text:span text:style-name="T79"> <text:line-break/><text:line-break/>Finally, you can grab along the front end files </text:span><text:a xlink:type="simple" xlink:href="https://github.com/aneagoie/smart-brain" office:target-frame-name="_blank" xlink:show="new" text:style-name="Internet_20_link" text:visited-style-name="Visited_20_Internet_20_Link"><text:span text:style-name="T15">from here</text:span></text:a><text:span text:style-name="T79">. The first few videos will be covering the front end portion of the SmartBrain App. <text:line-break/><text:line-break/>At the end of the section, I will be providing you with the repositories containing the final project as well. <text:line-break/><text:line-break/>Have fun!</text:span></text:p>
      <text:p text:style-name="P22"><text:span text:style-name="T79"/></text:p>
      <text:p text:style-name="P22"><text:span text:style-name="T79"/></text:p>
      <text:p text:style-name="P39">Resources: Profile Icon</text:p>
      <text:p text:style-name="P22"><text:span text:style-name="T79">Here are the two libraries we saw in the previous video: <text:line-break/><text:line-break/>1. </text:span><text:a xlink:type="simple" xlink:href="https://tachyons.io/components/" office:target-frame-name="_blank" xlink:show="new" text:style-name="Internet_20_link" text:visited-style-name="Visited_20_Internet_20_Link"><text:span text:style-name="T15">Tachyons</text:span></text:a><text:span text:style-name="T79"><text:line-break/><text:line-break/>2. </text:span><text:a xlink:type="simple" xlink:href="https://reactstrap.github.io/" office:target-frame-name="_blank" xlink:show="new" text:style-name="Internet_20_link" text:visited-style-name="Visited_20_Internet_20_Link"><text:span text:style-name="T15">Reactstrap</text:span></text:a><text:span text:style-name="T79"><text:line-break/><text:line-break/>Using component libraries in React is one of the great things about using component architecture like in React. We are able to build things really fast and use components already built by the community so that we can worry about the core logic of our applications (which is always more fun!).</text:span></text:p>
      <text:p text:style-name="P54"/>
      <text:p text:style-name="P39">Resources: setState() Callback</text:p>
      <text:p text:style-name="P22"><text:span text:style-name="T79">There are many times you may want to use a callback function when using setState(). You can read up on the topic a little more in detail here:<text:line-break/><text:line-break/>1. </text:span><text:a xlink:type="simple" xlink:href="https://medium.com/@voonminghann/when-to-use-callback-function-of-setstate-in-react-37fff67e5a6c" office:target-frame-name="_blank" xlink:show="new" text:style-name="Internet_20_link" text:visited-style-name="Visited_20_Internet_20_Link"><text:span text:style-name="T15">https://medium.com/@voonminghann/when-to-use-callback-function-of-setstate-in-react-37fff67e5a6c</text:span></text:a><text:span text:style-name="T79"><text:line-break/><text:line-break/>2. </text:span><text:a xlink:type="simple" xlink:href="https://stackoverflow.com/questions/42038590/when-to-use-react-setstate-callback" office:target-frame-name="_blank" xlink:show="new" text:style-name="Internet_20_link" text:visited-style-name="Visited_20_Internet_20_Link"><text:span text:style-name="T15">https://stackoverflow.com/questions/42038590/when-to-use-react-setstate-callback</text:span></text:a></text:p>
      <text:p text:style-name="P54"/>
      <text:p text:style-name="P54"/>
      <text:p text:style-name="P54"/>
      <text:p text:style-name="P54"/>
      <text:p text:style-name="P39">Resources: HTML Entities</text:p>
      <text:p text:style-name="P22"><text:soft-page-break/><text:span text:style-name="T79">To take a quick look at some HTML entities that you can use: </text:span><text:a xlink:type="simple" xlink:href="https://www.w3schools.com/charsets/ref_html_entities_4.asp" office:target-frame-name="_blank" xlink:show="new" text:style-name="Internet_20_link" text:visited-style-name="Visited_20_Internet_20_Link"><text:span text:style-name="T15">https://www.w3schools.com/charsets/ref_html_entities_4.asp</text:span></text:a><text:span text:style-name="T79"><text:line-break/><text:line-break/>By the way, the reason we aren't spending a lot of time on CSS in this course is because we are focused more on the big picture items. I promise we are getting to a really good part of the course, so bare with me while we get some basic front end design set up so we can implement some exciting sessions and authenticated route logic in a few videos!</text:span></text:p>
      <text:p text:style-name="P54"/>
      <text:p text:style-name="P39">Resources: Updating Profile</text:p>
      <text:p text:style-name="P22"><text:span text:style-name="T80">In the previous video we used two great tools I highly recommend:<text:line-break/><text:line-break/></text:span><text:a xlink:type="simple" xlink:href="https://knexjs.org/" office:target-frame-name="_blank" xlink:show="new" text:style-name="Internet_20_link" text:visited-style-name="Visited_20_Internet_20_Link"><text:span text:style-name="T19">Knex.js</text:span></text:a><text:span text:style-name="T80"><text:line-break/><text:line-break/></text:span><text:a xlink:type="simple" xlink:href="https://www.getpostman.com/" office:target-frame-name="_blank" xlink:show="new" text:style-name="Internet_20_link" text:visited-style-name="Visited_20_Internet_20_Link"><text:span text:style-name="T19">Postman</text:span></text:a></text:p>
      <text:p text:style-name="P22"><text:span text:style-name="T19"/></text:p>
      <text:p text:style-name="P32"><text:span text:style-name="T96">Exercise: #3 - Adding Redis to Docker Compose</text:span></text:p>
      <text:p text:style-name="P22"><text:span text:style-name="T79">As you saw in the previous video, we need to add the Redis service to our Docker Compose file. See if you can get this set up on your own by using what you have learned in previous videos. If you get stuck, you can either go ask for help in the </text:span><text:span text:style-name="Strong_20_Emphasis"><text:span text:style-name="T77">#juniortosenior</text:span></text:span><text:span text:style-name="T79"> channel on Discord, or you can watch the next video for the solution.<text:line-break/><text:line-break/>Have fun!</text:span></text:p>
      <text:p text:style-name="P22"><text:span text:style-name="T19"/></text:p>
      <text:p text:style-name="P22"><text:span text:style-name="T19"/></text:p>
      <text:p text:style-name="P22"><text:span text:style-name="T19"/></text:p>
      <text:p text:style-name="P39">Resources: Bearer Token</text:p>
      <text:p text:style-name="P22"><text:span text:style-name="T79">For more information about Bearer Token:<text:line-break/><text:line-break/>Read #9 in this article: </text:span><text:a xlink:type="simple" xlink:href="https://auth0.com/blog/ten-things-you-should-know-about-tokens-and-cookies/" office:target-frame-name="_blank" xlink:show="new" text:style-name="Internet_20_link" text:visited-style-name="Visited_20_Internet_20_Link"><text:span text:style-name="T15">https://auth0.com/blog/ten-things-you-should-know-about-tokens-and-cookies/</text:span></text:a></text:p>
      <text:p text:style-name="P22"><text:span text:style-name="T79">And then read this: </text:span><text:a xlink:type="simple" xlink:href="https://security.stackexchange.com/questions/108662/why-is-bearer-required-before-the-token-in-authorization-header-in-a-http-re" office:target-frame-name="_blank" xlink:show="new" text:style-name="Internet_20_link" text:visited-style-name="Visited_20_Internet_20_Link"><text:span text:style-name="T15">https://security.stackexchange.com/questions/108662/why-is-bearer-required-before-the-token-in-authorization-header-in-a-http-re</text:span></text:a></text:p>
      <text:p text:style-name="P55"/>
      <text:p text:style-name="P55"/>
      <text:p text:style-name="P39">Exercise: #4 - Improving SmartBrain</text:p>
      <text:p text:style-name="P70">Wow, we've really come a long way with the Smart Brain App. However, I bet you noticed many areas that we can improve the application. You see, software is always a constantly evolving journey. As you gain more experience you start to notice areas you can improve the code, and areas you can refactor. This is what you want. It means you are connecting the dots and understanding the information flow between different systems. To continue to practice this skill, I have a few tasks for you. Just like in the real world, there won't be a solution file for you at the end of this one. It either works or it doesn't. Using all you have learned up to this point, using all of your resources (including our community on Discord), see if you can implement these features:<text:line-break/></text:p>
      <text:p text:style-name="P22"><text:soft-page-break/><text:span text:style-name="Strong_20_Emphasis"><text:span text:style-name="T77">Task 1</text:span></text:span><text:span text:style-name="T79">: Add </text:span><text:span text:style-name="Source_20_Text"><text:span text:style-name="T84">pet</text:span></text:span><text:span text:style-name="T79">  and </text:span><text:span text:style-name="Source_20_Text"><text:span text:style-name="T84">age</text:span></text:span><text:span text:style-name="T79">  column to the database and allow users to update these fields on their profile.</text:span></text:p>
      <text:p text:style-name="P22"><text:span text:style-name="Strong_20_Emphasis"><text:span text:style-name="T77">Task 2</text:span></text:span><text:span text:style-name="T79">: Implement token flow as we have done so far for </text:span><text:span text:style-name="Source_20_Text"><text:span text:style-name="T84">/register</text:span></text:span><text:span text:style-name="T79">  end point as well.</text:span></text:p>
      <text:p text:style-name="P22"><text:span text:style-name="Strong_20_Emphasis"><text:span text:style-name="T77">Task 3</text:span></text:span><text:span text:style-name="T79">: Add Sign out functionality where you revoke the token when a user signs out of the app<text:line-break/><text:line-break/></text:span><text:span text:style-name="Strong_20_Emphasis"><text:span text:style-name="T77">Task 4 (Bonus)</text:span></text:span><text:span text:style-name="T79">: You may notice a lot of repeated code (especially when it comes to fetch()). How can you improve this? Try to refactor the code and perhaps also improve the logic to make the app even better!<text:line-break/><text:line-break/>You can find the github repositories of the code we have worked on up to this point below:<text:line-break/></text:span><text:a xlink:type="simple" xlink:href="https://github.com/aneagoie/smart-brain-boost/" office:target-frame-name="_blank" xlink:show="new" text:style-name="Internet_20_link" text:visited-style-name="Visited_20_Internet_20_Link"><text:span text:style-name="T15">Front End</text:span></text:a><text:span text:style-name="T79"><text:line-break/></text:span><text:a xlink:type="simple" xlink:href="https://github.com/aneagoie/smart-brain-boost-api" office:target-frame-name="_blank" xlink:show="new" text:style-name="Internet_20_link" text:visited-style-name="Visited_20_Internet_20_Link"><text:span text:style-name="T15">Back End</text:span></text:a><text:span text:style-name="T79"><text:line-break/></text:span><text:a xlink:type="simple" xlink:href="https://github.com/aneagoie/smart-brain-boost-api-dockerized" office:target-frame-name="_blank" xlink:show="new" text:style-name="Internet_20_link" text:visited-style-name="Visited_20_Internet_20_Link"><text:span text:style-name="T15">Back End - Dockerized</text:span></text:a><text:span text:style-name="T79"><text:line-break/><text:line-break/>Enjoy the exercise... it's a tough one!</text:span></text:p>
      <text:p text:style-name="P55"/>
      <text:p text:style-name="P55"/>
      <text:p text:style-name="P39">Updated Code For This Section</text:p>
      <text:p text:style-name="P22"><text:span text:style-name="T79">You can find all the code used in this section with the latest up to date libraries below if you encounter any issues:<text:line-break/><text:line-break/></text:span><text:a xlink:type="simple" xlink:href="https://github.com/aneagoie/smart-brain-boost-lambda" office:target-frame-name="_blank" xlink:show="new" text:style-name="Internet_20_link" text:visited-style-name="Visited_20_Internet_20_Link"><text:span text:style-name="Strong_20_Emphasis"><text:span text:style-name="T22">https://github.com/aneagoie/smart-brain-boost-lambda</text:span></text:span></text:a></text:p>
      <text:p text:style-name="P55"/>
      <text:p text:style-name="P55"/>
      <text:p text:style-name="P39">Resources: IAM</text:p>
      <text:p text:style-name="P22"><text:span text:style-name="T79">To learn more about IAM policies, you can check out </text:span><text:a xlink:type="simple" xlink:href="https://docs.aws.amazon.com/IAM/latest/UserGuide/access_policies_manage.html" office:target-frame-name="_blank" xlink:show="new" text:style-name="Internet_20_link" text:visited-style-name="Visited_20_Internet_20_Link"><text:span text:style-name="T15">the official documentation from Amazon</text:span></text:a><text:span text:style-name="T79">, or </text:span><text:a xlink:type="simple" xlink:href="https://serverless.com/framework/docs/providers/aws/guide/iam/" office:target-frame-name="_blank" xlink:show="new" text:style-name="Internet_20_link" text:visited-style-name="Visited_20_Internet_20_Link"><text:span text:style-name="T15">this documentation</text:span></text:a><text:span text:style-name="T79"> from the Serverless framework</text:span></text:p>
      <text:p text:style-name="P55"/>
      <text:p text:style-name="P55"/>
      <text:p text:style-name="P39">Resources: Caching</text:p>
      <text:p text:style-name="P22"><text:span text:style-name="T79">To learn more about how caching works and the two headers we discussed in the previous videos: Etag and Cache Control, I recommend you read further using these resources:<text:line-break/><text:line-break/>1. </text:span><text:a xlink:type="simple" xlink:href="https://medium.freecodecamp.org/the-hidden-components-of-web-caching-970854fe2c49" office:target-frame-name="_blank" xlink:show="new" text:style-name="Internet_20_link" text:visited-style-name="Visited_20_Internet_20_Link"><text:span text:style-name="T15">Caching Everywhere</text:span></text:a></text:p>
      <text:p text:style-name="P22"><text:span text:style-name="T79">2. </text:span><text:a xlink:type="simple" xlink:href="https://developers.google.com/web/fundamentals/performance/optimizing-content-efficiency/http-caching" office:target-frame-name="_blank" xlink:show="new" text:style-name="Internet_20_link" text:visited-style-name="Visited_20_Internet_20_Link"><text:span text:style-name="T15">Cache Headers</text:span></text:a><text:span text:style-name="T79"><text:line-break/><text:line-break/>3. </text:span><text:a xlink:type="simple" xlink:href="https://devcenter.heroku.com/articles/increasing-application-performance-with-http-cache-headers" office:target-frame-name="_blank" xlink:show="new" text:style-name="Internet_20_link" text:visited-style-name="Visited_20_Internet_20_Link"><text:span text:style-name="T15">Caching and Performance</text:span></text:a></text:p>
      <text:p text:style-name="P55"/>
      <text:p text:style-name="P55"/>
      <text:p text:style-name="P39">Exercise: Load Testing Your Load Balancer</text:p>
      <text:p text:style-name="P22"><text:span text:style-name="T79">For the rest of this section, I recommend you follow along and experiment with the fun load balancing and load testing we are going to do. You can grab the files </text:span><text:a xlink:type="simple" xlink:href="https://github.com/aneagoie/load-balancer-exercise" office:target-frame-name="_blank" xlink:show="new" text:style-name="Internet_20_link" text:visited-style-name="Visited_20_Internet_20_Link"><text:span text:style-name="T15">at the repository here</text:span></text:a><text:span text:style-name="T79">.</text:span></text:p>
      <text:p text:style-name="P55"/>
      <text:p text:style-name="P55"/>
      <text:p text:style-name="P55"/>
      <text:p text:style-name="P55"/>
      <text:p text:style-name="P55"/>
      <text:p text:style-name="P55"><text:soft-page-break/></text:p>
      <text:p text:style-name="P39">Resources: Nginx</text:p>
      <text:p text:style-name="P22"><text:span text:style-name="T79">To learn more about the NGINX config file have a look at:  </text:span><text:a xlink:type="simple" xlink:href="https://nginx.org/en/docs/" office:target-frame-name="_blank" xlink:show="new" text:style-name="Internet_20_link" text:visited-style-name="Visited_20_Internet_20_Link"><text:span text:style-name="T15">https://nginx.org/en/docs/</text:span></text:a><text:span text:style-name="T79"> and </text:span><text:a xlink:type="simple" xlink:href="https://www.linode.com/docs/web-servers/nginx/how-to-configure-nginx/" text:style-name="Internet_20_link" text:visited-style-name="Visited_20_Internet_20_Link"><text:span text:style-name="T15">https://www.linode.com/docs/web-servers/nginx/how-to-configure-nginx/</text:span></text:a></text:p>
      <text:p text:style-name="P22"><text:span text:style-name="T15"/></text:p>
      <text:p text:style-name="P22"><text:span text:style-name="T15"/></text:p>
      <text:p text:style-name="P22"><text:span text:style-name="T15"/></text:p>
      <text:p text:style-name="P39">Updated Code For This Section</text:p>
      <text:p text:style-name="P22"><text:span text:style-name="T79">You can find all the code used in this section with the latest up to date libraries and circleci config below if you encounter any issues:<text:line-break/><text:line-break/></text:span><text:a xlink:type="simple" xlink:href="https://github.com/aneagoie/robofriends-ci" office:target-frame-name="_blank" xlink:show="new" text:style-name="Internet_20_link" text:visited-style-name="Visited_20_Internet_20_Link"><text:span text:style-name="Strong_20_Emphasis"><text:span text:style-name="T22">https://github.com/aneagoie/robofriends-ci</text:span></text:span></text:a></text:p>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aco" svg:font-family="Monaco, Menlo, 'ubuntu mono', Consolas, source-code-pro, monospace, 'courier new'"/>
    <style:font-face style:name="sf pro text" svg:font-family="'sf pro text', apple-system, BlinkMacSystemFont, Roboto, 'segoe ui', Helvetica, Arial, sans-serif, 'apple color emoji', 'segoe ui emoji', 'segoe ui symbol'"/>
    <style:font-face style:name="sfmono-regular" svg:font-family="sfmono-regular, Consolas, 'liberation mono', Menlo,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17T15:10:59.052974124</meta:creation-date>
    <dc:date>2021-06-04T10:14:59.788224226</dc:date>
    <meta:editing-duration>P1DT15H17M7S</meta:editing-duration>
    <meta:editing-cycles>36</meta:editing-cycles>
    <meta:generator>LibreOffice/6.0.7.3$Linux_X86_64 LibreOffice_project/00m0$Build-3</meta:generator>
    <meta:document-statistic meta:table-count="0" meta:image-count="0" meta:object-count="0" meta:page-count="25" meta:paragraph-count="398" meta:word-count="6725" meta:character-count="43510" meta:non-whitespace-character-count="36812"/>
  </office:meta>
</office:document-meta>
</file>